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31pt"/>
    </style:style>
    <style:style style:name="co2" style:family="table-column">
      <style:table-column-properties fo:break-before="auto" style:column-width="66.3pt"/>
    </style:style>
    <style:style style:name="co3" style:family="table-column">
      <style:table-column-properties fo:break-before="auto" style:column-width="40pt"/>
    </style:style>
    <style:style style:name="co4" style:family="table-column">
      <style:table-column-properties fo:break-before="auto" style:column-width="50.66pt"/>
    </style:style>
    <style:style style:name="co5" style:family="table-column">
      <style:table-column-properties fo:break-before="auto" style:column-width="51.9pt"/>
    </style:style>
    <style:style style:name="co6" style:family="table-column">
      <style:table-column-properties fo:break-before="auto" style:column-width="47.54pt"/>
    </style:style>
    <style:style style:name="co7" style:family="table-column">
      <style:table-column-properties fo:break-before="auto" style:column-width="43.14pt"/>
    </style:style>
    <style:style style:name="co8" style:family="table-column">
      <style:table-column-properties fo:break-before="auto" style:column-width="50.06pt"/>
    </style:style>
    <style:style style:name="co9" style:family="table-column">
      <style:table-column-properties fo:break-before="auto" style:column-width="44.39pt"/>
    </style:style>
    <style:style style:name="co10" style:family="table-column">
      <style:table-column-properties fo:break-before="auto" style:column-width="53.8pt"/>
    </style:style>
    <style:style style:name="co11" style:family="table-column">
      <style:table-column-properties fo:break-before="auto" style:column-width="45.64pt"/>
    </style:style>
    <style:style style:name="co12" style:family="table-column">
      <style:table-column-properties fo:break-before="auto" style:column-width="56.3pt"/>
    </style:style>
    <style:style style:name="co13" style:family="table-column">
      <style:table-column-properties fo:break-before="auto" style:column-width="52.55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7.54pt"/>
    </style:style>
    <style:style style:name="co16" style:family="table-column">
      <style:table-column-properties fo:break-before="auto" style:column-width="54.4pt"/>
    </style:style>
    <style:style style:name="co17" style:family="table-column">
      <style:table-column-properties fo:break-before="auto" style:column-width="60.66pt"/>
    </style:style>
    <style:style style:name="co18" style:family="table-column">
      <style:table-column-properties fo:break-before="auto" style:column-width="53.15pt"/>
    </style:style>
    <style:style style:name="co19" style:family="table-column">
      <style:table-column-properties fo:break-before="auto" style:column-width="33.76pt"/>
    </style:style>
    <style:style style:name="co20" style:family="table-column">
      <style:table-column-properties fo:break-before="auto" style:column-width="51.31pt"/>
    </style:style>
    <style:style style:name="co21" style:family="table-column">
      <style:table-column-properties fo:break-before="auto" style:column-width="56.89pt"/>
    </style:style>
    <style:style style:name="co22" style:family="table-column">
      <style:table-column-properties fo:break-before="auto" style:column-width="46.91pt"/>
    </style:style>
    <style:style style:name="co23" style:family="table-column">
      <style:table-column-properties fo:break-before="auto" style:column-width="70.64pt"/>
    </style:style>
    <style:style style:name="co24" style:family="table-column">
      <style:table-column-properties fo:break-before="auto" style:column-width="49.41pt"/>
    </style:style>
    <style:style style:name="co25" style:family="table-column">
      <style:table-column-properties fo:break-before="auto" style:column-width="58.79pt"/>
    </style:style>
    <style:style style:name="co26" style:family="table-column">
      <style:table-column-properties fo:break-before="auto" style:column-width="48.16pt"/>
    </style:style>
    <style:style style:name="co27" style:family="table-column">
      <style:table-column-properties fo:break-before="auto" style:column-width="55.05pt"/>
    </style:style>
    <style:style style:name="co28" style:family="table-column">
      <style:table-column-properties fo:break-before="auto" style:column-width="61.91pt"/>
    </style:style>
    <style:style style:name="co29" style:family="table-column">
      <style:table-column-properties fo:break-before="auto" style:column-width="72.54pt"/>
    </style:style>
    <style:style style:name="co30" style:family="table-column">
      <style:table-column-properties fo:break-before="auto" style:column-width="75.06pt"/>
    </style:style>
    <style:style style:name="co31" style:family="table-column">
      <style:table-column-properties fo:break-before="auto" style:column-width="77.56pt"/>
    </style:style>
    <style:style style:name="co32" style:family="table-column">
      <style:table-column-properties fo:break-before="auto" style:column-width="93.2pt"/>
    </style:style>
    <style:style style:name="co33" style:family="table-column">
      <style:table-column-properties fo:break-before="auto" style:column-width="65.06pt"/>
    </style:style>
    <style:style style:name="co34" style:family="table-column">
      <style:table-column-properties fo:break-before="auto" style:column-width="64.4pt"/>
    </style:style>
    <style:style style:name="co35" style:family="table-column">
      <style:table-column-properties fo:break-before="auto" style:column-width="63.81pt"/>
    </style:style>
    <style:style style:name="co36" style:family="table-column">
      <style:table-column-properties fo:break-before="auto" style:column-width="59.41pt"/>
    </style:style>
    <style:style style:name="co37" style:family="table-column">
      <style:table-column-properties fo:break-before="auto" style:column-width="40.65pt"/>
    </style:style>
    <style:style style:name="co38" style:family="table-column">
      <style:table-column-properties fo:break-before="auto" style:column-width="32.51pt"/>
    </style:style>
    <style:style style:name="co39" style:family="table-column">
      <style:table-column-properties fo:break-before="auto" style:column-width="19.39pt"/>
    </style:style>
    <style:style style:name="co4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az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6" table:number-columns-repeated="3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Ing_Eg</text:p>
          </table:table-cell>
          <table:table-cell office:value-type="string" calcext:value-type="string">
            <text:p>Rd_Maint</text:p>
          </table:table-cell>
          <table:table-cell office:value-type="string" calcext:value-type="string">
            <text:p>Rd_Width</text:p>
          </table:table-cell>
          <table:table-cell office:value-type="string" calcext:value-type="string">
            <text:p>Rd_Cond</text:p>
          </table:table-cell>
          <table:table-cell office:value-type="string" calcext:value-type="string">
            <text:p>Fire_Acc</text:p>
          </table:table-cell>
          <table:table-cell office:value-type="string" calcext:value-type="string">
            <text:p>St_Sign</text:p>
          </table:table-cell>
          <table:table-cell office:value-type="string" calcext:value-type="string">
            <text:p>Strc_Den</text:p>
          </table:table-cell>
          <table:table-cell office:value-type="string" calcext:value-type="string">
            <text:p>Hm_Set</text:p>
          </table:table-cell>
          <table:table-cell office:value-type="string" calcext:value-type="string">
            <text:p>Un_Lands</text:p>
          </table:table-cell>
          <table:table-cell office:value-type="string" calcext:value-type="string">
            <text:p>Priv_Act</text:p>
          </table:table-cell>
          <table:table-cell office:value-type="string" calcext:value-type="string">
            <text:p>Prox_Wild</text:p>
          </table:table-cell>
          <table:table-cell office:value-type="string" calcext:value-type="string">
            <text:p>SUBD_TOT</text:p>
          </table:table-cell>
          <table:table-cell office:value-type="string" calcext:value-type="string">
            <text:p>Prox_Flam</text:p>
          </table:table-cell>
          <table:table-cell office:value-type="string" calcext:value-type="string">
            <text:p>Veg_Type</text:p>
          </table:table-cell>
          <table:table-cell office:value-type="string" calcext:value-type="string">
            <text:p>Fuel_Load</text:p>
          </table:table-cell>
          <table:table-cell office:value-type="string" calcext:value-type="string">
            <text:p>Fuel_Strc</text:p>
          </table:table-cell>
          <table:table-cell office:value-type="string" calcext:value-type="string">
            <text:p>Def_Space</text:p>
          </table:table-cell>
          <table:table-cell office:value-type="string" calcext:value-type="string">
            <text:p>VEG_TOT</text:p>
          </table:table-cell>
          <table:table-cell office:value-type="string" calcext:value-type="string">
            <text:p>Roof_Asmb</text:p>
          </table:table-cell>
          <table:table-cell office:value-type="string" calcext:value-type="string">
            <text:p>Sid_Sof</text:p>
          </table:table-cell>
          <table:table-cell office:value-type="string" calcext:value-type="string">
            <text:p>Undr_Skrt</text:p>
          </table:table-cell>
          <table:table-cell office:value-type="string" calcext:value-type="string">
            <text:p>Utlty_Plmt</text:p>
          </table:table-cell>
          <table:table-cell office:value-type="string" calcext:value-type="string">
            <text:p>Strc_Ign</text:p>
          </table:table-cell>
          <table:table-cell office:value-type="string" calcext:value-type="string">
            <text:p>BLDG_TOT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Avg_Rain</text:p>
          </table:table-cell>
          <table:table-cell office:value-type="string" calcext:value-type="string">
            <text:p>Prev_Wind</text:p>
          </table:table-cell>
          <table:table-cell office:value-type="string" calcext:value-type="string">
            <text:p>Seas_Haz</text:p>
          </table:table-cell>
          <table:table-cell office:value-type="string" calcext:value-type="string">
            <text:p>Ign_Risk</text:p>
          </table:table-cell>
          <table:table-cell office:value-type="string" calcext:value-type="string">
            <text:p>Top_Adv</text:p>
          </table:table-cell>
          <table:table-cell office:value-type="string" calcext:value-type="string">
            <text:p>FIREHAZTOT</text:p>
          </table:table-cell>
          <table:table-cell office:value-type="string" calcext:value-type="string">
            <text:p>Wat_Avail</text:p>
          </table:table-cell>
          <table:table-cell office:value-type="string" calcext:value-type="string">
            <text:p>Ofst_Wat</text:p>
          </table:table-cell>
          <table:table-cell office:value-type="string" calcext:value-type="string">
            <text:p>Rspn_Time</text:p>
          </table:table-cell>
          <table:table-cell office:value-type="string" calcext:value-type="string">
            <text:p>Prox_Stn</text:p>
          </table:table-cell>
          <table:table-cell office:value-type="string" calcext:value-type="string">
            <text:p>FD_Trng</text:p>
          </table:table-cell>
          <table:table-cell office:value-type="string" calcext:value-type="string">
            <text:p>Wild_Cap</text:p>
          </table:table-cell>
          <table:table-cell office:value-type="string" calcext:value-type="string">
            <text:p>Loc_Ops</text:p>
          </table:table-cell>
          <table:table-cell office:value-type="string" calcext:value-type="string">
            <text:p>Com_Plan</text:p>
          </table:table-cell>
          <table:table-cell office:value-type="string" calcext:value-type="string">
            <text:p>Com_FirPrg</text:p>
          </table:table-cell>
          <table:table-cell office:value-type="string" calcext:value-type="string">
            <text:p>FIREPROTOT</text:p>
          </table:table-cell>
          <table:table-cell office:value-type="string" calcext:value-type="string">
            <text:p>OVRLHAZTOT</text:p>
          </table:table-cell>
          <table:table-cell office:value-type="string" calcext:value-type="string">
            <text:p>Acres</text:p>
          </table:table-cell>
          <table:table-cell office:value-type="string" calcext:value-type="string">
            <text:p>AreaName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IntAgCoop</text:p>
          </table:table-cell>
          <table:table-cell office:value-type="string" calcext:value-type="string">
            <text:p>CAR_Rating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CAR_Hawaii</text:p>
          </table:table-cell>
          <table:table-cell office:value-type="string" calcext:value-type="string">
            <text:p>CAR_adjto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5"/>
        </table:table-row>
        <table:table-row table:style-name="ro1">
          <table:table-cell office:value-type="float" office:value="143.574" calcext:value-type="float">
            <text:p>143.574</text:p>
          </table:table-cell>
          <table:table-cell office:value-type="float" office:value="1.955" calcext:value-type="float">
            <text:p>1.95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2]+[.AG2]+[.Z2]+[.T2]+[.N2]" office:value-type="float" office:value="90" calcext:value-type="float">
            <text:p>90</text:p>
          </table:table-cell>
          <table:table-cell office:value-type="float" office:value="143.573694807" calcext:value-type="float">
            <text:p>143.573694807</text:p>
          </table:table-cell>
          <table:table-cell office:value-type="string" calcext:value-type="string">
            <text:p>Kahakulo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140.868" calcext:value-type="float">
            <text:p>140.868</text:p>
          </table:table-cell>
          <table:table-cell office:value-type="float" office:value="2.189" calcext:value-type="float">
            <text:p>2.189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3]+[.AG3]+[.Z3]+[.T3]+[.N3]" office:value-type="float" office:value="89" calcext:value-type="float">
            <text:p>89</text:p>
          </table:table-cell>
          <table:table-cell office:value-type="float" office:value="140.867599944" calcext:value-type="float">
            <text:p>140.867599944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Kahakuloa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333.388" calcext:value-type="float">
            <text:p>333.388</text:p>
          </table:table-cell>
          <table:table-cell office:value-type="float" office:value="3.748" calcext:value-type="float">
            <text:p>3.748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4]+[.AG4]+[.Z4]+[.T4]+[.N4]" office:value-type="float" office:value="89" calcext:value-type="float">
            <text:p>89</text:p>
          </table:table-cell>
          <table:table-cell office:value-type="float" office:value="333.388124635" calcext:value-type="float">
            <text:p>333.388124635</text:p>
          </table:table-cell>
          <table:table-cell office:value-type="string" calcext:value-type="string">
            <text:p>Kahakuloa</text:p>
          </table:table-cell>
          <table:table-cell office:value-type="string" calcext:value-type="string">
            <text:p>Homesteads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072.593" calcext:value-type="float">
            <text:p>7072.593</text:p>
          </table:table-cell>
          <table:table-cell office:value-type="float" office:value="19.772" calcext:value-type="float">
            <text:p>19.7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AQ5]+[.AG5]+[.Z5]+[.T5]+[.N5]" office:value-type="float" office:value="87" calcext:value-type="float">
            <text:p>87</text:p>
          </table:table-cell>
          <table:table-cell office:value-type="float" office:value="7072.59313406" calcext:value-type="float">
            <text:p>7072.59313406</text:p>
          </table:table-cell>
          <table:table-cell office:value-type="string" calcext:value-type="string">
            <text:p>Ahihi-Kinai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9703.898" calcext:value-type="float">
            <text:p>9703.898</text:p>
          </table:table-cell>
          <table:table-cell office:value-type="float" office:value="17.356" calcext:value-type="float">
            <text:p>17.3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AQ6]+[.AG6]+[.Z6]+[.T6]+[.N6]" office:value-type="float" office:value="85" calcext:value-type="float">
            <text:p>85</text:p>
          </table:table-cell>
          <table:table-cell office:value-type="float" office:value="9703.8981983" calcext:value-type="float">
            <text:p>9703.8981983</text:p>
          </table:table-cell>
          <table:table-cell office:value-type="string" calcext:value-type="string">
            <text:p>Kahikinui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9547.671" calcext:value-type="float">
            <text:p>9547.671</text:p>
          </table:table-cell>
          <table:table-cell office:value-type="float" office:value="19.719" calcext:value-type="float">
            <text:p>19.7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AQ7]+[.AG7]+[.Z7]+[.T7]+[.N7]" office:value-type="float" office:value="85" calcext:value-type="float">
            <text:p>85</text:p>
          </table:table-cell>
          <table:table-cell office:value-type="float" office:value="9547.67076717" calcext:value-type="float">
            <text:p>9547.67076717</text:p>
          </table:table-cell>
          <table:table-cell office:value-type="string" calcext:value-type="string">
            <text:p>Kanaio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8]+[.AG8]+[.Z8]+[.T8]+[.N8]" office:value-type="float" office:value="85" calcext:value-type="float">
            <text:p>85</text:p>
          </table:table-cell>
          <table:table-cell office:value-type="float" office:value="580.09033449" calcext:value-type="float">
            <text:p>580.09033449</text:p>
          </table:table-cell>
          <table:table-cell office:value-type="string" calcext:value-type="string">
            <text:p>Kamilonui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East</text:p>
          </table:table-cell>
          <table:table-cell table:number-columns-repeated="5"/>
        </table:table-row>
        <table:table-row table:style-name="ro1">
          <table:table-cell office:value-type="float" office:value="831.895" calcext:value-type="float">
            <text:p>831.895</text:p>
          </table:table-cell>
          <table:table-cell office:value-type="float" office:value="6.16" calcext:value-type="float">
            <text:p>6.1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9]+[.AG9]+[.Z9]+[.T9]+[.N9]" office:value-type="float" office:value="82" calcext:value-type="float">
            <text:p>82</text:p>
          </table:table-cell>
          <table:table-cell office:value-type="float" office:value="831.895309458" calcext:value-type="float">
            <text:p>831.895309458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391.988" calcext:value-type="float">
            <text:p>391.988</text:p>
          </table:table-cell>
          <table:table-cell office:value-type="float" office:value="4.185" calcext:value-type="float">
            <text:p>4.18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AQ10]+[.AG10]+[.Z10]+[.T10]+[.N10]" office:value-type="float" office:value="82" calcext:value-type="float">
            <text:p>82</text:p>
          </table:table-cell>
          <table:table-cell office:value-type="float" office:value="391.987808111" calcext:value-type="float">
            <text:p>391.987808111</text:p>
          </table:table-cell>
          <table:table-cell office:value-type="string" calcext:value-type="string">
            <text:p>Halawa</text:p>
          </table:table-cell>
          <table:table-cell office:value-type="string" calcext:value-type="string">
            <text:p>Molo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1315.631" calcext:value-type="float">
            <text:p>1315.631</text:p>
          </table:table-cell>
          <table:table-cell office:value-type="float" office:value="13.895" calcext:value-type="float">
            <text:p>13.89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11]+[.AG11]+[.Z11]+[.T11]+[.N11]" office:value-type="float" office:value="81" calcext:value-type="float">
            <text:p>81</text:p>
          </table:table-cell>
          <table:table-cell office:value-type="float" office:value="1315.63146444" calcext:value-type="float">
            <text:p>1315.63146444</text:p>
          </table:table-cell>
          <table:table-cell office:value-type="string" calcext:value-type="string">
            <text:p>Honokohau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77.51" calcext:value-type="float">
            <text:p>77.51</text:p>
          </table:table-cell>
          <table:table-cell office:value-type="float" office:value="1.519" calcext:value-type="float">
            <text:p>1.51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12]+[.AG12]+[.Z12]+[.T12]+[.N12]" office:value-type="float" office:value="81" calcext:value-type="float">
            <text:p>81</text:p>
          </table:table-cell>
          <table:table-cell office:value-type="float" office:value="77.5098232272" calcext:value-type="float">
            <text:p>77.5098232272</text:p>
          </table:table-cell>
          <table:table-cell office:value-type="string" calcext:value-type="string">
            <text:p>Numila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292.791" calcext:value-type="float">
            <text:p>292.791</text:p>
          </table:table-cell>
          <table:table-cell office:value-type="float" office:value="2.715" calcext:value-type="float">
            <text:p>2.71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AQ13]+[.AG13]+[.Z13]+[.T13]+[.N13]" office:value-type="float" office:value="81" calcext:value-type="float">
            <text:p>81</text:p>
          </table:table-cell>
          <table:table-cell office:value-type="float" office:value="292.790938382" calcext:value-type="float">
            <text:p>292.790938382</text:p>
          </table:table-cell>
          <table:table-cell office:value-type="string" calcext:value-type="string">
            <text:p>Puu</text:p>
          </table:table-cell>
          <table:table-cell table:number-columns-repeated="2" office:value-type="string" calcext:value-type="string">
            <text:p>Wa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366.195" calcext:value-type="float">
            <text:p>4366.195</text:p>
          </table:table-cell>
          <table:table-cell office:value-type="float" office:value="18.656" calcext:value-type="float">
            <text:p>18.6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AQ14]+[.AG14]+[.Z14]+[.T14]+[.N14]" office:value-type="float" office:value="80" calcext:value-type="float">
            <text:p>80</text:p>
          </table:table-cell>
          <table:table-cell office:value-type="float" office:value="4366.19505236" calcext:value-type="float">
            <text:p>4366.19505236</text:p>
          </table:table-cell>
          <table:table-cell office:value-type="string" calcext:value-type="string">
            <text:p>Kaupo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8.403" calcext:value-type="float">
            <text:p>8.403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5]+[.AG15]+[.Z15]+[.T15]+[.N15]" office:value-type="float" office:value="80" calcext:value-type="float">
            <text:p>80</text:p>
          </table:table-cell>
          <table:table-cell office:value-type="float" office:value="8.40312976059" calcext:value-type="float">
            <text:p>8.4031297606</text:p>
          </table:table-cell>
          <table:table-cell office:value-type="string" calcext:value-type="string">
            <text:p>Olowalu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11353.58" calcext:value-type="float">
            <text:p>11353.58</text:p>
          </table:table-cell>
          <table:table-cell office:value-type="float" office:value="21.406" calcext:value-type="float">
            <text:p>21.4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16]+[.AG16]+[.Z16]+[.T16]+[.N16]" office:value-type="float" office:value="80" calcext:value-type="float">
            <text:p>80</text:p>
          </table:table-cell>
          <table:table-cell office:value-type="float" office:value="11353.5803582" calcext:value-type="float">
            <text:p>11353.5803582</text:p>
          </table:table-cell>
          <table:table-cell office:value-type="string" calcext:value-type="string">
            <text:p>Kaluakoi</text:p>
          </table:table-cell>
          <table:table-cell office:value-type="string" calcext:value-type="string">
            <text:p>Molo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592.211" calcext:value-type="float">
            <text:p>592.211</text:p>
          </table:table-cell>
          <table:table-cell office:value-type="float" office:value="6.552" calcext:value-type="float">
            <text:p>6.5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AQ17]+[.AG17]+[.Z17]+[.T17]+[.N17]" office:value-type="float" office:value="80" calcext:value-type="float">
            <text:p>80</text:p>
          </table:table-cell>
          <table:table-cell office:value-type="float" office:value="592.373845969" calcext:value-type="float">
            <text:p>592.373845969</text:p>
          </table:table-cell>
          <table:table-cell office:value-type="string" calcext:value-type="string">
            <text:p>Makua-Keaau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1:</text:p>
          </table:table-cell>
          <table:table-cell office:value-type="string" calcext:value-type="string">
            <text:p>Leeward</text:p>
          </table:table-cell>
          <table:table-cell office:value-type="string" calcext:value-type="string">
            <text:p>Oahu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52.001" calcext:value-type="float">
            <text:p>152.001</text:p>
          </table:table-cell>
          <table:table-cell office:value-type="float" office:value="5.978" calcext:value-type="float">
            <text:p>5.978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8]+[.AG18]+[.Z18]+[.T18]+[.N18]" office:value-type="float" office:value="79" calcext:value-type="float">
            <text:p>79</text:p>
          </table:table-cell>
          <table:table-cell office:value-type="float" office:value="152.000875767" calcext:value-type="float">
            <text:p>152.000875767</text:p>
          </table:table-cell>
          <table:table-cell office:value-type="string" calcext:value-type="string">
            <text:p>Olowalu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926.994" calcext:value-type="float">
            <text:p>2926.994</text:p>
          </table:table-cell>
          <table:table-cell office:value-type="float" office:value="11.616" calcext:value-type="float">
            <text:p>11.6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AQ19]+[.AG19]+[.Z19]+[.T19]+[.N19]" office:value-type="float" office:value="78" calcext:value-type="float">
            <text:p>78</text:p>
          </table:table-cell>
          <table:table-cell office:value-type="float" office:value="2926.99410162" calcext:value-type="float">
            <text:p>2926.99410162</text:p>
          </table:table-cell>
          <table:table-cell office:value-type="string" calcext:value-type="string">
            <text:p>Kipahulu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401.223" calcext:value-type="float">
            <text:p>401.223</text:p>
          </table:table-cell>
          <table:table-cell office:value-type="float" office:value="3.065" calcext:value-type="float">
            <text:p>3.0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20]+[.AG20]+[.Z20]+[.T20]+[.N20]" office:value-type="float" office:value="78" calcext:value-type="float">
            <text:p>78</text:p>
          </table:table-cell>
          <table:table-cell office:value-type="float" office:value="401.223294416" calcext:value-type="float">
            <text:p>401.223294416</text:p>
          </table:table-cell>
          <table:table-cell office:value-type="string" calcext:value-type="string">
            <text:p>Ulupalaku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253.858" calcext:value-type="float">
            <text:p>253.858</text:p>
          </table:table-cell>
          <table:table-cell office:value-type="float" office:value="3.687" calcext:value-type="float">
            <text:p>3.68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1]+[.AG21]+[.Z21]+[.T21]+[.N21]" office:value-type="float" office:value="78" calcext:value-type="float">
            <text:p>78</text:p>
          </table:table-cell>
          <table:table-cell office:value-type="float" office:value="253.857657559" calcext:value-type="float">
            <text:p>253.857657559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10719.134" calcext:value-type="float">
            <text:p>10719.134</text:p>
          </table:table-cell>
          <table:table-cell office:value-type="float" office:value="18.248" calcext:value-type="float">
            <text:p>18.2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22]+[.AG22]+[.Z22]+[.T22]+[.N22]" office:value-type="float" office:value="78" calcext:value-type="float">
            <text:p>78</text:p>
          </table:table-cell>
          <table:table-cell office:value-type="float" office:value="10719.1343067" calcext:value-type="float">
            <text:p>10719.1343067</text:p>
          </table:table-cell>
          <table:table-cell office:value-type="string" calcext:value-type="string">
            <text:p>Hoolehua</text:p>
          </table:table-cell>
          <table:table-cell office:value-type="string" calcext:value-type="string">
            <text:p>Molo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951.185" calcext:value-type="float">
            <text:p>951.185</text:p>
          </table:table-cell>
          <table:table-cell office:value-type="float" office:value="4.911" calcext:value-type="float">
            <text:p>4.9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23]+[.AG23]+[.Z23]+[.T23]+[.N23]" office:value-type="float" office:value="78" calcext:value-type="float">
            <text:p>78</text:p>
          </table:table-cell>
          <table:table-cell office:value-type="float" office:value="951.185317945" calcext:value-type="float">
            <text:p>951.185317945</text:p>
          </table:table-cell>
          <table:table-cell office:value-type="string" calcext:value-type="string">
            <text:p>Mauna</text:p>
          </table:table-cell>
          <table:table-cell office:value-type="string" calcext:value-type="string">
            <text:p>Loa</text:p>
          </table:table-cell>
          <table:table-cell office:value-type="string" calcext:value-type="string">
            <text:p>Molo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1779.265" calcext:value-type="float">
            <text:p>1779.265</text:p>
          </table:table-cell>
          <table:table-cell office:value-type="float" office:value="7.638" calcext:value-type="float">
            <text:p>7.6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24]+[.AG24]+[.Z24]+[.T24]+[.N24]" office:value-type="float" office:value="78" calcext:value-type="float">
            <text:p>78</text:p>
          </table:table-cell>
          <table:table-cell office:value-type="float" office:value="1779.26530691" calcext:value-type="float">
            <text:p>1779.26530691</text:p>
          </table:table-cell>
          <table:table-cell office:value-type="string" calcext:value-type="string">
            <text:p>Kalamaula</text:p>
          </table:table-cell>
          <table:table-cell office:value-type="string" calcext:value-type="string">
            <text:p>Molo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8109.243" calcext:value-type="float">
            <text:p>8109.243</text:p>
          </table:table-cell>
          <table:table-cell office:value-type="float" office:value="18.467" calcext:value-type="float">
            <text:p>18.4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AQ25]+[.AG25]+[.Z25]+[.T25]+[.N25]" office:value-type="float" office:value="78" calcext:value-type="float">
            <text:p>78</text:p>
          </table:table-cell>
          <table:table-cell office:value-type="float" office:value="8109.24335036" calcext:value-type="float">
            <text:p>8109.24335036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2981.072" calcext:value-type="float">
            <text:p>2981.072</text:p>
          </table:table-cell>
          <table:table-cell office:value-type="float" office:value="9.748" calcext:value-type="float">
            <text:p>9.7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AQ26]+[.AG26]+[.Z26]+[.T26]+[.N26]" office:value-type="float" office:value="78" calcext:value-type="float">
            <text:p>78</text:p>
          </table:table-cell>
          <table:table-cell office:value-type="float" office:value="2981.07163259" calcext:value-type="float">
            <text:p>2981.07163259</text:p>
          </table:table-cell>
          <table:table-cell office:value-type="string" calcext:value-type="string">
            <text:p>Kohala</text:p>
          </table:table-cell>
          <table:table-cell office:value-type="string" calcext:value-type="string">
            <text:p>Ranch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86.345" calcext:value-type="float">
            <text:p>186.345</text:p>
          </table:table-cell>
          <table:table-cell office:value-type="float" office:value="8.837" calcext:value-type="float">
            <text:p>8.83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AQ27]+[.AG27]+[.Z27]+[.T27]+[.N27]" office:value-type="float" office:value="77" calcext:value-type="float">
            <text:p>77</text:p>
          </table:table-cell>
          <table:table-cell office:value-type="float" office:value="186.345014554" calcext:value-type="float">
            <text:p>186.345014554</text:p>
          </table:table-cell>
          <table:table-cell office:value-type="string" calcext:value-type="string">
            <text:p>Ukumehame-Firing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1057.642" calcext:value-type="float">
            <text:p>1057.642</text:p>
          </table:table-cell>
          <table:table-cell office:value-type="float" office:value="6.595" calcext:value-type="float">
            <text:p>6.59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8]+[.AG28]+[.Z28]+[.T28]+[.N28]" office:value-type="float" office:value="77" calcext:value-type="float">
            <text:p>77</text:p>
          </table:table-cell>
          <table:table-cell office:value-type="float" office:value="1057.64158321" calcext:value-type="float">
            <text:p>1057.64158321</text:p>
          </table:table-cell>
          <table:table-cell office:value-type="string" calcext:value-type="string">
            <text:p>Kokee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42057.523" calcext:value-type="float">
            <text:p>42057.523</text:p>
          </table:table-cell>
          <table:table-cell office:value-type="float" office:value="41.08" calcext:value-type="float">
            <text:p>41.0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AQ29]+[.AG29]+[.Z29]+[.T29]+[.N29]" office:value-type="float" office:value="77" calcext:value-type="float">
            <text:p>77</text:p>
          </table:table-cell>
          <table:table-cell office:value-type="float" office:value="42057.5234757" calcext:value-type="float">
            <text:p>42057.5234757</text:p>
          </table:table-cell>
          <table:table-cell office:value-type="string" calcext:value-type="string">
            <text:p>North</text:p>
          </table:table-cell>
          <table:table-cell table:number-columns-repeated="2" office:value-type="string" calcext:value-type="string">
            <text:p>Lan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046.654" calcext:value-type="float">
            <text:p>3046.654</text:p>
          </table:table-cell>
          <table:table-cell office:value-type="float" office:value="15.205" calcext:value-type="float">
            <text:p>15.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AQ30]+[.AG30]+[.Z30]+[.T30]+[.N30]" office:value-type="float" office:value="77" calcext:value-type="float">
            <text:p>77</text:p>
          </table:table-cell>
          <table:table-cell office:value-type="float" office:value="3046.6538684" calcext:value-type="float">
            <text:p>3046.6538684</text:p>
          </table:table-cell>
          <table:table-cell office:value-type="string" calcext:value-type="string">
            <text:p>Kawaihae</text:p>
          </table:table-cell>
          <table:table-cell office:value-type="string" calcext:value-type="string">
            <text:p>Rd.</text:p>
          </table:table-cell>
          <table:table-cell office:value-type="string" calcext:value-type="string">
            <text:p>Subdivisions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966.705" calcext:value-type="float">
            <text:p>3966.705</text:p>
          </table:table-cell>
          <table:table-cell office:value-type="float" office:value="11.311" calcext:value-type="float">
            <text:p>11.3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Q31]+[.AG31]+[.Z31]+[.T31]+[.N31]" office:value-type="float" office:value="77" calcext:value-type="float">
            <text:p>77</text:p>
          </table:table-cell>
          <table:table-cell office:value-type="float" office:value="3927.60904128" calcext:value-type="float">
            <text:p>3927.60904128</text:p>
          </table:table-cell>
          <table:table-cell office:value-type="string" calcext:value-type="string">
            <text:p>Waianae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1:</text:p>
          </table:table-cell>
          <table:table-cell office:value-type="string" calcext:value-type="string">
            <text:p>Leeward</text:p>
          </table:table-cell>
          <table:table-cell office:value-type="string" calcext:value-type="string">
            <text:p>Oahu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989.704" calcext:value-type="float">
            <text:p>1989.704</text:p>
          </table:table-cell>
          <table:table-cell office:value-type="float" office:value="8.774" calcext:value-type="float">
            <text:p>8.7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Q32]+[.AG32]+[.Z32]+[.T32]+[.N32]" office:value-type="float" office:value="77" calcext:value-type="float">
            <text:p>77</text:p>
          </table:table-cell>
          <table:table-cell office:value-type="float" office:value="2001.3091603" calcext:value-type="float">
            <text:p>2001.3091603</text:p>
          </table:table-cell>
          <table:table-cell office:value-type="string" calcext:value-type="string">
            <text:p>Waianae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1:</text:p>
          </table:table-cell>
          <table:table-cell office:value-type="string" calcext:value-type="string">
            <text:p>Leeward</text:p>
          </table:table-cell>
          <table:table-cell office:value-type="string" calcext:value-type="string">
            <text:p>Oahu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863.142" calcext:value-type="float">
            <text:p>1863.142</text:p>
          </table:table-cell>
          <table:table-cell office:value-type="float" office:value="12.506" calcext:value-type="float">
            <text:p>12.5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33]+[.AG33]+[.Z33]+[.T33]+[.N33]" office:value-type="float" office:value="76" calcext:value-type="float">
            <text:p>76</text:p>
          </table:table-cell>
          <table:table-cell office:value-type="float" office:value="1863.14156797" calcext:value-type="float">
            <text:p>1863.14156797</text:p>
          </table:table-cell>
          <table:table-cell office:value-type="string" calcext:value-type="string">
            <text:p>Wailuku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213.588" calcext:value-type="float">
            <text:p>213.588</text:p>
          </table:table-cell>
          <table:table-cell office:value-type="float" office:value="3.038" calcext:value-type="float">
            <text:p>3.0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34]+[.AG34]+[.Z34]+[.T34]+[.N34]" office:value-type="float" office:value="76" calcext:value-type="float">
            <text:p>76</text:p>
          </table:table-cell>
          <table:table-cell office:value-type="float" office:value="213.587577443" calcext:value-type="float">
            <text:p>213.587577443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105.966" calcext:value-type="float">
            <text:p>105.966</text:p>
          </table:table-cell>
          <table:table-cell office:value-type="float" office:value="1.596" calcext:value-type="float">
            <text:p>1.59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35]+[.AG35]+[.Z35]+[.T35]+[.N35]" office:value-type="float" office:value="76" calcext:value-type="float">
            <text:p>76</text:p>
          </table:table-cell>
          <table:table-cell office:value-type="float" office:value="105.96587149" calcext:value-type="float">
            <text:p>105.96587149</text:p>
          </table:table-cell>
          <table:table-cell office:value-type="string" calcext:value-type="string">
            <text:p>Kaumakani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92.299" calcext:value-type="float">
            <text:p>92.299</text:p>
          </table:table-cell>
          <table:table-cell office:value-type="float" office:value="1.502" calcext:value-type="float">
            <text:p>1.5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36]+[.AG36]+[.Z36]+[.T36]+[.N36]" office:value-type="float" office:value="76" calcext:value-type="float">
            <text:p>76</text:p>
          </table:table-cell>
          <table:table-cell office:value-type="float" office:value="92.2988784136" calcext:value-type="float">
            <text:p>92.2988784136</text:p>
          </table:table-cell>
          <table:table-cell office:value-type="string" calcext:value-type="string">
            <text:p>Pakala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7774.448" calcext:value-type="float">
            <text:p>7774.448</text:p>
          </table:table-cell>
          <table:table-cell office:value-type="float" office:value="14.353" calcext:value-type="float">
            <text:p>14.3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37]+[.AG37]+[.Z37]+[.T37]+[.N37]" office:value-type="float" office:value="76" calcext:value-type="float">
            <text:p>76</text:p>
          </table:table-cell>
          <table:table-cell office:value-type="float" office:value="7774.44778873" calcext:value-type="float">
            <text:p>7774.44778873</text:p>
          </table:table-cell>
          <table:table-cell office:value-type="string" calcext:value-type="string">
            <text:p>Kalaoa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698.695" calcext:value-type="float">
            <text:p>698.695</text:p>
          </table:table-cell>
          <table:table-cell office:value-type="float" office:value="4.462" calcext:value-type="float">
            <text:p>4.46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38]+[.AG38]+[.Z38]+[.T38]+[.N38]" office:value-type="float" office:value="76" calcext:value-type="float">
            <text:p>76</text:p>
          </table:table-cell>
          <table:table-cell office:value-type="float" office:value="698.694972702" calcext:value-type="float">
            <text:p>698.694972702</text:p>
          </table:table-cell>
          <table:table-cell office:value-type="string" calcext:value-type="string">
            <text:p>Pu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oku</text:p>
          </table:table-cell>
          <table:table-cell office:value-type="string" calcext:value-type="string">
            <text:p>Molo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1996.928" calcext:value-type="float">
            <text:p>1996.928</text:p>
          </table:table-cell>
          <table:table-cell office:value-type="float" office:value="8.583" calcext:value-type="float">
            <text:p>8.58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39]+[.AG39]+[.Z39]+[.T39]+[.N39]" office:value-type="float" office:value="76" calcext:value-type="float">
            <text:p>76</text:p>
          </table:table-cell>
          <table:table-cell office:value-type="float" office:value="1996.92836984" calcext:value-type="float">
            <text:p>1996.92836984</text:p>
          </table:table-cell>
          <table:table-cell office:value-type="string" calcext:value-type="string">
            <text:p>Kawela</text:p>
          </table:table-cell>
          <table:table-cell office:value-type="string" calcext:value-type="string">
            <text:p>Molo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2201.273" calcext:value-type="float">
            <text:p>2201.273</text:p>
          </table:table-cell>
          <table:table-cell office:value-type="float" office:value="7.905" calcext:value-type="float">
            <text:p>7.9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40]+[.AG40]+[.Z40]+[.T40]+[.N40]" office:value-type="float" office:value="76" calcext:value-type="float">
            <text:p>76</text:p>
          </table:table-cell>
          <table:table-cell office:value-type="float" office:value="2201.27333113" calcext:value-type="float">
            <text:p>2201.27333113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1595.057" calcext:value-type="float">
            <text:p>1595.057</text:p>
          </table:table-cell>
          <table:table-cell office:value-type="float" office:value="6.121" calcext:value-type="float">
            <text:p>6.1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AQ41]+[.AG41]+[.Z41]+[.T41]+[.N41]" office:value-type="float" office:value="76" calcext:value-type="float">
            <text:p>76</text:p>
          </table:table-cell>
          <table:table-cell office:value-type="float" office:value="1595.05706298" calcext:value-type="float">
            <text:p>1595.05706298</text:p>
          </table:table-cell>
          <table:table-cell office:value-type="string" calcext:value-type="string">
            <text:p>Puu</text:p>
          </table:table-cell>
          <table:table-cell office:value-type="string" calcext:value-type="string">
            <text:p>Anahul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AQ42]+[.AG42]+[.Z42]+[.T42]+[.N42]" office:value-type="float" office:value="76" calcext:value-type="float">
            <text:p>76</text:p>
          </table:table-cell>
          <table:table-cell office:value-type="float" office:value="505.209024495" calcext:value-type="float">
            <text:p>505.209024495</text:p>
          </table:table-cell>
          <table:table-cell office:value-type="string" calcext:value-type="string">
            <text:p>Kaneohe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AQ43]+[.AG43]+[.Z43]+[.T43]+[.N43]" office:value-type="float" office:value="76" calcext:value-type="float">
            <text:p>76</text:p>
          </table:table-cell>
          <table:table-cell office:value-type="float" office:value="2148.5720307" calcext:value-type="float">
            <text:p>2148.5720307</text:p>
          </table:table-cell>
          <table:table-cell office:value-type="string" calcext:value-type="string">
            <text:p>Kaneohe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44]+[.AG44]+[.Z44]+[.T44]+[.N44]" office:value-type="float" office:value="76" calcext:value-type="float">
            <text:p>76</text:p>
          </table:table-cell>
          <table:table-cell office:value-type="float" office:value="1245.69520482" calcext:value-type="float">
            <text:p>1245.69520482</text:p>
          </table:table-cell>
          <table:table-cell office:value-type="string" calcext:value-type="string">
            <text:p>Koko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nolul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45]+[.AG45]+[.Z45]+[.T45]+[.N45]" office:value-type="float" office:value="76" calcext:value-type="float">
            <text:p>76</text:p>
          </table:table-cell>
          <table:table-cell office:value-type="float" office:value="914.417070567" calcext:value-type="float">
            <text:p>914.417070567</text:p>
          </table:table-cell>
          <table:table-cell office:value-type="string" calcext:value-type="string">
            <text:p>Waialae</text:p>
          </table:table-cell>
          <table:table-cell office:value-type="string" calcext:value-type="string">
            <text:p>Nu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nolul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46]+[.AG46]+[.Z46]+[.T46]+[.N46]" office:value-type="float" office:value="76" calcext:value-type="float">
            <text:p>76</text:p>
          </table:table-cell>
          <table:table-cell office:value-type="float" office:value="1898.69153638" calcext:value-type="float">
            <text:p>1898.69153638</text:p>
          </table:table-cell>
          <table:table-cell office:value-type="string" calcext:value-type="string">
            <text:p>Haleiw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2: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entral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47]+[.AG47]+[.Z47]+[.T47]+[.N47]" office:value-type="float" office:value="76" calcext:value-type="float">
            <text:p>76</text:p>
          </table:table-cell>
          <table:table-cell office:value-type="float" office:value="1037.3256502" calcext:value-type="float">
            <text:p>1037.3256502</text:p>
          </table:table-cell>
          <table:table-cell office:value-type="string" calcext:value-type="string">
            <text:p>Waialae</text:p>
          </table:table-cell>
          <table:table-cell office:value-type="string" calcext:value-type="string">
            <text:p>Ik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nolul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48]+[.AG48]+[.Z48]+[.T48]+[.N48]" office:value-type="float" office:value="76" calcext:value-type="float">
            <text:p>76</text:p>
          </table:table-cell>
          <table:table-cell office:value-type="float" office:value="418.978745949" calcext:value-type="float">
            <text:p>418.978745949</text:p>
          </table:table-cell>
          <table:table-cell office:value-type="string" calcext:value-type="string">
            <text:p>Punchbowl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42.695" calcext:value-type="float">
            <text:p>142.695</text:p>
          </table:table-cell>
          <table:table-cell office:value-type="float" office:value="1.917" calcext:value-type="float">
            <text:p>1.9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49]+[.AG49]+[.Z49]+[.T49]+[.N49]" office:value-type="float" office:value="75" calcext:value-type="float">
            <text:p>75</text:p>
          </table:table-cell>
          <table:table-cell office:value-type="float" office:value="142.695133315" calcext:value-type="float">
            <text:p>142.695133315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547.779" calcext:value-type="float">
            <text:p>547.779</text:p>
          </table:table-cell>
          <table:table-cell office:value-type="float" office:value="3.932" calcext:value-type="float">
            <text:p>3.93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50]+[.AG50]+[.Z50]+[.T50]+[.N50]" office:value-type="float" office:value="75" calcext:value-type="float">
            <text:p>75</text:p>
          </table:table-cell>
          <table:table-cell office:value-type="float" office:value="547.778883941" calcext:value-type="float">
            <text:p>547.778883941</text:p>
          </table:table-cell>
          <table:table-cell office:value-type="string" calcext:value-type="string">
            <text:p>Waimea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2293.877" calcext:value-type="float">
            <text:p>2293.877</text:p>
          </table:table-cell>
          <table:table-cell office:value-type="float" office:value="10.304" calcext:value-type="float">
            <text:p>10.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51]+[.AG51]+[.Z51]+[.T51]+[.N51]" office:value-type="float" office:value="75" calcext:value-type="float">
            <text:p>75</text:p>
          </table:table-cell>
          <table:table-cell office:value-type="float" office:value="2293.87697112" calcext:value-type="float">
            <text:p>2293.87697112</text:p>
          </table:table-cell>
          <table:table-cell office:value-type="string" calcext:value-type="string">
            <text:p>Kaunakakai</text:p>
          </table:table-cell>
          <table:table-cell office:value-type="string" calcext:value-type="string">
            <text:p>Molo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15507.211" calcext:value-type="float">
            <text:p>15507.211</text:p>
          </table:table-cell>
          <table:table-cell office:value-type="float" office:value="19.667" calcext:value-type="float">
            <text:p>19.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52]+[.AG52]+[.Z52]+[.T52]+[.N52]" office:value-type="float" office:value="75" calcext:value-type="float">
            <text:p>75</text:p>
          </table:table-cell>
          <table:table-cell office:value-type="float" office:value="15507.2108122" calcext:value-type="float">
            <text:p>15507.2108122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Estates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table:number-columns-repeated="6"/>
        </table:table-row>
        <table:table-row table:style-name="ro1">
          <table:table-cell office:value-type="float" office:value="17027.057" calcext:value-type="float">
            <text:p>17027.057</text:p>
          </table:table-cell>
          <table:table-cell office:value-type="float" office:value="33.954" calcext:value-type="float">
            <text:p>33.95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53]+[.AG53]+[.Z53]+[.T53]+[.N53]" office:value-type="float" office:value="75" calcext:value-type="float">
            <text:p>75</text:p>
          </table:table-cell>
          <table:table-cell office:value-type="float" office:value="17027.0565687" calcext:value-type="float">
            <text:p>17027.0565687</text:p>
          </table:table-cell>
          <table:table-cell office:value-type="string" calcext:value-type="string">
            <text:p>Hooken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57.073" calcext:value-type="float">
            <text:p>257.073</text:p>
          </table:table-cell>
          <table:table-cell office:value-type="float" office:value="4.279" calcext:value-type="float">
            <text:p>4.2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AQ54]+[.AG54]+[.Z54]+[.T54]+[.N54]" office:value-type="float" office:value="75" calcext:value-type="float">
            <text:p>75</text:p>
          </table:table-cell>
          <table:table-cell office:value-type="float" office:value="257.0725116" calcext:value-type="float">
            <text:p>257.0725116</text:p>
          </table:table-cell>
          <table:table-cell office:value-type="string" calcext:value-type="string">
            <text:p>Wailea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AQ55]+[.AG55]+[.Z55]+[.T55]+[.N55]" office:value-type="float" office:value="75" calcext:value-type="float">
            <text:p>75</text:p>
          </table:table-cell>
          <table:table-cell office:value-type="float" office:value="2738.42275089" calcext:value-type="float">
            <text:p>2738.42275089</text:p>
          </table:table-cell>
          <table:table-cell office:value-type="string" calcext:value-type="string">
            <text:p>Waialu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2: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entral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56]+[.AG56]+[.Z56]+[.T56]+[.N56]" office:value-type="float" office:value="75" calcext:value-type="float">
            <text:p>75</text:p>
          </table:table-cell>
          <table:table-cell office:value-type="float" office:value="2285.0894944" calcext:value-type="float">
            <text:p>2285.0894944</text:p>
          </table:table-cell>
          <table:table-cell office:value-type="string" calcext:value-type="string">
            <text:p>Mokulei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2: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entral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57]+[.AG57]+[.Z57]+[.T57]+[.N57]" office:value-type="float" office:value="75" calcext:value-type="float">
            <text:p>75</text:p>
          </table:table-cell>
          <table:table-cell office:value-type="float" office:value="372.54466791" calcext:value-type="float">
            <text:p>372.54466791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Heights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58]+[.AG58]+[.Z58]+[.T58]+[.N58]" office:value-type="float" office:value="75" calcext:value-type="float">
            <text:p>75</text:p>
          </table:table-cell>
          <table:table-cell office:value-type="float" office:value="1935.59094422" calcext:value-type="float">
            <text:p>1935.59094422</text:p>
          </table:table-cell>
          <table:table-cell office:value-type="string" calcext:value-type="string">
            <text:p>Aie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59]+[.AG59]+[.Z59]+[.T59]+[.N59]" office:value-type="float" office:value="75" calcext:value-type="float">
            <text:p>75</text:p>
          </table:table-cell>
          <table:table-cell office:value-type="float" office:value="580.09033449" calcext:value-type="float">
            <text:p>580.09033449</text:p>
          </table:table-cell>
          <table:table-cell office:value-type="string" calcext:value-type="string">
            <text:p>Mariner's</text:p>
          </table:table-cell>
          <table:table-cell office:value-type="string" calcext:value-type="string">
            <text:p>Cove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nolulu</text:p>
          </table:table-cell>
          <table:table-cell table:number-columns-repeated="5"/>
        </table:table-row>
        <table:table-row table:style-name="ro1">
          <table:table-cell office:value-type="float" office:value="52.272" calcext:value-type="float">
            <text:p>52.272</text:p>
          </table:table-cell>
          <table:table-cell office:value-type="float" office:value="2.688" calcext:value-type="float">
            <text:p>2.6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60]+[.AG60]+[.Z60]+[.T60]+[.N60]" office:value-type="float" office:value="74" calcext:value-type="float">
            <text:p>74</text:p>
          </table:table-cell>
          <table:table-cell office:value-type="float" office:value="52.2720691228" calcext:value-type="float">
            <text:p>52.2720691228</text:p>
          </table:table-cell>
          <table:table-cell office:value-type="string" calcext:value-type="string">
            <text:p>Maalae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33.929" calcext:value-type="float">
            <text:p>33.929</text:p>
          </table:table-cell>
          <table:table-cell office:value-type="float" office:value="1.58" calcext:value-type="float">
            <text:p>1.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61]+[.AG61]+[.Z61]+[.T61]+[.N61]" office:value-type="float" office:value="74" calcext:value-type="float">
            <text:p>74</text:p>
          </table:table-cell>
          <table:table-cell office:value-type="float" office:value="33.9288388195" calcext:value-type="float">
            <text:p>33.9288388195</text:p>
          </table:table-cell>
          <table:table-cell office:value-type="string" calcext:value-type="string">
            <text:p>Maalaea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2994.664" calcext:value-type="float">
            <text:p>2994.664</text:p>
          </table:table-cell>
          <table:table-cell office:value-type="float" office:value="10.438" calcext:value-type="float">
            <text:p>10.43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62]+[.AG62]+[.Z62]+[.T62]+[.N62]" office:value-type="float" office:value="74" calcext:value-type="float">
            <text:p>74</text:p>
          </table:table-cell>
          <table:table-cell office:value-type="float" office:value="2994.66449781" calcext:value-type="float">
            <text:p>2994.66449781</text:p>
          </table:table-cell>
          <table:table-cell office:value-type="string" calcext:value-type="string">
            <text:p>Kula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Hmstds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556.311" calcext:value-type="float">
            <text:p>556.311</text:p>
          </table:table-cell>
          <table:table-cell office:value-type="float" office:value="5.78" calcext:value-type="float">
            <text:p>5.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63]+[.AG63]+[.Z63]+[.T63]+[.N63]" office:value-type="float" office:value="74" calcext:value-type="float">
            <text:p>74</text:p>
          </table:table-cell>
          <table:table-cell office:value-type="float" office:value="556.310591976" calcext:value-type="float">
            <text:p>556.310591976</text:p>
          </table:table-cell>
          <table:table-cell office:value-type="string" calcext:value-type="string">
            <text:p>Hanapepe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868.175" calcext:value-type="float">
            <text:p>868.175</text:p>
          </table:table-cell>
          <table:table-cell office:value-type="float" office:value="4.87" calcext:value-type="float">
            <text:p>4.8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64]+[.AG64]+[.Z64]+[.T64]+[.N64]" office:value-type="float" office:value="74" calcext:value-type="float">
            <text:p>74</text:p>
          </table:table-cell>
          <table:table-cell office:value-type="float" office:value="868.174607807" calcext:value-type="float">
            <text:p>868.174607807</text:p>
          </table:table-cell>
          <table:table-cell office:value-type="string" calcext:value-type="string">
            <text:p>Anahola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2649.927" calcext:value-type="float">
            <text:p>2649.927</text:p>
          </table:table-cell>
          <table:table-cell office:value-type="float" office:value="10.125" calcext:value-type="float">
            <text:p>10.1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65]+[.AG65]+[.Z65]+[.T65]+[.N65]" office:value-type="float" office:value="74" calcext:value-type="float">
            <text:p>74</text:p>
          </table:table-cell>
          <table:table-cell office:value-type="float" office:value="2649.92659849" calcext:value-type="float">
            <text:p>2649.92659849</text:p>
          </table:table-cell>
          <table:table-cell office:value-type="string" calcext:value-type="string">
            <text:p>Honaunau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3601.42" calcext:value-type="float">
            <text:p>3601.42</text:p>
          </table:table-cell>
          <table:table-cell office:value-type="float" office:value="11.934" calcext:value-type="float">
            <text:p>11.9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66]+[.AG66]+[.Z66]+[.T66]+[.N66]" office:value-type="float" office:value="74" calcext:value-type="float">
            <text:p>74</text:p>
          </table:table-cell>
          <table:table-cell office:value-type="float" office:value="3601.41985447" calcext:value-type="float">
            <text:p>3601.41985447</text:p>
          </table:table-cell>
          <table:table-cell office:value-type="string" calcext:value-type="string">
            <text:p>Kalaoa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5014.477" calcext:value-type="float">
            <text:p>5014.477</text:p>
          </table:table-cell>
          <table:table-cell office:value-type="float" office:value="20.791" calcext:value-type="float">
            <text:p>20.7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67]+[.AG67]+[.Z67]+[.T67]+[.N67]" office:value-type="float" office:value="74" calcext:value-type="float">
            <text:p>74</text:p>
          </table:table-cell>
          <table:table-cell office:value-type="float" office:value="5014.47696543" calcext:value-type="float">
            <text:p>5014.47696543</text:p>
          </table:table-cell>
          <table:table-cell office:value-type="string" calcext:value-type="string">
            <text:p>Kamalo</text:p>
          </table:table-cell>
          <table:table-cell office:value-type="string" calcext:value-type="string">
            <text:p>Molo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-low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582.889" calcext:value-type="float">
            <text:p>582.889</text:p>
          </table:table-cell>
          <table:table-cell office:value-type="float" office:value="4.866" calcext:value-type="float">
            <text:p>4.86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68]+[.AG68]+[.Z68]+[.T68]+[.N68]" office:value-type="float" office:value="74" calcext:value-type="float">
            <text:p>74</text:p>
          </table:table-cell>
          <table:table-cell office:value-type="float" office:value="582.889349678" calcext:value-type="float">
            <text:p>582.889349678</text:p>
          </table:table-cell>
          <table:table-cell office:value-type="string" calcext:value-type="string">
            <text:p>Punalu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9354.301" calcext:value-type="float">
            <text:p>9354.301</text:p>
          </table:table-cell>
          <table:table-cell office:value-type="float" office:value="16.977" calcext:value-type="float">
            <text:p>16.97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69]+[.AG69]+[.Z69]+[.T69]+[.N69]" office:value-type="float" office:value="74" calcext:value-type="float">
            <text:p>74</text:p>
          </table:table-cell>
          <table:table-cell office:value-type="float" office:value="9354.30143088" calcext:value-type="float">
            <text:p>9354.30143088</text:p>
          </table:table-cell>
          <table:table-cell office:value-type="string" calcext:value-type="string">
            <text:p>Paauilo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1259.308" calcext:value-type="float">
            <text:p>1259.308</text:p>
          </table:table-cell>
          <table:table-cell office:value-type="float" office:value="8.144" calcext:value-type="float">
            <text:p>8.1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70]+[.AG70]+[.Z70]+[.T70]+[.N70]" office:value-type="float" office:value="74" calcext:value-type="float">
            <text:p>74</text:p>
          </table:table-cell>
          <table:table-cell office:value-type="float" office:value="1259.30839164" calcext:value-type="float">
            <text:p>1259.30839164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71]+[.AG71]+[.Z71]+[.T71]+[.N71]" office:value-type="float" office:value="74" calcext:value-type="float">
            <text:p>74</text:p>
          </table:table-cell>
          <table:table-cell office:value-type="float" office:value="3430.60516385" calcext:value-type="float">
            <text:p>3430.60516385</text:p>
          </table:table-cell>
          <table:table-cell office:value-type="string" calcext:value-type="string">
            <text:p>Kahuku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72]+[.AG72]+[.Z72]+[.T72]+[.N72]" office:value-type="float" office:value="74" calcext:value-type="float">
            <text:p>74</text:p>
          </table:table-cell>
          <table:table-cell office:value-type="float" office:value="622.032606687" calcext:value-type="float">
            <text:p>622.032606687</text:p>
          </table:table-cell>
          <table:table-cell office:value-type="string" calcext:value-type="string">
            <text:p>Kalaheo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73]+[.AG73]+[.Z73]+[.T73]+[.N73]" office:value-type="float" office:value="74" calcext:value-type="float">
            <text:p>74</text:p>
          </table:table-cell>
          <table:table-cell office:value-type="float" office:value="498.758591531" calcext:value-type="float">
            <text:p>498.758591531</text:p>
          </table:table-cell>
          <table:table-cell office:value-type="string" calcext:value-type="string">
            <text:p>Maunalani</text:p>
          </table:table-cell>
          <table:table-cell office:value-type="string" calcext:value-type="string">
            <text:p>Heights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67.49" calcext:value-type="float">
            <text:p>367.49</text:p>
          </table:table-cell>
          <table:table-cell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74]+[.AG74]+[.Z74]+[.T74]+[.N74]" office:value-type="float" office:value="73" calcext:value-type="float">
            <text:p>73</text:p>
          </table:table-cell>
          <table:table-cell office:value-type="float" office:value="367.489908925" calcext:value-type="float">
            <text:p>367.489908925</text:p>
          </table:table-cell>
          <table:table-cell office:value-type="string" calcext:value-type="string">
            <text:p>Waiehu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16.044" calcext:value-type="float">
            <text:p>16.044</text:p>
          </table:table-cell>
          <table:table-cell office:value-type="float" office:value="1.146" calcext:value-type="float">
            <text:p>1.14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75]+[.AG75]+[.Z75]+[.T75]+[.N75]" office:value-type="float" office:value="73" calcext:value-type="float">
            <text:p>73</text:p>
          </table:table-cell>
          <table:table-cell office:value-type="float" office:value="16.0436985269" calcext:value-type="float">
            <text:p>16.0436985269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3637.48" calcext:value-type="float">
            <text:p>3637.48</text:p>
          </table:table-cell>
          <table:table-cell office:value-type="float" office:value="10.562" calcext:value-type="float">
            <text:p>10.5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76]+[.AG76]+[.Z76]+[.T76]+[.N76]" office:value-type="float" office:value="73" calcext:value-type="float">
            <text:p>73</text:p>
          </table:table-cell>
          <table:table-cell office:value-type="float" office:value="3637.47976147" calcext:value-type="float">
            <text:p>3637.47976147</text:p>
          </table:table-cell>
          <table:table-cell office:value-type="string" calcext:value-type="string">
            <text:p>Waiohin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9844.796" calcext:value-type="float">
            <text:p>9844.796</text:p>
          </table:table-cell>
          <table:table-cell office:value-type="float" office:value="15.956" calcext:value-type="float">
            <text:p>15.9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77]+[.AG77]+[.Z77]+[.T77]+[.N77]" office:value-type="float" office:value="73" calcext:value-type="float">
            <text:p>73</text:p>
          </table:table-cell>
          <table:table-cell office:value-type="float" office:value="9844.79638461" calcext:value-type="float">
            <text:p>9844.79638461</text:p>
          </table:table-cell>
          <table:table-cell office:value-type="string" calcext:value-type="string">
            <text:p>Rancho</text:p>
          </table:table-cell>
          <table:table-cell office:value-type="string" calcext:value-type="string">
            <text:p>Estates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18862.067" calcext:value-type="float">
            <text:p>18862.067</text:p>
          </table:table-cell>
          <table:table-cell office:value-type="float" office:value="30.071" calcext:value-type="float">
            <text:p>30.07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78]+[.AG78]+[.Z78]+[.T78]+[.N78]" office:value-type="float" office:value="73" calcext:value-type="float">
            <text:p>73</text:p>
          </table:table-cell>
          <table:table-cell office:value-type="float" office:value="18862.0667233" calcext:value-type="float">
            <text:p>18862.0667233</text:p>
          </table:table-cell>
          <table:table-cell office:value-type="string" calcext:value-type="string">
            <text:p>Honomalino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2155.978" calcext:value-type="float">
            <text:p>2155.978</text:p>
          </table:table-cell>
          <table:table-cell office:value-type="float" office:value="8.852" calcext:value-type="float">
            <text:p>8.8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79]+[.AG79]+[.Z79]+[.T79]+[.N79]" office:value-type="float" office:value="73" calcext:value-type="float">
            <text:p>73</text:p>
          </table:table-cell>
          <table:table-cell office:value-type="float" office:value="2155.97755552" calcext:value-type="float">
            <text:p>2155.97755552</text:p>
          </table:table-cell>
          <table:table-cell office:value-type="string" calcext:value-type="string">
            <text:p>Kealakekua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5679.871" calcext:value-type="float">
            <text:p>5679.871</text:p>
          </table:table-cell>
          <table:table-cell office:value-type="float" office:value="13.94" calcext:value-type="float">
            <text:p>13.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AQ80]+[.AG80]+[.Z80]+[.T80]+[.N80]" office:value-type="float" office:value="73" calcext:value-type="float">
            <text:p>73</text:p>
          </table:table-cell>
          <table:table-cell office:value-type="float" office:value="5679.87141934" calcext:value-type="float">
            <text:p>5679.87141934</text:p>
          </table:table-cell>
          <table:table-cell office:value-type="string" calcext:value-type="string">
            <text:p>Opihikau-Pohoik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393.424" calcext:value-type="float">
            <text:p>393.424</text:p>
          </table:table-cell>
          <table:table-cell office:value-type="float" office:value="2.871" calcext:value-type="float">
            <text:p>2.8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AQ81]+[.AG81]+[.Z81]+[.T81]+[.N81]" office:value-type="float" office:value="73" calcext:value-type="float">
            <text:p>73</text:p>
          </table:table-cell>
          <table:table-cell office:value-type="float" office:value="393.423722922" calcext:value-type="float">
            <text:p>393.423722922</text:p>
          </table:table-cell>
          <table:table-cell office:value-type="string" calcext:value-type="string">
            <text:p>Haleopohak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82]+[.AG82]+[.Z82]+[.T82]+[.N82]" office:value-type="float" office:value="73" calcext:value-type="float">
            <text:p>73</text:p>
          </table:table-cell>
          <table:table-cell office:value-type="float" office:value="286.344953315" calcext:value-type="float">
            <text:p>286.344953315</text:p>
          </table:table-cell>
          <table:table-cell office:value-type="string" calcext:value-type="string">
            <text:p>Mariners</text:p>
          </table:table-cell>
          <table:table-cell office:value-type="string" calcext:value-type="string">
            <text:p>Ridge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nolul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83]+[.AG83]+[.Z83]+[.T83]+[.N83]" office:value-type="float" office:value="73" calcext:value-type="float">
            <text:p>73</text:p>
          </table:table-cell>
          <table:table-cell office:value-type="float" office:value="1651.7655128" calcext:value-type="float">
            <text:p>1651.7655128</text:p>
          </table:table-cell>
          <table:table-cell office:value-type="string" calcext:value-type="string">
            <text:p>Aina</text:p>
          </table:table-cell>
          <table:table-cell office:value-type="string" calcext:value-type="string">
            <text:p>Hain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nolul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84]+[.AG84]+[.Z84]+[.T84]+[.N84]" office:value-type="float" office:value="73" calcext:value-type="float">
            <text:p>73</text:p>
          </table:table-cell>
          <table:table-cell office:value-type="float" office:value="638.881287114" calcext:value-type="float">
            <text:p>638.881287114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85]+[.AG85]+[.Z85]+[.T85]+[.N85]" office:value-type="float" office:value="73" calcext:value-type="float">
            <text:p>73</text:p>
          </table:table-cell>
          <table:table-cell office:value-type="float" office:value="1215.90854931" calcext:value-type="float">
            <text:p>1215.90854931</text:p>
          </table:table-cell>
          <table:table-cell office:value-type="string" calcext:value-type="string">
            <text:p>Halaw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094.103" calcext:value-type="float">
            <text:p>2094.103</text:p>
          </table:table-cell>
          <table:table-cell office:value-type="float" office:value="9.375" calcext:value-type="float">
            <text:p>9.3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AQ86]+[.AG86]+[.Z86]+[.T86]+[.N86]" office:value-type="float" office:value="72" calcext:value-type="float">
            <text:p>72</text:p>
          </table:table-cell>
          <table:table-cell office:value-type="float" office:value="2094.10275761" calcext:value-type="float">
            <text:p>2094.10275761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103.539" calcext:value-type="float">
            <text:p>6103.539</text:p>
          </table:table-cell>
          <table:table-cell office:value-type="float" office:value="19.925" calcext:value-type="float">
            <text:p>19.9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87]+[.AG87]+[.Z87]+[.T87]+[.N87]" office:value-type="float" office:value="72" calcext:value-type="float">
            <text:p>72</text:p>
          </table:table-cell>
          <table:table-cell office:value-type="float" office:value="6103.5387345" calcext:value-type="float">
            <text:p>6103.5387345</text:p>
          </table:table-cell>
          <table:table-cell office:value-type="string" calcext:value-type="string">
            <text:p>Kihei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3653.027" calcext:value-type="float">
            <text:p>3653.027</text:p>
          </table:table-cell>
          <table:table-cell office:value-type="float" office:value="12.201" calcext:value-type="float">
            <text:p>12.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88]+[.AG88]+[.Z88]+[.T88]+[.N88]" office:value-type="float" office:value="72" calcext:value-type="float">
            <text:p>72</text:p>
          </table:table-cell>
          <table:table-cell office:value-type="float" office:value="3653.02706373" calcext:value-type="float">
            <text:p>3653.02706373</text:p>
          </table:table-cell>
          <table:table-cell office:value-type="string" calcext:value-type="string">
            <text:p>Kaloko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296.811" calcext:value-type="float">
            <text:p>4296.811</text:p>
          </table:table-cell>
          <table:table-cell office:value-type="float" office:value="11.358" calcext:value-type="float">
            <text:p>11.3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AQ89]+[.AG89]+[.Z89]+[.T89]+[.N89]" office:value-type="float" office:value="72" calcext:value-type="float">
            <text:p>72</text:p>
          </table:table-cell>
          <table:table-cell office:value-type="float" office:value="4296.810561" calcext:value-type="float">
            <text:p>4296.810561</text:p>
          </table:table-cell>
          <table:table-cell office:value-type="string" calcext:value-type="string">
            <text:p>Kalapan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712.609" calcext:value-type="float">
            <text:p>712.609</text:p>
          </table:table-cell>
          <table:table-cell office:value-type="float" office:value="4.256" calcext:value-type="float">
            <text:p>4.25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AQ90]+[.AG90]+[.Z90]+[.T90]+[.N90]" office:value-type="float" office:value="72" calcext:value-type="float">
            <text:p>72</text:p>
          </table:table-cell>
          <table:table-cell office:value-type="float" office:value="712.609068898" calcext:value-type="float">
            <text:p>712.609068898</text:p>
          </table:table-cell>
          <table:table-cell office:value-type="string" calcext:value-type="string">
            <text:p>Blacksands</text:p>
          </table:table-cell>
          <table:table-cell office:value-type="string" calcext:value-type="string">
            <text:p>Subdivision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967.723" calcext:value-type="float">
            <text:p>967.723</text:p>
          </table:table-cell>
          <table:table-cell office:value-type="float" office:value="10.205" calcext:value-type="float">
            <text:p>10.20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91]+[.AG91]+[.Z91]+[.T91]+[.N91]" office:value-type="float" office:value="72" calcext:value-type="float">
            <text:p>72</text:p>
          </table:table-cell>
          <table:table-cell office:value-type="float" office:value="967.723393625" calcext:value-type="float">
            <text:p>967.723393625</text:p>
          </table:table-cell>
          <table:table-cell office:value-type="string" calcext:value-type="string">
            <text:p>Kawaiha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90.451" calcext:value-type="float">
            <text:p>2590.451</text:p>
          </table:table-cell>
          <table:table-cell office:value-type="float" office:value="8.91" calcext:value-type="float">
            <text:p>8.9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92]+[.AG92]+[.Z92]+[.T92]+[.N92]" office:value-type="float" office:value="72" calcext:value-type="float">
            <text:p>72</text:p>
          </table:table-cell>
          <table:table-cell office:value-type="float" office:value="2584.80857021" calcext:value-type="float">
            <text:p>2584.80857021</text:p>
          </table:table-cell>
          <table:table-cell office:value-type="string" calcext:value-type="string">
            <text:p>Makah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1:</text:p>
          </table:table-cell>
          <table:table-cell office:value-type="string" calcext:value-type="string">
            <text:p>Leeward</text:p>
          </table:table-cell>
          <table:table-cell office:value-type="string" calcext:value-type="string">
            <text:p>Oahu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93]+[.AG93]+[.Z93]+[.T93]+[.N93]" office:value-type="float" office:value="72" calcext:value-type="float">
            <text:p>72</text:p>
          </table:table-cell>
          <table:table-cell office:value-type="float" office:value="2020.98186227" calcext:value-type="float">
            <text:p>2020.98186227</text:p>
          </table:table-cell>
          <table:table-cell office:value-type="string" calcext:value-type="string">
            <text:p>Waipahu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1:</text:p>
          </table:table-cell>
          <table:table-cell office:value-type="string" calcext:value-type="string">
            <text:p>Leeward</text:p>
          </table:table-cell>
          <table:table-cell office:value-type="string" calcext:value-type="string">
            <text:p>Oahu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94]+[.AG94]+[.Z94]+[.T94]+[.N94]" office:value-type="float" office:value="72" calcext:value-type="float">
            <text:p>72</text:p>
          </table:table-cell>
          <table:table-cell office:value-type="float" office:value="2461.14948133" calcext:value-type="float">
            <text:p>2461.14948133</text:p>
          </table:table-cell>
          <table:table-cell office:value-type="string" calcext:value-type="string">
            <text:p>Waikele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1:</text:p>
          </table:table-cell>
          <table:table-cell office:value-type="string" calcext:value-type="string">
            <text:p>Leeward</text:p>
          </table:table-cell>
          <table:table-cell office:value-type="string" calcext:value-type="string">
            <text:p>Oahu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95]+[.AG95]+[.Z95]+[.T95]+[.N95]" office:value-type="float" office:value="72" calcext:value-type="float">
            <text:p>72</text:p>
          </table:table-cell>
          <table:table-cell office:value-type="float" office:value="3428.66969623" calcext:value-type="float">
            <text:p>3428.66969623</text:p>
          </table:table-cell>
          <table:table-cell office:value-type="string" calcext:value-type="string">
            <text:p>Wahiaw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2: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Q96]+[.AG96]+[.Z96]+[.T96]+[.N96]" office:value-type="float" office:value="72" calcext:value-type="float">
            <text:p>72</text:p>
          </table:table-cell>
          <table:table-cell office:value-type="float" office:value="976.893680024" calcext:value-type="float">
            <text:p>976.893680024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2:</text:p>
          </table:table-cell>
          <table:table-cell office:value-type="string" calcext:value-type="string">
            <text:p>North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97]+[.AG97]+[.Z97]+[.T97]+[.N97]" office:value-type="float" office:value="72" calcext:value-type="float">
            <text:p>72</text:p>
          </table:table-cell>
          <table:table-cell office:value-type="float" office:value="1804.85067683" calcext:value-type="float">
            <text:p>1804.85067683</text:p>
          </table:table-cell>
          <table:table-cell office:value-type="string" calcext:value-type="string">
            <text:p>Waipio</text:p>
          </table:table-cell>
          <table:table-cell office:value-type="string" calcext:value-type="string">
            <text:p>Oa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2: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entral</text:p>
          </table:table-cell>
          <table:table-cell table:number-columns-repeated="5"/>
        </table:table-row>
        <table:table-row table:style-name="ro1">
          <table:table-cell office:value-type="float" office:value="699.331" calcext:value-type="float">
            <text:p>699.331</text:p>
          </table:table-cell>
          <table:table-cell office:value-type="float" office:value="6.679" calcext:value-type="float">
            <text:p>6.6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98]+[.AG98]+[.Z98]+[.T98]+[.N98]" office:value-type="float" office:value="71" calcext:value-type="float">
            <text:p>71</text:p>
          </table:table-cell>
          <table:table-cell office:value-type="float" office:value="699.330805536" calcext:value-type="float">
            <text:p>699.330805536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aluhi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3082.464" calcext:value-type="float">
            <text:p>3082.464</text:p>
          </table:table-cell>
          <table:table-cell office:value-type="float" office:value="14.079" calcext:value-type="float">
            <text:p>14.07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AQ99]+[.AG99]+[.Z99]+[.T99]+[.N99]" office:value-type="float" office:value="71" calcext:value-type="float">
            <text:p>71</text:p>
          </table:table-cell>
          <table:table-cell office:value-type="float" office:value="3082.46360011" calcext:value-type="float">
            <text:p>3082.46360011</text:p>
          </table:table-cell>
          <table:table-cell office:value-type="string" calcext:value-type="string">
            <text:p>Huelo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517.531" calcext:value-type="float">
            <text:p>1517.531</text:p>
          </table:table-cell>
          <table:table-cell office:value-type="float" office:value="11.055" calcext:value-type="float">
            <text:p>11.0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AQ100]+[.AG100]+[.Z100]+[.T100]+[.N100]" office:value-type="float" office:value="71" calcext:value-type="float">
            <text:p>71</text:p>
          </table:table-cell>
          <table:table-cell office:value-type="float" office:value="1517.53113025" calcext:value-type="float">
            <text:p>1517.53113025</text:p>
          </table:table-cell>
          <table:table-cell office:value-type="string" calcext:value-type="string">
            <text:p>Piiholo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9.679" calcext:value-type="float">
            <text:p>59.6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101]+[.AG101]+[.Z101]+[.T101]+[.N101]" office:value-type="float" office:value="71" calcext:value-type="float">
            <text:p>71</text:p>
          </table:table-cell>
          <table:table-cell office:value-type="float" office:value="59.6794169859" calcext:value-type="float">
            <text:p>59.6794169859</text:p>
          </table:table-cell>
          <table:table-cell office:value-type="string" calcext:value-type="string">
            <text:p>Puuiki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52.153" calcext:value-type="float">
            <text:p>152.153</text:p>
          </table:table-cell>
          <table:table-cell office:value-type="float" office:value="3.714" calcext:value-type="float">
            <text:p>3.7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102]+[.AG102]+[.Z102]+[.T102]+[.N102]" office:value-type="float" office:value="71" calcext:value-type="float">
            <text:p>71</text:p>
          </table:table-cell>
          <table:table-cell office:value-type="float" office:value="152.15263968" calcext:value-type="float">
            <text:p>152.15263968</text:p>
          </table:table-cell>
          <table:table-cell office:value-type="string" calcext:value-type="string">
            <text:p>Haou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774.821" calcext:value-type="float">
            <text:p>774.821</text:p>
          </table:table-cell>
          <table:table-cell office:value-type="float" office:value="6.151" calcext:value-type="float">
            <text:p>6.1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03]+[.AG103]+[.Z103]+[.T103]+[.N103]" office:value-type="float" office:value="71" calcext:value-type="float">
            <text:p>71</text:p>
          </table:table-cell>
          <table:table-cell office:value-type="float" office:value="774.821151561" calcext:value-type="float">
            <text:p>774.821151561</text:p>
          </table:table-cell>
          <table:table-cell office:value-type="string" calcext:value-type="string">
            <text:p>Launiupoko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722.412" calcext:value-type="float">
            <text:p>722.412</text:p>
          </table:table-cell>
          <table:table-cell office:value-type="float" office:value="5.204" calcext:value-type="float">
            <text:p>5.2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104]+[.AG104]+[.Z104]+[.T104]+[.N104]" office:value-type="float" office:value="71" calcext:value-type="float">
            <text:p>71</text:p>
          </table:table-cell>
          <table:table-cell office:value-type="float" office:value="722.411999728" calcext:value-type="float">
            <text:p>722.411999728</text:p>
          </table:table-cell>
          <table:table-cell office:value-type="string" calcext:value-type="string">
            <text:p>Koloa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851.406" calcext:value-type="float">
            <text:p>851.406</text:p>
          </table:table-cell>
          <table:table-cell office:value-type="float" office:value="6.993" calcext:value-type="float">
            <text:p>6.9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05]+[.AG105]+[.Z105]+[.T105]+[.N105]" office:value-type="float" office:value="71" calcext:value-type="float">
            <text:p>71</text:p>
          </table:table-cell>
          <table:table-cell office:value-type="float" office:value="851.40625912" calcext:value-type="float">
            <text:p>851.40625912</text:p>
          </table:table-cell>
          <table:table-cell office:value-type="string" calcext:value-type="string">
            <text:p>Kekaha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5211.228" calcext:value-type="float">
            <text:p>5211.228</text:p>
          </table:table-cell>
          <table:table-cell office:value-type="float" office:value="12.59" calcext:value-type="float">
            <text:p>12.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106]+[.AG106]+[.Z106]+[.T106]+[.N106]" office:value-type="float" office:value="71" calcext:value-type="float">
            <text:p>71</text:p>
          </table:table-cell>
          <table:table-cell office:value-type="float" office:value="5211.2280211" calcext:value-type="float">
            <text:p>5211.2280211</text:p>
          </table:table-cell>
          <table:table-cell office:value-type="string" calcext:value-type="string">
            <text:p>Kalae</text:p>
          </table:table-cell>
          <table:table-cell office:value-type="string" calcext:value-type="string">
            <text:p>Molo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-l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20255.633" calcext:value-type="float">
            <text:p>20255.633</text:p>
          </table:table-cell>
          <table:table-cell office:value-type="float" office:value="31.118" calcext:value-type="float">
            <text:p>31.1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AQ107]+[.AG107]+[.Z107]+[.T107]+[.N107]" office:value-type="float" office:value="71" calcext:value-type="float">
            <text:p>71</text:p>
          </table:table-cell>
          <table:table-cell office:value-type="float" office:value="20255.6329185" calcext:value-type="float">
            <text:p>20255.6329185</text:p>
          </table:table-cell>
          <table:table-cell office:value-type="string" calcext:value-type="string">
            <text:p>South</text:p>
          </table:table-cell>
          <table:table-cell table:number-columns-repeated="2" office:value-type="string" calcext:value-type="string">
            <text:p>Lan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ank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9.495" calcext:value-type="float">
            <text:p>829.495</text:p>
          </table:table-cell>
          <table:table-cell office:value-type="float" office:value="6.077" calcext:value-type="float">
            <text:p>6.07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AQ108]+[.AG108]+[.Z108]+[.T108]+[.N108]" office:value-type="float" office:value="71" calcext:value-type="float">
            <text:p>71</text:p>
          </table:table-cell>
          <table:table-cell office:value-type="float" office:value="829.495156629" calcext:value-type="float">
            <text:p>829.495156629</text:p>
          </table:table-cell>
          <table:table-cell office:value-type="string" calcext:value-type="string">
            <text:p>Manele</text:p>
          </table:table-cell>
          <table:table-cell office:value-type="string" calcext:value-type="string">
            <text:p>Lan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838.665" calcext:value-type="float">
            <text:p>838.665</text:p>
          </table:table-cell>
          <table:table-cell office:value-type="float" office:value="4.484" calcext:value-type="float">
            <text:p>4.48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09]+[.AG109]+[.Z109]+[.T109]+[.N109]" office:value-type="float" office:value="71" calcext:value-type="float">
            <text:p>71</text:p>
          </table:table-cell>
          <table:table-cell office:value-type="float" office:value="838.664864126" calcext:value-type="float">
            <text:p>838.664864126</text:p>
          </table:table-cell>
          <table:table-cell office:value-type="string" calcext:value-type="string">
            <text:p>Paauha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1000.159" calcext:value-type="float">
            <text:p>1000.159</text:p>
          </table:table-cell>
          <table:table-cell office:value-type="float" office:value="5.293" calcext:value-type="float">
            <text:p>5.29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110]+[.AG110]+[.Z110]+[.T110]+[.N110]" office:value-type="float" office:value="71" calcext:value-type="float">
            <text:p>71</text:p>
          </table:table-cell>
          <table:table-cell office:value-type="float" office:value="1000.15902103" calcext:value-type="float">
            <text:p>1000.15902103</text:p>
          </table:table-cell>
          <table:table-cell office:value-type="string" calcext:value-type="string">
            <text:p>Kukaia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819.194" calcext:value-type="float">
            <text:p>819.194</text:p>
          </table:table-cell>
          <table:table-cell office:value-type="float" office:value="4.849" calcext:value-type="float">
            <text:p>4.84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111]+[.AG111]+[.Z111]+[.T111]+[.N111]" office:value-type="float" office:value="71" calcext:value-type="float">
            <text:p>71</text:p>
          </table:table-cell>
          <table:table-cell office:value-type="float" office:value="819.194023199" calcext:value-type="float">
            <text:p>819.194023199</text:p>
          </table:table-cell>
          <table:table-cell office:value-type="string" calcext:value-type="string">
            <text:p>Waipunale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26.615" calcext:value-type="float">
            <text:p>526.615</text:p>
          </table:table-cell>
          <table:table-cell office:value-type="float" office:value="5.328" calcext:value-type="float">
            <text:p>5.32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AQ112]+[.AG112]+[.Z112]+[.T112]+[.N112]" office:value-type="float" office:value="71" calcext:value-type="float">
            <text:p>71</text:p>
          </table:table-cell>
          <table:table-cell office:value-type="float" office:value="526.61496929" calcext:value-type="float">
            <text:p>526.61496929</text:p>
          </table:table-cell>
          <table:table-cell office:value-type="string" calcext:value-type="string">
            <text:p>Puako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2732.045" calcext:value-type="float">
            <text:p>2732.045</text:p>
          </table:table-cell>
          <table:table-cell office:value-type="float" office:value="11.252" calcext:value-type="float">
            <text:p>11.2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113]+[.AG113]+[.Z113]+[.T113]+[.N113]" office:value-type="float" office:value="71" calcext:value-type="float">
            <text:p>71</text:p>
          </table:table-cell>
          <table:table-cell office:value-type="float" office:value="2736.40720693" calcext:value-type="float">
            <text:p>2736.40720693</text:p>
          </table:table-cell>
          <table:table-cell office:value-type="string" calcext:value-type="string">
            <text:p>Nanakul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1:</text:p>
          </table:table-cell>
          <table:table-cell office:value-type="string" calcext:value-type="string">
            <text:p>Leeward</text:p>
          </table:table-cell>
          <table:table-cell office:value-type="string" calcext:value-type="string">
            <text:p>Oah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14]+[.AG114]+[.Z114]+[.T114]+[.N114]" office:value-type="float" office:value="71" calcext:value-type="float">
            <text:p>71</text:p>
          </table:table-cell>
          <table:table-cell office:value-type="float" office:value="1687.65981296" calcext:value-type="float">
            <text:p>1687.65981296</text:p>
          </table:table-cell>
          <table:table-cell office:value-type="string" calcext:value-type="string">
            <text:p>Tantalus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15]+[.AG115]+[.Z115]+[.T115]+[.N115]" office:value-type="float" office:value="71" calcext:value-type="float">
            <text:p>71</text:p>
          </table:table-cell>
          <table:table-cell office:value-type="float" office:value="1990.79907549" calcext:value-type="float">
            <text:p>1990.79907549</text:p>
          </table:table-cell>
          <table:table-cell office:value-type="string" calcext:value-type="string">
            <text:p>Moanalu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16]+[.AG116]+[.Z116]+[.T116]+[.N116]" office:value-type="float" office:value="71" calcext:value-type="float">
            <text:p>71</text:p>
          </table:table-cell>
          <table:table-cell office:value-type="float" office:value="1622.43770175" calcext:value-type="float">
            <text:p>1622.43770175</text:p>
          </table:table-cell>
          <table:table-cell office:value-type="string" calcext:value-type="string">
            <text:p>Waime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2: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entral</text:p>
          </table:table-cell>
          <table:table-cell table:number-columns-repeated="5"/>
        </table:table-row>
        <table:table-row table:style-name="ro1">
          <table:table-cell office:value-type="float" office:value="20255.633" calcext:value-type="float">
            <text:p>20255.633</text:p>
          </table:table-cell>
          <table:table-cell office:value-type="float" office:value="31.118" calcext:value-type="float">
            <text:p>31.1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AQ117]+[.AG117]+[.Z117]+[.T117]+[.N117]" office:value-type="float" office:value="71" calcext:value-type="float">
            <text:p>71</text:p>
          </table:table-cell>
          <table:table-cell office:value-type="float" office:value="20255.6329185" calcext:value-type="float">
            <text:p>20255.6329185</text:p>
          </table:table-cell>
          <table:table-cell office:value-type="string" calcext:value-type="string">
            <text:p>Kaumalapau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Lan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1228.33" calcext:value-type="float">
            <text:p>1228.33</text:p>
          </table:table-cell>
          <table:table-cell office:value-type="float" office:value="6.973" calcext:value-type="float">
            <text:p>6.97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118]+[.AG118]+[.Z118]+[.T118]+[.N118]" office:value-type="float" office:value="70" calcext:value-type="float">
            <text:p>70</text:p>
          </table:table-cell>
          <table:table-cell office:value-type="float" office:value="1228.3298791" calcext:value-type="float">
            <text:p>1228.3298791</text:p>
          </table:table-cell>
          <table:table-cell office:value-type="string" calcext:value-type="string">
            <text:p>Ukumehame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1146.891" calcext:value-type="float">
            <text:p>1146.891</text:p>
          </table:table-cell>
          <table:table-cell office:value-type="float" office:value="6.686" calcext:value-type="float">
            <text:p>6.68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AQ119]+[.AG119]+[.Z119]+[.T119]+[.N119]" office:value-type="float" office:value="70" calcext:value-type="float">
            <text:p>70</text:p>
          </table:table-cell>
          <table:table-cell office:value-type="float" office:value="1146.89070273" calcext:value-type="float">
            <text:p>1146.89070273</text:p>
          </table:table-cell>
          <table:table-cell office:value-type="string" calcext:value-type="string">
            <text:p>Kailu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779.625" calcext:value-type="float">
            <text:p>779.625</text:p>
          </table:table-cell>
          <table:table-cell office:value-type="float" office:value="7.238" calcext:value-type="float">
            <text:p>7.2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120]+[.AG120]+[.Z120]+[.T120]+[.N120]" office:value-type="float" office:value="70" calcext:value-type="float">
            <text:p>70</text:p>
          </table:table-cell>
          <table:table-cell office:value-type="float" office:value="779.624810845" calcext:value-type="float">
            <text:p>779.624810845</text:p>
          </table:table-cell>
          <table:table-cell office:value-type="string" calcext:value-type="string">
            <text:p>Nahiku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548.606" calcext:value-type="float">
            <text:p>548.606</text:p>
          </table:table-cell>
          <table:table-cell office:value-type="float" office:value="4.644" calcext:value-type="float">
            <text:p>4.6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121]+[.AG121]+[.Z121]+[.T121]+[.N121]" office:value-type="float" office:value="70" calcext:value-type="float">
            <text:p>70</text:p>
          </table:table-cell>
          <table:table-cell office:value-type="float" office:value="548.605671335" calcext:value-type="float">
            <text:p>548.605671335</text:p>
          </table:table-cell>
          <table:table-cell office:value-type="string" calcext:value-type="string">
            <text:p>Koali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4819.731" calcext:value-type="float">
            <text:p>4819.731</text:p>
          </table:table-cell>
          <table:table-cell office:value-type="float" office:value="14.974" calcext:value-type="float">
            <text:p>14.97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22]+[.AG122]+[.Z122]+[.T122]+[.N122]" office:value-type="float" office:value="70" calcext:value-type="float">
            <text:p>70</text:p>
          </table:table-cell>
          <table:table-cell office:value-type="float" office:value="4819.73121134" calcext:value-type="float">
            <text:p>4819.73121134</text:p>
          </table:table-cell>
          <table:table-cell office:value-type="string" calcext:value-type="string">
            <text:p>Waiako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501.169" calcext:value-type="float">
            <text:p>501.169</text:p>
          </table:table-cell>
          <table:table-cell office:value-type="float" office:value="4.922" calcext:value-type="float">
            <text:p>4.9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123]+[.AG123]+[.Z123]+[.T123]+[.N123]" office:value-type="float" office:value="70" calcext:value-type="float">
            <text:p>70</text:p>
          </table:table-cell>
          <table:table-cell office:value-type="float" office:value="501.168694091" calcext:value-type="float">
            <text:p>501.168694091</text:p>
          </table:table-cell>
          <table:table-cell office:value-type="string" calcext:value-type="string">
            <text:p>Moloaa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258.263" calcext:value-type="float">
            <text:p>258.263</text:p>
          </table:table-cell>
          <table:table-cell office:value-type="float" office:value="2.716" calcext:value-type="float">
            <text:p>2.71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124]+[.AG124]+[.Z124]+[.T124]+[.N124]" office:value-type="float" office:value="70" calcext:value-type="float">
            <text:p>70</text:p>
          </table:table-cell>
          <table:table-cell office:value-type="float" office:value="258.26305422" calcext:value-type="float">
            <text:p>258.26305422</text:p>
          </table:table-cell>
          <table:table-cell office:value-type="string" calcext:value-type="string">
            <text:p>Kealia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2414.227" calcext:value-type="float">
            <text:p>2414.227</text:p>
          </table:table-cell>
          <table:table-cell office:value-type="float" office:value="7.98" calcext:value-type="float">
            <text:p>7.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125]+[.AG125]+[.Z125]+[.T125]+[.N125]" office:value-type="float" office:value="70" calcext:value-type="float">
            <text:p>70</text:p>
          </table:table-cell>
          <table:table-cell office:value-type="float" office:value="2414.22743634" calcext:value-type="float">
            <text:p>2414.22743634</text:p>
          </table:table-cell>
          <table:table-cell office:value-type="string" calcext:value-type="string">
            <text:p>Kapahi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2611.316" calcext:value-type="float">
            <text:p>2611.316</text:p>
          </table:table-cell>
          <table:table-cell office:value-type="float" office:value="9.274" calcext:value-type="float">
            <text:p>9.2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126]+[.AG126]+[.Z126]+[.T126]+[.N126]" office:value-type="float" office:value="70" calcext:value-type="float">
            <text:p>70</text:p>
          </table:table-cell>
          <table:table-cell office:value-type="float" office:value="2611.31554615" calcext:value-type="float">
            <text:p>2611.31554615</text:p>
          </table:table-cell>
          <table:table-cell office:value-type="string" calcext:value-type="string">
            <text:p>Kapaa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4144.004" calcext:value-type="float">
            <text:p>4144.004</text:p>
          </table:table-cell>
          <table:table-cell office:value-type="float" office:value="12.158" calcext:value-type="float">
            <text:p>12.15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127]+[.AG127]+[.Z127]+[.T127]+[.N127]" office:value-type="float" office:value="70" calcext:value-type="float">
            <text:p>70</text:p>
          </table:table-cell>
          <table:table-cell office:value-type="float" office:value="4144.00420973" calcext:value-type="float">
            <text:p>4144.00420973</text:p>
          </table:table-cell>
          <table:table-cell office:value-type="string" calcext:value-type="string">
            <text:p>Lihue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281.633" calcext:value-type="float">
            <text:p>281.633</text:p>
          </table:table-cell>
          <table:table-cell office:value-type="float" office:value="2.641" calcext:value-type="float">
            <text:p>2.6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128]+[.AG128]+[.Z128]+[.T128]+[.N128]" office:value-type="float" office:value="70" calcext:value-type="float">
            <text:p>70</text:p>
          </table:table-cell>
          <table:table-cell office:value-type="float" office:value="281.632624336" calcext:value-type="float">
            <text:p>281.632624336</text:p>
          </table:table-cell>
          <table:table-cell office:value-type="string" calcext:value-type="string">
            <text:p>Kapapal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2173.027" calcext:value-type="float">
            <text:p>2173.027</text:p>
          </table:table-cell>
          <table:table-cell office:value-type="float" office:value="8.127" calcext:value-type="float">
            <text:p>8.127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AQ129]+[.AG129]+[.Z129]+[.T129]+[.N129]" office:value-type="float" office:value="70" calcext:value-type="float">
            <text:p>70</text:p>
          </table:table-cell>
          <table:table-cell office:value-type="float" office:value="2173.02671039" calcext:value-type="float">
            <text:p>2173.02671039</text:p>
          </table:table-cell>
          <table:table-cell office:value-type="string" calcext:value-type="string">
            <text:p>Waipio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458.848" calcext:value-type="float">
            <text:p>458.848</text:p>
          </table:table-cell>
          <table:table-cell office:value-type="float" office:value="3.529" calcext:value-type="float">
            <text:p>3.5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AQ130]+[.AG130]+[.Z130]+[.T130]+[.N130]" office:value-type="float" office:value="70" calcext:value-type="float">
            <text:p>70</text:p>
          </table:table-cell>
          <table:table-cell office:value-type="float" office:value="458.847767513" calcext:value-type="float">
            <text:p>458.847767513</text:p>
          </table:table-cell>
          <table:table-cell office:value-type="string" calcext:value-type="string">
            <text:p>Pohakulo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3409.86" calcext:value-type="float">
            <text:p>3409.86</text:p>
          </table:table-cell>
          <table:table-cell office:value-type="float" office:value="11.288" calcext:value-type="float">
            <text:p>11.28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131]+[.AG131]+[.Z131]+[.T131]+[.N131]" office:value-type="float" office:value="70" calcext:value-type="float">
            <text:p>70</text:p>
          </table:table-cell>
          <table:table-cell office:value-type="float" office:value="3409.85951862" calcext:value-type="float">
            <text:p>3409.85951862</text:p>
          </table:table-cell>
          <table:table-cell office:value-type="string" calcext:value-type="string">
            <text:p>Kaloko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1339.046" calcext:value-type="float">
            <text:p>1339.046</text:p>
          </table:table-cell>
          <table:table-cell office:value-type="float" office:value="6.071" calcext:value-type="float">
            <text:p>6.0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AQ132]+[.AG132]+[.Z132]+[.T132]+[.N132]" office:value-type="float" office:value="70" calcext:value-type="float">
            <text:p>70</text:p>
          </table:table-cell>
          <table:table-cell office:value-type="float" office:value="1339.04581668" calcext:value-type="float">
            <text:p>1339.04581668</text:p>
          </table:table-cell>
          <table:table-cell office:value-type="string" calcext:value-type="string">
            <text:p>Kealakekua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3678.518" calcext:value-type="float">
            <text:p>3678.518</text:p>
          </table:table-cell>
          <table:table-cell office:value-type="float" office:value="9.796" calcext:value-type="float">
            <text:p>9.79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133]+[.AG133]+[.Z133]+[.T133]+[.N133]" office:value-type="float" office:value="70" calcext:value-type="float">
            <text:p>70</text:p>
          </table:table-cell>
          <table:table-cell office:value-type="float" office:value="3701.1126252" calcext:value-type="float">
            <text:p>3701.1126252</text:p>
          </table:table-cell>
          <table:table-cell office:value-type="string" calcext:value-type="string">
            <text:p>Mail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1:</text:p>
          </table:table-cell>
          <table:table-cell office:value-type="string" calcext:value-type="string">
            <text:p>Leeward</text:p>
          </table:table-cell>
          <table:table-cell office:value-type="string" calcext:value-type="string">
            <text:p>Oah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34]+[.AG134]+[.Z134]+[.T134]+[.N134]" office:value-type="float" office:value="70" calcext:value-type="float">
            <text:p>70</text:p>
          </table:table-cell>
          <table:table-cell office:value-type="float" office:value="490.601364515" calcext:value-type="float">
            <text:p>490.601364515</text:p>
          </table:table-cell>
          <table:table-cell office:value-type="string" calcext:value-type="string">
            <text:p>Hahaione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East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35]+[.AG135]+[.Z135]+[.T135]+[.N135]" office:value-type="float" office:value="70" calcext:value-type="float">
            <text:p>70</text:p>
          </table:table-cell>
          <table:table-cell office:value-type="float" office:value="619.890161704" calcext:value-type="float">
            <text:p>619.890161704</text:p>
          </table:table-cell>
          <table:table-cell office:value-type="string" calcext:value-type="string">
            <text:p>Kuliouou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nolul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AQ136]+[.AG136]+[.Z136]+[.T136]+[.N136]" office:value-type="float" office:value="70" calcext:value-type="float">
            <text:p>70</text:p>
          </table:table-cell>
          <table:table-cell office:value-type="float" office:value="767.731759746" calcext:value-type="float">
            <text:p>767.731759746</text:p>
          </table:table-cell>
          <table:table-cell office:value-type="string" calcext:value-type="string">
            <text:p>Palolo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37]+[.AG137]+[.Z137]+[.T137]+[.N137]" office:value-type="float" office:value="70" calcext:value-type="float">
            <text:p>70</text:p>
          </table:table-cell>
          <table:table-cell office:value-type="float" office:value="2982.36664981" calcext:value-type="float">
            <text:p>2982.36664981</text:p>
          </table:table-cell>
          <table:table-cell office:value-type="string" calcext:value-type="string">
            <text:p>Kalihi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97.948" calcext:value-type="float">
            <text:p>97.948</text:p>
          </table:table-cell>
          <table:table-cell office:value-type="float" office:value="2.107" calcext:value-type="float">
            <text:p>2.10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38]+[.AG138]+[.Z138]+[.T138]+[.N138]" office:value-type="float" office:value="69" calcext:value-type="float">
            <text:p>69</text:p>
          </table:table-cell>
          <table:table-cell office:value-type="float" office:value="97.9484819635" calcext:value-type="float">
            <text:p>97.9484819635</text:p>
          </table:table-cell>
          <table:table-cell office:value-type="string" calcext:value-type="string">
            <text:p>Hailimaile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452.606" calcext:value-type="float">
            <text:p>2452.606</text:p>
          </table:table-cell>
          <table:table-cell office:value-type="float" office:value="9.73" calcext:value-type="float">
            <text:p>9.7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139]+[.AG139]+[.Z139]+[.T139]+[.N139]" office:value-type="float" office:value="69" calcext:value-type="float">
            <text:p>69</text:p>
          </table:table-cell>
          <table:table-cell office:value-type="float" office:value="2452.60595568" calcext:value-type="float">
            <text:p>2452.60595568</text:p>
          </table:table-cell>
          <table:table-cell office:value-type="string" calcext:value-type="string">
            <text:p>Papaa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687.219" calcext:value-type="float">
            <text:p>5687.219</text:p>
          </table:table-cell>
          <table:table-cell office:value-type="float" office:value="16.901" calcext:value-type="float">
            <text:p>16.9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40]+[.AG140]+[.Z140]+[.T140]+[.N140]" office:value-type="float" office:value="69" calcext:value-type="float">
            <text:p>69</text:p>
          </table:table-cell>
          <table:table-cell office:value-type="float" office:value="5687.21873322" calcext:value-type="float">
            <text:p>5687.21873322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2841.781" calcext:value-type="float">
            <text:p>2841.781</text:p>
          </table:table-cell>
          <table:table-cell office:value-type="float" office:value="11.571" calcext:value-type="float">
            <text:p>11.57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141]+[.AG141]+[.Z141]+[.T141]+[.N141]" office:value-type="float" office:value="69" calcext:value-type="float">
            <text:p>69</text:p>
          </table:table-cell>
          <table:table-cell office:value-type="float" office:value="2841.78134957" calcext:value-type="float">
            <text:p>2841.78134957</text:p>
          </table:table-cell>
          <table:table-cell office:value-type="string" calcext:value-type="string">
            <text:p>Kalaupapa</text:p>
          </table:table-cell>
          <table:table-cell office:value-type="string" calcext:value-type="string">
            <text:p>Molo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5089.504" calcext:value-type="float">
            <text:p>5089.504</text:p>
          </table:table-cell>
          <table:table-cell office:value-type="float" office:value="13.157" calcext:value-type="float">
            <text:p>13.1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142]+[.AG142]+[.Z142]+[.T142]+[.N142]" office:value-type="float" office:value="69" calcext:value-type="float">
            <text:p>69</text:p>
          </table:table-cell>
          <table:table-cell office:value-type="float" office:value="5089.50385901" calcext:value-type="float">
            <text:p>5089.50385901</text:p>
          </table:table-cell>
          <table:table-cell office:value-type="string" calcext:value-type="string">
            <text:p>Naaleh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1648.137" calcext:value-type="float">
            <text:p>1648.137</text:p>
          </table:table-cell>
          <table:table-cell office:value-type="float" office:value="7.427" calcext:value-type="float">
            <text:p>7.42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43]+[.AG143]+[.Z143]+[.T143]+[.N143]" office:value-type="float" office:value="69" calcext:value-type="float">
            <text:p>69</text:p>
          </table:table-cell>
          <table:table-cell office:value-type="float" office:value="1648.1370431" calcext:value-type="float">
            <text:p>1648.1370431</text:p>
          </table:table-cell>
          <table:table-cell office:value-type="string" calcext:value-type="string">
            <text:p>Kainaliu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15356.859" calcext:value-type="float">
            <text:p>15356.859</text:p>
          </table:table-cell>
          <table:table-cell office:value-type="float" office:value="32.113" calcext:value-type="float">
            <text:p>32.1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144]+[.AG144]+[.Z144]+[.T144]+[.N144]" office:value-type="float" office:value="69" calcext:value-type="float">
            <text:p>69</text:p>
          </table:table-cell>
          <table:table-cell office:value-type="float" office:value="15356.8590089" calcext:value-type="float">
            <text:p>15356.8590089</text:p>
          </table:table-cell>
          <table:table-cell office:value-type="string" calcext:value-type="string">
            <text:p>Kailua</text:p>
          </table:table-cell>
          <table:table-cell office:value-type="string" calcext:value-type="string">
            <text:p>Kon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540.513" calcext:value-type="float">
            <text:p>540.513</text:p>
          </table:table-cell>
          <table:table-cell office:value-type="float" office:value="4.101" calcext:value-type="float">
            <text:p>4.10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AQ145]+[.AG145]+[.Z145]+[.T145]+[.N145]" office:value-type="float" office:value="69" calcext:value-type="float">
            <text:p>69</text:p>
          </table:table-cell>
          <table:table-cell office:value-type="float" office:value="540.513330698" calcext:value-type="float">
            <text:p>540.513330698</text:p>
          </table:table-cell>
          <table:table-cell office:value-type="string" calcext:value-type="string">
            <text:p>Kohala</text:p>
          </table:table-cell>
          <table:table-cell office:value-type="string" calcext:value-type="string">
            <text:p>Estates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1388.047" calcext:value-type="float">
            <text:p>1388.047</text:p>
          </table:table-cell>
          <table:table-cell office:value-type="float" office:value="6.721" calcext:value-type="float">
            <text:p>6.72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46]+[.AG146]+[.Z146]+[.T146]+[.N146]" office:value-type="float" office:value="69" calcext:value-type="float">
            <text:p>69</text:p>
          </table:table-cell>
          <table:table-cell office:value-type="float" office:value="1388.04672522" calcext:value-type="float">
            <text:p>1388.04672522</text:p>
          </table:table-cell>
          <table:table-cell office:value-type="string" calcext:value-type="string">
            <text:p>Waime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3524.889" calcext:value-type="float">
            <text:p>3524.889</text:p>
          </table:table-cell>
          <table:table-cell office:value-type="float" office:value="15.926" calcext:value-type="float">
            <text:p>15.9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147]+[.AG147]+[.Z147]+[.T147]+[.N147]" office:value-type="float" office:value="69" calcext:value-type="float">
            <text:p>69</text:p>
          </table:table-cell>
          <table:table-cell office:value-type="float" office:value="3524.88940973" calcext:value-type="float">
            <text:p>3524.88940973</text:p>
          </table:table-cell>
          <table:table-cell office:value-type="string" calcext:value-type="string">
            <text:p>Wailua</text:p>
          </table:table-cell>
          <table:table-cell office:value-type="string" calcext:value-type="string">
            <text:p>Molo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-low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48]+[.AG148]+[.Z148]+[.T148]+[.N148]" office:value-type="float" office:value="69" calcext:value-type="float">
            <text:p>69</text:p>
          </table:table-cell>
          <table:table-cell office:value-type="float" office:value="2226.95237192" calcext:value-type="float">
            <text:p>2226.95237192</text:p>
          </table:table-cell>
          <table:table-cell office:value-type="string" calcext:value-type="string">
            <text:p>Pupuke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2: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entral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49]+[.AG149]+[.Z149]+[.T149]+[.N149]" office:value-type="float" office:value="69" calcext:value-type="float">
            <text:p>69</text:p>
          </table:table-cell>
          <table:table-cell office:value-type="float" office:value="3896.61879135" calcext:value-type="float">
            <text:p>3896.61879135</text:p>
          </table:table-cell>
          <table:table-cell office:value-type="string" calcext:value-type="string">
            <text:p>Waimanalo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50]+[.AG150]+[.Z150]+[.T150]+[.N150]" office:value-type="float" office:value="69" calcext:value-type="float">
            <text:p>69</text:p>
          </table:table-cell>
          <table:table-cell office:value-type="float" office:value="840.310379238" calcext:value-type="float">
            <text:p>840.310379238</text:p>
          </table:table-cell>
          <table:table-cell office:value-type="string" calcext:value-type="string">
            <text:p>Kalama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nolul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51]+[.AG151]+[.Z151]+[.T151]+[.N151]" office:value-type="float" office:value="69" calcext:value-type="float">
            <text:p>69</text:p>
          </table:table-cell>
          <table:table-cell office:value-type="float" office:value="3668.92210067" calcext:value-type="float">
            <text:p>3668.92210067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800.473" calcext:value-type="float">
            <text:p>1800.473</text:p>
          </table:table-cell>
          <table:table-cell office:value-type="float" office:value="7.726" calcext:value-type="float">
            <text:p>7.7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52]+[.AG152]+[.Z152]+[.T152]+[.N152]" office:value-type="float" office:value="68" calcext:value-type="float">
            <text:p>68</text:p>
          </table:table-cell>
          <table:table-cell office:value-type="float" office:value="1800.47318509" calcext:value-type="float">
            <text:p>1800.47318509</text:p>
          </table:table-cell>
          <table:table-cell office:value-type="string" calcext:value-type="string">
            <text:p>Launiupoko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420.848" calcext:value-type="float">
            <text:p>420.8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53]+[.AG153]+[.Z153]+[.T153]+[.N153]" office:value-type="float" office:value="68" calcext:value-type="float">
            <text:p>68</text:p>
          </table:table-cell>
          <table:table-cell office:value-type="float" office:value="420.848383913" calcext:value-type="float">
            <text:p>420.848383913</text:p>
          </table:table-cell>
          <table:table-cell office:value-type="string" calcext:value-type="string">
            <text:p>Wahikuli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230.786" calcext:value-type="float">
            <text:p>230.786</text:p>
          </table:table-cell>
          <table:table-cell office:value-type="float" office:value="2.808" calcext:value-type="float">
            <text:p>2.80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54]+[.AG154]+[.Z154]+[.T154]+[.N154]" office:value-type="float" office:value="68" calcext:value-type="float">
            <text:p>68</text:p>
          </table:table-cell>
          <table:table-cell office:value-type="float" office:value="230.785734584" calcext:value-type="float">
            <text:p>230.785734584</text:p>
          </table:table-cell>
          <table:table-cell office:value-type="string" calcext:value-type="string">
            <text:p>Honokowai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334.851" calcext:value-type="float">
            <text:p>334.851</text:p>
          </table:table-cell>
          <table:table-cell office:value-type="float" office:value="7.064" calcext:value-type="float">
            <text:p>7.06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55]+[.AG155]+[.Z155]+[.T155]+[.N155]" office:value-type="float" office:value="68" calcext:value-type="float">
            <text:p>68</text:p>
          </table:table-cell>
          <table:table-cell office:value-type="float" office:value="334.85059786" calcext:value-type="float">
            <text:p>334.85059786</text:p>
          </table:table-cell>
          <table:table-cell office:value-type="string" calcext:value-type="string">
            <text:p>Pai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10756.153" calcext:value-type="float">
            <text:p>10756.153</text:p>
          </table:table-cell>
          <table:table-cell office:value-type="float" office:value="23.733" calcext:value-type="float">
            <text:p>23.7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156]+[.AG156]+[.Z156]+[.T156]+[.N156]" office:value-type="float" office:value="68" calcext:value-type="float">
            <text:p>68</text:p>
          </table:table-cell>
          <table:table-cell office:value-type="float" office:value="10756.1531142" calcext:value-type="float">
            <text:p>10756.1531142</text:p>
          </table:table-cell>
          <table:table-cell office:value-type="string" calcext:value-type="string">
            <text:p>Haiku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1023.663" calcext:value-type="float">
            <text:p>1023.663</text:p>
          </table:table-cell>
          <table:table-cell office:value-type="float" office:value="6.675" calcext:value-type="float">
            <text:p>6.6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157]+[.AG157]+[.Z157]+[.T157]+[.N157]" office:value-type="float" office:value="68" calcext:value-type="float">
            <text:p>68</text:p>
          </table:table-cell>
          <table:table-cell office:value-type="float" office:value="1023.66253619" calcext:value-type="float">
            <text:p>1023.66253619</text:p>
          </table:table-cell>
          <table:table-cell office:value-type="string" calcext:value-type="string">
            <text:p>Makaalae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62.256" calcext:value-type="float">
            <text:p>62.256</text:p>
          </table:table-cell>
          <table:table-cell office:value-type="float" office:value="1.676" calcext:value-type="float">
            <text:p>1.676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58]+[.AG158]+[.Z158]+[.T158]+[.N158]" office:value-type="float" office:value="68" calcext:value-type="float">
            <text:p>68</text:p>
          </table:table-cell>
          <table:table-cell office:value-type="float" office:value="62.2564978254" calcext:value-type="float">
            <text:p>62.2564978254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Shops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58.627" calcext:value-type="float">
            <text:p>158.627</text:p>
          </table:table-cell>
          <table:table-cell office:value-type="float" office:value="2.297" calcext:value-type="float">
            <text:p>2.29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59]+[.AG159]+[.Z159]+[.T159]+[.N159]" office:value-type="float" office:value="68" calcext:value-type="float">
            <text:p>68</text:p>
          </table:table-cell>
          <table:table-cell office:value-type="float" office:value="158.626852158" calcext:value-type="float">
            <text:p>158.626852158</text:p>
          </table:table-cell>
          <table:table-cell office:value-type="string" calcext:value-type="string">
            <text:p>Kaanapal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230.736" calcext:value-type="float">
            <text:p>230.736</text:p>
          </table:table-cell>
          <table:table-cell office:value-type="float" office:value="3.471" calcext:value-type="float">
            <text:p>3.4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160]+[.AG160]+[.Z160]+[.T160]+[.N160]" office:value-type="float" office:value="68" calcext:value-type="float">
            <text:p>68</text:p>
          </table:table-cell>
          <table:table-cell office:value-type="float" office:value="230.735663194" calcext:value-type="float">
            <text:p>230.735663194</text:p>
          </table:table-cell>
          <table:table-cell office:value-type="string" calcext:value-type="string">
            <text:p>Niumalu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3361.542" calcext:value-type="float">
            <text:p>3361.542</text:p>
          </table:table-cell>
          <table:table-cell office:value-type="float" office:value="12.35" calcext:value-type="float">
            <text:p>12.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AQ161]+[.AG161]+[.Z161]+[.T161]+[.N161]" office:value-type="float" office:value="68" calcext:value-type="float">
            <text:p>68</text:p>
          </table:table-cell>
          <table:table-cell office:value-type="float" office:value="3361.54219863" calcext:value-type="float">
            <text:p>3361.54219863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 table:number-columns-repeated="6"/>
        </table:table-row>
        <table:table-row table:style-name="ro1">
          <table:table-cell office:value-type="float" office:value="1440.79" calcext:value-type="float">
            <text:p>1440.79</text:p>
          </table:table-cell>
          <table:table-cell office:value-type="float" office:value="6.563" calcext:value-type="float">
            <text:p>6.56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162]+[.AG162]+[.Z162]+[.T162]+[.N162]" office:value-type="float" office:value="68" calcext:value-type="float">
            <text:p>68</text:p>
          </table:table-cell>
          <table:table-cell office:value-type="float" office:value="1440.79000789" calcext:value-type="float">
            <text:p>1440.79000789</text:p>
          </table:table-cell>
          <table:table-cell office:value-type="string" calcext:value-type="string">
            <text:p>Honaunau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2510.223" calcext:value-type="float">
            <text:p>2510.223</text:p>
          </table:table-cell>
          <table:table-cell office:value-type="float" office:value="8.42" calcext:value-type="float">
            <text:p>8.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163]+[.AG163]+[.Z163]+[.T163]+[.N163]" office:value-type="float" office:value="68" calcext:value-type="float">
            <text:p>68</text:p>
          </table:table-cell>
          <table:table-cell office:value-type="float" office:value="2510.22339633" calcext:value-type="float">
            <text:p>2510.22339633</text:p>
          </table:table-cell>
          <table:table-cell office:value-type="string" calcext:value-type="string">
            <text:p>Miloli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2152.537" calcext:value-type="float">
            <text:p>2152.537</text:p>
          </table:table-cell>
          <table:table-cell office:value-type="float" office:value="9.483" calcext:value-type="float">
            <text:p>9.48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AQ164]+[.AG164]+[.Z164]+[.T164]+[.N164]" office:value-type="float" office:value="68" calcext:value-type="float">
            <text:p>68</text:p>
          </table:table-cell>
          <table:table-cell office:value-type="float" office:value="2152.53699838" calcext:value-type="float">
            <text:p>2152.53699838</text:p>
          </table:table-cell>
          <table:table-cell office:value-type="string" calcext:value-type="string">
            <text:p>Kapoho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803.629" calcext:value-type="float">
            <text:p>803.629</text:p>
          </table:table-cell>
          <table:table-cell office:value-type="float" office:value="5.579" calcext:value-type="float">
            <text:p>5.5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AQ165]+[.AG165]+[.Z165]+[.T165]+[.N165]" office:value-type="float" office:value="68" calcext:value-type="float">
            <text:p>68</text:p>
          </table:table-cell>
          <table:table-cell office:value-type="float" office:value="803.629441747" calcext:value-type="float">
            <text:p>803.629441747</text:p>
          </table:table-cell>
          <table:table-cell table:number-columns-repeated="2" office:value-type="string" calcext:value-type="string">
            <text:p>Wa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3508.596" calcext:value-type="float">
            <text:p>3508.596</text:p>
          </table:table-cell>
          <table:table-cell office:value-type="float" office:value="9.765" calcext:value-type="float">
            <text:p>9.765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166]+[.AG166]+[.Z166]+[.T166]+[.N166]" office:value-type="float" office:value="68" calcext:value-type="float">
            <text:p>68</text:p>
          </table:table-cell>
          <table:table-cell office:value-type="float" office:value="3508.59649794" calcext:value-type="float">
            <text:p>3508.59649794</text:p>
          </table:table-cell>
          <table:table-cell office:value-type="string" calcext:value-type="string">
            <text:p>Ainalo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462.313" calcext:value-type="float">
            <text:p>462.313</text:p>
          </table:table-cell>
          <table:table-cell office:value-type="float" office:value="4.693" calcext:value-type="float">
            <text:p>4.6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167]+[.AG167]+[.Z167]+[.T167]+[.N167]" office:value-type="float" office:value="68" calcext:value-type="float">
            <text:p>68</text:p>
          </table:table-cell>
          <table:table-cell office:value-type="float" office:value="462.312890002" calcext:value-type="float">
            <text:p>462.312890002</text:p>
          </table:table-cell>
          <table:table-cell office:value-type="string" calcext:value-type="string">
            <text:p>Ookal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1049.532" calcext:value-type="float">
            <text:p>1049.532</text:p>
          </table:table-cell>
          <table:table-cell office:value-type="float" office:value="7.502" calcext:value-type="float">
            <text:p>7.50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68]+[.AG168]+[.Z168]+[.T168]+[.N168]" office:value-type="float" office:value="68" calcext:value-type="float">
            <text:p>68</text:p>
          </table:table-cell>
          <table:table-cell office:value-type="float" office:value="1050.12283674" calcext:value-type="float">
            <text:p>1050.12283674</text:p>
          </table:table-cell>
          <table:table-cell office:value-type="string" calcext:value-type="string">
            <text:p>Makakilo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1:</text:p>
          </table:table-cell>
          <table:table-cell office:value-type="string" calcext:value-type="string">
            <text:p>Leeward</text:p>
          </table:table-cell>
          <table:table-cell office:value-type="string" calcext:value-type="string">
            <text:p>Oahu</text:p>
          </table:table-cell>
          <table:table-cell table:number-columns-repeated="5"/>
        </table:table-row>
        <table:table-row table:style-name="ro1">
          <table:table-cell office:value-type="float" office:value="335.37" calcext:value-type="float">
            <text:p>335.37</text:p>
          </table:table-cell>
          <table:table-cell office:value-type="float" office:value="3.169" calcext:value-type="float">
            <text:p>3.16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69]+[.AG169]+[.Z169]+[.T169]+[.N169]" office:value-type="float" office:value="68" calcext:value-type="float">
            <text:p>68</text:p>
          </table:table-cell>
          <table:table-cell office:value-type="float" office:value="358.073928939" calcext:value-type="float">
            <text:p>358.073928939</text:p>
          </table:table-cell>
          <table:table-cell office:value-type="string" calcext:value-type="string">
            <text:p>Makakilo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1:</text:p>
          </table:table-cell>
          <table:table-cell office:value-type="string" calcext:value-type="string">
            <text:p>Leeward</text:p>
          </table:table-cell>
          <table:table-cell office:value-type="string" calcext:value-type="string">
            <text:p>Oah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70]+[.AG170]+[.Z170]+[.T170]+[.N170]" office:value-type="float" office:value="68" calcext:value-type="float">
            <text:p>68</text:p>
          </table:table-cell>
          <table:table-cell office:value-type="float" office:value="998.963063449" calcext:value-type="float">
            <text:p>998.963063449</text:p>
          </table:table-cell>
          <table:table-cell office:value-type="string" calcext:value-type="string">
            <text:p>Palehu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1:</text:p>
          </table:table-cell>
          <table:table-cell office:value-type="string" calcext:value-type="string">
            <text:p>Leeward</text:p>
          </table:table-cell>
          <table:table-cell office:value-type="string" calcext:value-type="string">
            <text:p>Oah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Q171]+[.AG171]+[.Z171]+[.T171]+[.N171]" office:value-type="float" office:value="68" calcext:value-type="float">
            <text:p>68</text:p>
          </table:table-cell>
          <table:table-cell office:value-type="float" office:value="1358.40471221" calcext:value-type="float">
            <text:p>1358.40471221</text:p>
          </table:table-cell>
          <table:table-cell office:value-type="string" calcext:value-type="string">
            <text:p>Kawel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72]+[.AG172]+[.Z172]+[.T172]+[.N172]" office:value-type="float" office:value="68" calcext:value-type="float">
            <text:p>68</text:p>
          </table:table-cell>
          <table:table-cell office:value-type="float" office:value="2935.93963006" calcext:value-type="float">
            <text:p>2935.93963006</text:p>
          </table:table-cell>
          <table:table-cell office:value-type="string" calcext:value-type="string">
            <text:p>Kaneohe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table:number-columns-repeated="5"/>
        </table:table-row>
        <table:table-row table:style-name="ro1">
          <table:table-cell office:value-type="float" office:value="1518.845" calcext:value-type="float">
            <text:p>1518.845</text:p>
          </table:table-cell>
          <table:table-cell office:value-type="float" office:value="6.776" calcext:value-type="float">
            <text:p>6.77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73]+[.AG173]+[.Z173]+[.T173]+[.N173]" office:value-type="float" office:value="67" calcext:value-type="float">
            <text:p>67</text:p>
          </table:table-cell>
          <table:table-cell office:value-type="float" office:value="1518.84461014" calcext:value-type="float">
            <text:p>1518.84461014</text:p>
          </table:table-cell>
          <table:table-cell office:value-type="string" calcext:value-type="string">
            <text:p>Olowalu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129.056" calcext:value-type="float">
            <text:p>129.056</text:p>
          </table:table-cell>
          <table:table-cell office:value-type="float" office:value="2.757" calcext:value-type="float">
            <text:p>2.757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74]+[.AG174]+[.Z174]+[.T174]+[.N174]" office:value-type="float" office:value="67" calcext:value-type="float">
            <text:p>67</text:p>
          </table:table-cell>
          <table:table-cell office:value-type="float" office:value="129.056331981" calcext:value-type="float">
            <text:p>129.056331981</text:p>
          </table:table-cell>
          <table:table-cell office:value-type="string" calcext:value-type="string">
            <text:p>Kahana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806.309" calcext:value-type="float">
            <text:p>4806.309</text:p>
          </table:table-cell>
          <table:table-cell office:value-type="float" office:value="18.651" calcext:value-type="float">
            <text:p>18.6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75]+[.AG175]+[.Z175]+[.T175]+[.N175]" office:value-type="float" office:value="67" calcext:value-type="float">
            <text:p>67</text:p>
          </table:table-cell>
          <table:table-cell office:value-type="float" office:value="4806.30857416" calcext:value-type="float">
            <text:p>4806.30857416</text:p>
          </table:table-cell>
          <table:table-cell office:value-type="string" calcext:value-type="string">
            <text:p>Kahului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2634.497" calcext:value-type="float">
            <text:p>2634.497</text:p>
          </table:table-cell>
          <table:table-cell office:value-type="float" office:value="11.793" calcext:value-type="float">
            <text:p>11.79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76]+[.AG176]+[.Z176]+[.T176]+[.N176]" office:value-type="float" office:value="67" calcext:value-type="float">
            <text:p>67</text:p>
          </table:table-cell>
          <table:table-cell office:value-type="float" office:value="2634.49708687" calcext:value-type="float">
            <text:p>2634.49708687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Kul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1979.473" calcext:value-type="float">
            <text:p>1979.473</text:p>
          </table:table-cell>
          <table:table-cell office:value-type="float" office:value="11.849" calcext:value-type="float">
            <text:p>11.84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77]+[.AG177]+[.Z177]+[.T177]+[.N177]" office:value-type="float" office:value="67" calcext:value-type="float">
            <text:p>67</text:p>
          </table:table-cell>
          <table:table-cell office:value-type="float" office:value="1979.47327013" calcext:value-type="float">
            <text:p>1979.47327013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Kul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84.722" calcext:value-type="float">
            <text:p>84.722</text:p>
          </table:table-cell>
          <table:table-cell office:value-type="float" office:value="1.713" calcext:value-type="float">
            <text:p>1.7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78]+[.AG178]+[.Z178]+[.T178]+[.N178]" office:value-type="float" office:value="67" calcext:value-type="float">
            <text:p>67</text:p>
          </table:table-cell>
          <table:table-cell office:value-type="float" office:value="84.721679069" calcext:value-type="float">
            <text:p>84.721679069</text:p>
          </table:table-cell>
          <table:table-cell office:value-type="string" calcext:value-type="string">
            <text:p>Mahinahin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483.471" calcext:value-type="float">
            <text:p>483.471</text:p>
          </table:table-cell>
          <table:table-cell office:value-type="float" office:value="3.464" calcext:value-type="float">
            <text:p>3.4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179]+[.AG179]+[.Z179]+[.T179]+[.N179]" office:value-type="float" office:value="67" calcext:value-type="float">
            <text:p>67</text:p>
          </table:table-cell>
          <table:table-cell office:value-type="float" office:value="483.470527762" calcext:value-type="float">
            <text:p>483.470527762</text:p>
          </table:table-cell>
          <table:table-cell office:value-type="string" calcext:value-type="string">
            <text:p>Hanamaulu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287.549" calcext:value-type="float">
            <text:p>1287.549</text:p>
          </table:table-cell>
          <table:table-cell office:value-type="float" office:value="10.7" calcext:value-type="float">
            <text:p>10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180]+[.AG180]+[.Z180]+[.T180]+[.N180]" office:value-type="float" office:value="67" calcext:value-type="float">
            <text:p>67</text:p>
          </table:table-cell>
          <table:table-cell office:value-type="float" office:value="1287.54914303" calcext:value-type="float">
            <text:p>1287.54914303</text:p>
          </table:table-cell>
          <table:table-cell office:value-type="string" calcext:value-type="string">
            <text:p>Poipu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515.505" calcext:value-type="float">
            <text:p>515.505</text:p>
          </table:table-cell>
          <table:table-cell office:value-type="float" office:value="5.359" calcext:value-type="float">
            <text:p>5.35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181]+[.AG181]+[.Z181]+[.T181]+[.N181]" office:value-type="float" office:value="67" calcext:value-type="float">
            <text:p>67</text:p>
          </table:table-cell>
          <table:table-cell office:value-type="float" office:value="515.505496099" calcext:value-type="float">
            <text:p>515.505496099</text:p>
          </table:table-cell>
          <table:table-cell office:value-type="string" calcext:value-type="string">
            <text:p>Eleele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28999.701" calcext:value-type="float">
            <text:p>28999.701</text:p>
          </table:table-cell>
          <table:table-cell office:value-type="float" office:value="27.771" calcext:value-type="float">
            <text:p>27.7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182]+[.AG182]+[.Z182]+[.T182]+[.N182]" office:value-type="float" office:value="67" calcext:value-type="float">
            <text:p>67</text:p>
          </table:table-cell>
          <table:table-cell office:value-type="float" office:value="28999.7013963" calcext:value-type="float">
            <text:p>28999.7013963</text:p>
          </table:table-cell>
          <table:table-cell office:value-type="string" calcext:value-type="string">
            <text:p>Glenwood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1494.205" calcext:value-type="float">
            <text:p>1494.205</text:p>
          </table:table-cell>
          <table:table-cell office:value-type="float" office:value="7.329" calcext:value-type="float">
            <text:p>7.3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183]+[.AG183]+[.Z183]+[.T183]+[.N183]" office:value-type="float" office:value="67" calcext:value-type="float">
            <text:p>67</text:p>
          </table:table-cell>
          <table:table-cell office:value-type="float" office:value="1494.20484271" calcext:value-type="float">
            <text:p>1494.20484271</text:p>
          </table:table-cell>
          <table:table-cell office:value-type="string" calcext:value-type="string">
            <text:p>Hapuna-Mauna</text:p>
          </table:table-cell>
          <table:table-cell office:value-type="string" calcext:value-type="string">
            <text:p>Ke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17.621" calcext:value-type="float">
            <text:p>317.621</text:p>
          </table:table-cell>
          <table:table-cell office:value-type="float" office:value="2.905" calcext:value-type="float">
            <text:p>2.9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84]+[.AG184]+[.Z184]+[.T184]+[.N184]" office:value-type="float" office:value="67" calcext:value-type="float">
            <text:p>67</text:p>
          </table:table-cell>
          <table:table-cell office:value-type="float" office:value="317.620870041" calcext:value-type="float">
            <text:p>317.620870041</text:p>
          </table:table-cell>
          <table:table-cell office:value-type="string" calcext:value-type="string">
            <text:p>Waihee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2837.47" calcext:value-type="float">
            <text:p>2837.47</text:p>
          </table:table-cell>
          <table:table-cell office:value-type="float" office:value="8.49" calcext:value-type="float">
            <text:p>8.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185]+[.AG185]+[.Z185]+[.T185]+[.N185]" office:value-type="float" office:value="67" calcext:value-type="float">
            <text:p>67</text:p>
          </table:table-cell>
          <table:table-cell office:value-type="float" office:value="2837.47046599" calcext:value-type="float">
            <text:p>2837.47046599</text:p>
          </table:table-cell>
          <table:table-cell office:value-type="string" calcext:value-type="string">
            <text:p>Keauhou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27.825" calcext:value-type="float">
            <text:p>5227.825</text:p>
          </table:table-cell>
          <table:table-cell office:value-type="float" office:value="14.671" calcext:value-type="float">
            <text:p>14.67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Q186]+[.AG186]+[.Z186]+[.T186]+[.N186]" office:value-type="float" office:value="67" calcext:value-type="float">
            <text:p>67</text:p>
          </table:table-cell>
          <table:table-cell office:value-type="float" office:value="5232.67846061" calcext:value-type="float">
            <text:p>5232.67846061</text:p>
          </table:table-cell>
          <table:table-cell office:value-type="string" calcext:value-type="string">
            <text:p>Kapole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1:</text:p>
          </table:table-cell>
          <table:table-cell office:value-type="string" calcext:value-type="string">
            <text:p>Leeward</text:p>
          </table:table-cell>
          <table:table-cell office:value-type="string" calcext:value-type="string">
            <text:p>Oahu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87]+[.AG187]+[.Z187]+[.T187]+[.N187]" office:value-type="float" office:value="67" calcext:value-type="float">
            <text:p>67</text:p>
          </table:table-cell>
          <table:table-cell office:value-type="float" office:value="327.148306324" calcext:value-type="float">
            <text:p>327.148306324</text:p>
          </table:table-cell>
          <table:table-cell office:value-type="string" calcext:value-type="string">
            <text:p>Kailu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88]+[.AG188]+[.Z188]+[.T188]+[.N188]" office:value-type="float" office:value="67" calcext:value-type="float">
            <text:p>67</text:p>
          </table:table-cell>
          <table:table-cell office:value-type="float" office:value="1416.83849149" calcext:value-type="float">
            <text:p>1416.83849149</text:p>
          </table:table-cell>
          <table:table-cell office:value-type="string" calcext:value-type="string">
            <text:p>Kailu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89]+[.AG189]+[.Z189]+[.T189]+[.N189]" office:value-type="float" office:value="67" calcext:value-type="float">
            <text:p>67</text:p>
          </table:table-cell>
          <table:table-cell office:value-type="float" office:value="690.638614824" calcext:value-type="float">
            <text:p>690.638614824</text:p>
          </table:table-cell>
          <table:table-cell office:value-type="string" calcext:value-type="string">
            <text:p>Oloman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90]+[.AG190]+[.Z190]+[.T190]+[.N190]" office:value-type="float" office:value="67" calcext:value-type="float">
            <text:p>67</text:p>
          </table:table-cell>
          <table:table-cell office:value-type="float" office:value="1908.14610216" calcext:value-type="float">
            <text:p>1908.14610216</text:p>
          </table:table-cell>
          <table:table-cell office:value-type="string" calcext:value-type="string">
            <text:p>Keolu</text:p>
          </table:table-cell>
          <table:table-cell office:value-type="string" calcext:value-type="string">
            <text:p>Hills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91]+[.AG191]+[.Z191]+[.T191]+[.N191]" office:value-type="float" office:value="67" calcext:value-type="float">
            <text:p>67</text:p>
          </table:table-cell>
          <table:table-cell office:value-type="float" office:value="716.953000034" calcext:value-type="float">
            <text:p>716.953000034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nolul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92]+[.AG192]+[.Z192]+[.T192]+[.N192]" office:value-type="float" office:value="67" calcext:value-type="float">
            <text:p>67</text:p>
          </table:table-cell>
          <table:table-cell office:value-type="float" office:value="511.030194846" calcext:value-type="float">
            <text:p>511.030194846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nolul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93]+[.AG193]+[.Z193]+[.T193]+[.N193]" office:value-type="float" office:value="67" calcext:value-type="float">
            <text:p>67</text:p>
          </table:table-cell>
          <table:table-cell office:value-type="float" office:value="8598.0844602" calcext:value-type="float">
            <text:p>8598.0844602</text:p>
          </table:table-cell>
          <table:table-cell office:value-type="string" calcext:value-type="string">
            <text:p>Mililan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2: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94]+[.AG194]+[.Z194]+[.T194]+[.N194]" office:value-type="float" office:value="67" calcext:value-type="float">
            <text:p>67</text:p>
          </table:table-cell>
          <table:table-cell office:value-type="float" office:value="2847.99607716" calcext:value-type="float">
            <text:p>2847.99607716</text:p>
          </table:table-cell>
          <table:table-cell office:value-type="string" calcext:value-type="string">
            <text:p>Schofield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2: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entral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95]+[.AG195]+[.Z195]+[.T195]+[.N195]" office:value-type="float" office:value="67" calcext:value-type="float">
            <text:p>67</text:p>
          </table:table-cell>
          <table:table-cell office:value-type="float" office:value="841.20488448" calcext:value-type="float">
            <text:p>841.20488448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nolulu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196]+[.AG196]+[.Z196]+[.T196]+[.N196]" office:value-type="float" office:value="67" calcext:value-type="float">
            <text:p>67</text:p>
          </table:table-cell>
          <table:table-cell office:value-type="float" office:value="580.09033449" calcext:value-type="float">
            <text:p>580.09033449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nolulu</text:p>
          </table:table-cell>
          <table:table-cell table:number-columns-repeated="5"/>
        </table:table-row>
        <table:table-row table:style-name="ro1">
          <table:table-cell office:value-type="float" office:value="388.81" calcext:value-type="float">
            <text:p>388.81</text:p>
          </table:table-cell>
          <table:table-cell office:value-type="float" office:value="3.414" calcext:value-type="float">
            <text:p>3.4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97]+[.AG197]+[.Z197]+[.T197]+[.N197]" office:value-type="float" office:value="66" calcext:value-type="float">
            <text:p>66</text:p>
          </table:table-cell>
          <table:table-cell office:value-type="float" office:value="388.810366999" calcext:value-type="float">
            <text:p>388.810366999</text:p>
          </table:table-cell>
          <table:table-cell office:value-type="string" calcext:value-type="string">
            <text:p>Kaanapal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1246.756" calcext:value-type="float">
            <text:p>1246.756</text:p>
          </table:table-cell>
          <table:table-cell office:value-type="float" office:value="7.671" calcext:value-type="float">
            <text:p>7.6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98]+[.AG198]+[.Z198]+[.T198]+[.N198]" office:value-type="float" office:value="66" calcext:value-type="float">
            <text:p>66</text:p>
          </table:table-cell>
          <table:table-cell office:value-type="float" office:value="1246.75565197" calcext:value-type="float">
            <text:p>1246.75565197</text:p>
          </table:table-cell>
          <table:table-cell office:value-type="string" calcext:value-type="string">
            <text:p>Makawao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179.092" calcext:value-type="float">
            <text:p>179.092</text:p>
          </table:table-cell>
          <table:table-cell office:value-type="float" office:value="5.338" calcext:value-type="float">
            <text:p>5.3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199]+[.AG199]+[.Z199]+[.T199]+[.N199]" office:value-type="float" office:value="66" calcext:value-type="float">
            <text:p>66</text:p>
          </table:table-cell>
          <table:table-cell office:value-type="float" office:value="179.091526193" calcext:value-type="float">
            <text:p>179.091526193</text:p>
          </table:table-cell>
          <table:table-cell office:value-type="string" calcext:value-type="string">
            <text:p>Kapalua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78.528" calcext:value-type="float">
            <text:p>78.528</text:p>
          </table:table-cell>
          <table:table-cell office:value-type="float" office:value="2.951" calcext:value-type="float">
            <text:p>2.95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00]+[.AG200]+[.Z200]+[.T200]+[.N200]" office:value-type="float" office:value="66" calcext:value-type="float">
            <text:p>66</text:p>
          </table:table-cell>
          <table:table-cell office:value-type="float" office:value="78.5280272932" calcext:value-type="float">
            <text:p>78.5280272932</text:p>
          </table:table-cell>
          <table:table-cell office:value-type="string" calcext:value-type="string">
            <text:p>Napili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852.857" calcext:value-type="float">
            <text:p>852.857</text:p>
          </table:table-cell>
          <table:table-cell office:value-type="float" office:value="4.359" calcext:value-type="float">
            <text:p>4.359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201]+[.AG201]+[.Z201]+[.T201]+[.N201]" office:value-type="float" office:value="66" calcext:value-type="float">
            <text:p>66</text:p>
          </table:table-cell>
          <table:table-cell office:value-type="float" office:value="852.857060654" calcext:value-type="float">
            <text:p>852.857060654</text:p>
          </table:table-cell>
          <table:table-cell office:value-type="string" calcext:value-type="string">
            <text:p>Pahal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6790.796" calcext:value-type="float">
            <text:p>6790.796</text:p>
          </table:table-cell>
          <table:table-cell office:value-type="float" office:value="15.487" calcext:value-type="float">
            <text:p>15.48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202]+[.AG202]+[.Z202]+[.T202]+[.N202]" office:value-type="float" office:value="66" calcext:value-type="float">
            <text:p>66</text:p>
          </table:table-cell>
          <table:table-cell office:value-type="float" office:value="6790.79618062" calcext:value-type="float">
            <text:p>6790.79618062</text:p>
          </table:table-cell>
          <table:table-cell office:value-type="string" calcext:value-type="string">
            <text:p>Holualo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3422.105" calcext:value-type="float">
            <text:p>3422.105</text:p>
          </table:table-cell>
          <table:table-cell office:value-type="float" office:value="11.459" calcext:value-type="float">
            <text:p>11.45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AQ203]+[.AG203]+[.Z203]+[.T203]+[.N203]" office:value-type="float" office:value="66" calcext:value-type="float">
            <text:p>66</text:p>
          </table:table-cell>
          <table:table-cell office:value-type="float" office:value="3422.10480692" calcext:value-type="float">
            <text:p>3422.10480692</text:p>
          </table:table-cell>
          <table:table-cell office:value-type="string" calcext:value-type="string">
            <text:p>Kohala</text:p>
          </table:table-cell>
          <table:table-cell office:value-type="string" calcext:value-type="string">
            <text:p>Ranch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2232.373" calcext:value-type="float">
            <text:p>2232.373</text:p>
          </table:table-cell>
          <table:table-cell office:value-type="float" office:value="8.242" calcext:value-type="float">
            <text:p>8.24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204]+[.AG204]+[.Z204]+[.T204]+[.N204]" office:value-type="float" office:value="66" calcext:value-type="float">
            <text:p>66</text:p>
          </table:table-cell>
          <table:table-cell office:value-type="float" office:value="2232.3729816" calcext:value-type="float">
            <text:p>2232.3729816</text:p>
          </table:table-cell>
          <table:table-cell office:value-type="string" calcext:value-type="string">
            <text:p>Kalop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694.345" calcext:value-type="float">
            <text:p>694.345</text:p>
          </table:table-cell>
          <table:table-cell office:value-type="float" office:value="4.44" calcext:value-type="float">
            <text:p>4.4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205]+[.AG205]+[.Z205]+[.T205]+[.N205]" office:value-type="float" office:value="66" calcext:value-type="float">
            <text:p>66</text:p>
          </table:table-cell>
          <table:table-cell office:value-type="float" office:value="694.344896165" calcext:value-type="float">
            <text:p>694.344896165</text:p>
          </table:table-cell>
          <table:table-cell office:value-type="string" calcext:value-type="string">
            <text:p>Kainaliu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960.909" calcext:value-type="float">
            <text:p>960.909</text:p>
          </table:table-cell>
          <table:table-cell office:value-type="float" office:value="5.677" calcext:value-type="float">
            <text:p>5.67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206]+[.AG206]+[.Z206]+[.T206]+[.N206]" office:value-type="float" office:value="66" calcext:value-type="float">
            <text:p>66</text:p>
          </table:table-cell>
          <table:table-cell office:value-type="float" office:value="960.908634588" calcext:value-type="float">
            <text:p>960.908634588</text:p>
          </table:table-cell>
          <table:table-cell office:value-type="string" calcext:value-type="string">
            <text:p>Kukuihael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4079.13" calcext:value-type="float">
            <text:p>4079.13</text:p>
          </table:table-cell>
          <table:table-cell office:value-type="float" office:value="11.35" calcext:value-type="float">
            <text:p>11.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07]+[.AG207]+[.Z207]+[.T207]+[.N207]" office:value-type="float" office:value="66" calcext:value-type="float">
            <text:p>66</text:p>
          </table:table-cell>
          <table:table-cell office:value-type="float" office:value="4554.73961777" calcext:value-type="float">
            <text:p>4554.73961777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1:</text:p>
          </table:table-cell>
          <table:table-cell office:value-type="string" calcext:value-type="string">
            <text:p>Leeward</text:p>
          </table:table-cell>
          <table:table-cell office:value-type="string" calcext:value-type="string">
            <text:p>Oahu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08]+[.AG208]+[.Z208]+[.T208]+[.N208]" office:value-type="float" office:value="66" calcext:value-type="float">
            <text:p>66</text:p>
          </table:table-cell>
          <table:table-cell office:value-type="float" office:value="1047.08545285" calcext:value-type="float">
            <text:p>1047.08545285</text:p>
          </table:table-cell>
          <table:table-cell office:value-type="string" calcext:value-type="string">
            <text:p>Maunawil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09]+[.AG209]+[.Z209]+[.T209]+[.N209]" office:value-type="float" office:value="66" calcext:value-type="float">
            <text:p>66</text:p>
          </table:table-cell>
          <table:table-cell office:value-type="float" office:value="870.634780639" calcext:value-type="float">
            <text:p>870.634780639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3407.607" calcext:value-type="float">
            <text:p>3407.607</text:p>
          </table:table-cell>
          <table:table-cell office:value-type="float" office:value="10.359" calcext:value-type="float">
            <text:p>10.3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10]+[.AG210]+[.Z210]+[.T210]+[.N210]" office:value-type="float" office:value="65" calcext:value-type="float">
            <text:p>65</text:p>
          </table:table-cell>
          <table:table-cell office:value-type="float" office:value="3407.60704164" calcext:value-type="float">
            <text:p>3407.60704164</text:p>
          </table:table-cell>
          <table:table-cell office:value-type="string" calcext:value-type="string">
            <text:p>Keokea-Waiohuli</text:p>
          </table:table-cell>
          <table:table-cell office:value-type="string" calcext:value-type="string">
            <text:p>Hmstds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45.487" calcext:value-type="float">
            <text:p>45.487</text:p>
          </table:table-cell>
          <table:table-cell office:value-type="float" office:value="1.288" calcext:value-type="float">
            <text:p>1.2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11]+[.AG211]+[.Z211]+[.T211]+[.N211]" office:value-type="float" office:value="65" calcext:value-type="float">
            <text:p>65</text:p>
          </table:table-cell>
          <table:table-cell office:value-type="float" office:value="45.4869940014" calcext:value-type="float">
            <text:p>45.4869940014</text:p>
          </table:table-cell>
          <table:table-cell office:value-type="string" calcext:value-type="string">
            <text:p>Maui</text:p>
          </table:table-cell>
          <table:table-cell office:value-type="string" calcext:value-type="string">
            <text:p>Prep-</text:p>
          </table:table-cell>
          <table:table-cell office:value-type="string" calcext:value-type="string">
            <text:p>Napili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511.745" calcext:value-type="float">
            <text:p>511.745</text:p>
          </table:table-cell>
          <table:table-cell office:value-type="float" office:value="3.926" calcext:value-type="float">
            <text:p>3.9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12]+[.AG212]+[.Z212]+[.T212]+[.N212]" office:value-type="float" office:value="65" calcext:value-type="float">
            <text:p>65</text:p>
          </table:table-cell>
          <table:table-cell office:value-type="float" office:value="511.744671216" calcext:value-type="float">
            <text:p>511.744671216</text:p>
          </table:table-cell>
          <table:table-cell office:value-type="string" calcext:value-type="string">
            <text:p>Waipouli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536.209" calcext:value-type="float">
            <text:p>536.209</text:p>
          </table:table-cell>
          <table:table-cell office:value-type="float" office:value="3.988" calcext:value-type="float">
            <text:p>3.98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13]+[.AG213]+[.Z213]+[.T213]+[.N213]" office:value-type="float" office:value="65" calcext:value-type="float">
            <text:p>65</text:p>
          </table:table-cell>
          <table:table-cell office:value-type="float" office:value="536.208611409" calcext:value-type="float">
            <text:p>536.208611409</text:p>
          </table:table-cell>
          <table:table-cell office:value-type="string" calcext:value-type="string">
            <text:p>Wailua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3146.009" calcext:value-type="float">
            <text:p>3146.009</text:p>
          </table:table-cell>
          <table:table-cell office:value-type="float" office:value="14.011" calcext:value-type="float">
            <text:p>14.0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14]+[.AG214]+[.Z214]+[.T214]+[.N214]" office:value-type="float" office:value="65" calcext:value-type="float">
            <text:p>65</text:p>
          </table:table-cell>
          <table:table-cell office:value-type="float" office:value="3146.00931411" calcext:value-type="float">
            <text:p>3146.00931411</text:p>
          </table:table-cell>
          <table:table-cell office:value-type="string" calcext:value-type="string">
            <text:p>Wailua</text:p>
          </table:table-cell>
          <table:table-cell office:value-type="string" calcext:value-type="string">
            <text:p>Homesteads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1448.418" calcext:value-type="float">
            <text:p>1448.418</text:p>
          </table:table-cell>
          <table:table-cell office:value-type="float" office:value="7.027" calcext:value-type="float">
            <text:p>7.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AQ215]+[.AG215]+[.Z215]+[.T215]+[.N215]" office:value-type="float" office:value="65" calcext:value-type="float">
            <text:p>65</text:p>
          </table:table-cell>
          <table:table-cell office:value-type="float" office:value="1448.41831571" calcext:value-type="float">
            <text:p>1448.41831571</text:p>
          </table:table-cell>
          <table:table-cell office:value-type="string" calcext:value-type="string">
            <text:p>Kahen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2808.181" calcext:value-type="float">
            <text:p>2808.181</text:p>
          </table:table-cell>
          <table:table-cell office:value-type="float" office:value="9.956" calcext:value-type="float">
            <text:p>9.95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216]+[.AG216]+[.Z216]+[.T216]+[.N216]" office:value-type="float" office:value="65" calcext:value-type="float">
            <text:p>65</text:p>
          </table:table-cell>
          <table:table-cell office:value-type="float" office:value="2808.18143888" calcext:value-type="float">
            <text:p>2808.18143888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Beaches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6061.1" calcext:value-type="float">
            <text:p>6061.1</text:p>
          </table:table-cell>
          <table:table-cell office:value-type="float" office:value="15.886" calcext:value-type="float">
            <text:p>15.8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AQ217]+[.AG217]+[.Z217]+[.T217]+[.N217]" office:value-type="float" office:value="65" calcext:value-type="float">
            <text:p>65</text:p>
          </table:table-cell>
          <table:table-cell office:value-type="float" office:value="6061.0997351" calcext:value-type="float">
            <text:p>6061.0997351</text:p>
          </table:table-cell>
          <table:table-cell office:value-type="string" calcext:value-type="string">
            <text:p>Volcano</text:p>
          </table:table-cell>
          <table:table-cell office:value-type="string" calcext:value-type="string">
            <text:p>C.C.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18]+[.AG218]+[.Z218]+[.T218]+[.N218]" office:value-type="float" office:value="65" calcext:value-type="float">
            <text:p>65</text:p>
          </table:table-cell>
          <table:table-cell office:value-type="float" office:value="2422.83824158" calcext:value-type="float">
            <text:p>2422.83824158</text:p>
          </table:table-cell>
          <table:table-cell office:value-type="string" calcext:value-type="string">
            <text:p>Laie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Q219]+[.AG219]+[.Z219]+[.T219]+[.N219]" office:value-type="float" office:value="65" calcext:value-type="float">
            <text:p>65</text:p>
          </table:table-cell>
          <table:table-cell office:value-type="float" office:value="1901.42783535" calcext:value-type="float">
            <text:p>1901.42783535</text:p>
          </table:table-cell>
          <table:table-cell office:value-type="string" calcext:value-type="string">
            <text:p>Kualo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20]+[.AG220]+[.Z220]+[.T220]+[.N220]" office:value-type="float" office:value="65" calcext:value-type="float">
            <text:p>65</text:p>
          </table:table-cell>
          <table:table-cell office:value-type="float" office:value="708.951755852" calcext:value-type="float">
            <text:p>708.951755852</text:p>
          </table:table-cell>
          <table:table-cell office:value-type="string" calcext:value-type="string">
            <text:p>Lanika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21]+[.AG221]+[.Z221]+[.T221]+[.N221]" office:value-type="float" office:value="65" calcext:value-type="float">
            <text:p>65</text:p>
          </table:table-cell>
          <table:table-cell office:value-type="float" office:value="508.1225057" calcext:value-type="float">
            <text:p>508.1225057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Heights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table:number-columns-repeated="5"/>
        </table:table-row>
        <table:table-row table:style-name="ro1">
          <table:table-cell office:value-type="float" office:value="620.184" calcext:value-type="float">
            <text:p>620.184</text:p>
          </table:table-cell>
          <table:table-cell office:value-type="float" office:value="5.035" calcext:value-type="float">
            <text:p>5.0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222]+[.AG222]+[.Z222]+[.T222]+[.N222]" office:value-type="float" office:value="64" calcext:value-type="float">
            <text:p>64</text:p>
          </table:table-cell>
          <table:table-cell office:value-type="float" office:value="620.18396663" calcext:value-type="float">
            <text:p>620.18396663</text:p>
          </table:table-cell>
          <table:table-cell office:value-type="string" calcext:value-type="string">
            <text:p>Wailu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620.358" calcext:value-type="float">
            <text:p>620.358</text:p>
          </table:table-cell>
          <table:table-cell office:value-type="float" office:value="4.624" calcext:value-type="float">
            <text:p>4.62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23]+[.AG223]+[.Z223]+[.T223]+[.N223]" office:value-type="float" office:value="64" calcext:value-type="float">
            <text:p>64</text:p>
          </table:table-cell>
          <table:table-cell office:value-type="float" office:value="620.35756719" calcext:value-type="float">
            <text:p>620.35756719</text:p>
          </table:table-cell>
          <table:table-cell office:value-type="string" calcext:value-type="string">
            <text:p>Lawai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071.19" calcext:value-type="float">
            <text:p>1071.19</text:p>
          </table:table-cell>
          <table:table-cell office:value-type="float" office:value="6.303" calcext:value-type="float">
            <text:p>6.3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AQ224]+[.AG224]+[.Z224]+[.T224]+[.N224]" office:value-type="float" office:value="64" calcext:value-type="float">
            <text:p>64</text:p>
          </table:table-cell>
          <table:table-cell office:value-type="float" office:value="1071.18955284" calcext:value-type="float">
            <text:p>1071.18955284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Kalaheo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1889.779" calcext:value-type="float">
            <text:p>1889.779</text:p>
          </table:table-cell>
          <table:table-cell office:value-type="float" office:value="12.713" calcext:value-type="float">
            <text:p>12.7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25]+[.AG225]+[.Z225]+[.T225]+[.N225]" office:value-type="float" office:value="64" calcext:value-type="float">
            <text:p>64</text:p>
          </table:table-cell>
          <table:table-cell office:value-type="float" office:value="1889.77873836" calcext:value-type="float">
            <text:p>1889.77873836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3433.605" calcext:value-type="float">
            <text:p>3433.605</text:p>
          </table:table-cell>
          <table:table-cell office:value-type="float" office:value="9.732" calcext:value-type="float">
            <text:p>9.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AQ226]+[.AG226]+[.Z226]+[.T226]+[.N226]" office:value-type="float" office:value="64" calcext:value-type="float">
            <text:p>64</text:p>
          </table:table-cell>
          <table:table-cell office:value-type="float" office:value="3433.60532206" calcext:value-type="float">
            <text:p>3433.60532206</text:p>
          </table:table-cell>
          <table:table-cell office:value-type="string" calcext:value-type="string">
            <text:p>Waiki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6686.939" calcext:value-type="float">
            <text:p>6686.939</text:p>
          </table:table-cell>
          <table:table-cell office:value-type="float" office:value="13.745" calcext:value-type="float">
            <text:p>13.7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27]+[.AG227]+[.Z227]+[.T227]+[.N227]" office:value-type="float" office:value="64" calcext:value-type="float">
            <text:p>64</text:p>
          </table:table-cell>
          <table:table-cell office:value-type="float" office:value="6686.93913839" calcext:value-type="float">
            <text:p>6686.93913839</text:p>
          </table:table-cell>
          <table:table-cell office:value-type="string" calcext:value-type="string">
            <text:p>Laupahoeho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600.095" calcext:value-type="float">
            <text:p>600.095</text:p>
          </table:table-cell>
          <table:table-cell office:value-type="float" office:value="4.763" calcext:value-type="float">
            <text:p>4.7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228]+[.AG228]+[.Z228]+[.T228]+[.N228]" office:value-type="float" office:value="64" calcext:value-type="float">
            <text:p>64</text:p>
          </table:table-cell>
          <table:table-cell office:value-type="float" office:value="600.094521802" calcext:value-type="float">
            <text:p>600.094521802</text:p>
          </table:table-cell>
          <table:table-cell office:value-type="string" calcext:value-type="string">
            <text:p>Ninool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4406.438" calcext:value-type="float">
            <text:p>4406.438</text:p>
          </table:table-cell>
          <table:table-cell office:value-type="float" office:value="14.722" calcext:value-type="float">
            <text:p>14.7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229]+[.AG229]+[.Z229]+[.T229]+[.N229]" office:value-type="float" office:value="64" calcext:value-type="float">
            <text:p>64</text:p>
          </table:table-cell>
          <table:table-cell office:value-type="float" office:value="4406.43796715" calcext:value-type="float">
            <text:p>4406.43796715</text:p>
          </table:table-cell>
          <table:table-cell office:value-type="string" calcext:value-type="string">
            <text:p>Volcano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208.936" calcext:value-type="float">
            <text:p>208.936</text:p>
          </table:table-cell>
          <table:table-cell office:value-type="float" office:value="2.504" calcext:value-type="float">
            <text:p>2.5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30]+[.AG230]+[.Z230]+[.T230]+[.N230]" office:value-type="float" office:value="64" calcext:value-type="float">
            <text:p>64</text:p>
          </table:table-cell>
          <table:table-cell office:value-type="float" office:value="208.271389332" calcext:value-type="float">
            <text:p>208.271389332</text:p>
          </table:table-cell>
          <table:table-cell office:value-type="string" calcext:value-type="string">
            <text:p>Honouliul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1:</text:p>
          </table:table-cell>
          <table:table-cell office:value-type="string" calcext:value-type="string">
            <text:p>Leeward</text:p>
          </table:table-cell>
          <table:table-cell office:value-type="string" calcext:value-type="string">
            <text:p>Oahu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31]+[.AG231]+[.Z231]+[.T231]+[.N231]" office:value-type="float" office:value="64" calcext:value-type="float">
            <text:p>64</text:p>
          </table:table-cell>
          <table:table-cell office:value-type="float" office:value="3447.62973655" calcext:value-type="float">
            <text:p>3447.62973655</text:p>
          </table:table-cell>
          <table:table-cell office:value-type="string" calcext:value-type="string">
            <text:p>Kaaawa/Kahan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table:number-columns-repeated="5"/>
        </table:table-row>
        <table:table-row table:style-name="ro1">
          <table:table-cell office:value-type="float" office:value="246.596" calcext:value-type="float">
            <text:p>246.596</text:p>
          </table:table-cell>
          <table:table-cell office:value-type="float" office:value="3.789" calcext:value-type="float">
            <text:p>3.78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32]+[.AG232]+[.Z232]+[.T232]+[.N232]" office:value-type="float" office:value="63" calcext:value-type="float">
            <text:p>63</text:p>
          </table:table-cell>
          <table:table-cell office:value-type="float" office:value="246.596146579" calcext:value-type="float">
            <text:p>246.596146579</text:p>
          </table:table-cell>
          <table:table-cell office:value-type="string" calcext:value-type="string">
            <text:p>Waikapu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64.237" calcext:value-type="float">
            <text:p>64.237</text:p>
          </table:table-cell>
          <table:table-cell office:value-type="float" office:value="1.891" calcext:value-type="float">
            <text:p>1.89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33]+[.AG233]+[.Z233]+[.T233]+[.N233]" office:value-type="float" office:value="63" calcext:value-type="float">
            <text:p>63</text:p>
          </table:table-cell>
          <table:table-cell office:value-type="float" office:value="64.2371954766" calcext:value-type="float">
            <text:p>64.2371954766</text:p>
          </table:table-cell>
          <table:table-cell office:value-type="string" calcext:value-type="string">
            <text:p>Kuau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745.582" calcext:value-type="float">
            <text:p>745.582</text:p>
          </table:table-cell>
          <table:table-cell office:value-type="float" office:value="11.016" calcext:value-type="float">
            <text:p>11.0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234]+[.AG234]+[.Z234]+[.T234]+[.N234]" office:value-type="float" office:value="63" calcext:value-type="float">
            <text:p>63</text:p>
          </table:table-cell>
          <table:table-cell office:value-type="float" office:value="745.581856389" calcext:value-type="float">
            <text:p>745.581856389</text:p>
          </table:table-cell>
          <table:table-cell office:value-type="string" calcext:value-type="string">
            <text:p>Keanae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190.048" calcext:value-type="float">
            <text:p>190.048</text:p>
          </table:table-cell>
          <table:table-cell office:value-type="float" office:value="3.351" calcext:value-type="float">
            <text:p>3.35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35]+[.AG235]+[.Z235]+[.T235]+[.N235]" office:value-type="float" office:value="63" calcext:value-type="float">
            <text:p>63</text:p>
          </table:table-cell>
          <table:table-cell office:value-type="float" office:value="190.048289498" calcext:value-type="float">
            <text:p>190.048289498</text:p>
          </table:table-cell>
          <table:table-cell office:value-type="string" calcext:value-type="string">
            <text:p>Waiehu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745.522" calcext:value-type="float">
            <text:p>745.522</text:p>
          </table:table-cell>
          <table:table-cell office:value-type="float" office:value="4.935" calcext:value-type="float">
            <text:p>4.9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36]+[.AG236]+[.Z236]+[.T236]+[.N236]" office:value-type="float" office:value="63" calcext:value-type="float">
            <text:p>63</text:p>
          </table:table-cell>
          <table:table-cell office:value-type="float" office:value="745.521566464" calcext:value-type="float">
            <text:p>745.521566464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Kalaheo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720.292" calcext:value-type="float">
            <text:p>720.292</text:p>
          </table:table-cell>
          <table:table-cell office:value-type="float" office:value="5.579" calcext:value-type="float">
            <text:p>5.57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237]+[.AG237]+[.Z237]+[.T237]+[.N237]" office:value-type="float" office:value="63" calcext:value-type="float">
            <text:p>63</text:p>
          </table:table-cell>
          <table:table-cell office:value-type="float" office:value="720.291823031" calcext:value-type="float">
            <text:p>720.291823031</text:p>
          </table:table-cell>
          <table:table-cell office:value-type="string" calcext:value-type="string">
            <text:p>Mauna</text:p>
          </table:table-cell>
          <table:table-cell office:value-type="string" calcext:value-type="string">
            <text:p>Lan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2124.501" calcext:value-type="float">
            <text:p>2124.501</text:p>
          </table:table-cell>
          <table:table-cell office:value-type="float" office:value="7.391" calcext:value-type="float">
            <text:p>7.3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238]+[.AG238]+[.Z238]+[.T238]+[.N238]" office:value-type="float" office:value="63" calcext:value-type="float">
            <text:p>63</text:p>
          </table:table-cell>
          <table:table-cell office:value-type="float" office:value="2124.50111635" calcext:value-type="float">
            <text:p>2124.50111635</text:p>
          </table:table-cell>
          <table:table-cell office:value-type="string" calcext:value-type="string">
            <text:p>Maku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7351.016" calcext:value-type="float">
            <text:p>7351.016</text:p>
          </table:table-cell>
          <table:table-cell office:value-type="float" office:value="16.336" calcext:value-type="float">
            <text:p>16.3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239]+[.AG239]+[.Z239]+[.T239]+[.N239]" office:value-type="float" office:value="63" calcext:value-type="float">
            <text:p>63</text:p>
          </table:table-cell>
          <table:table-cell office:value-type="float" office:value="7351.0159002" calcext:value-type="float">
            <text:p>7351.0159002</text:p>
          </table:table-cell>
          <table:table-cell office:value-type="string" calcext:value-type="string">
            <text:p>Haw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5240.559" calcext:value-type="float">
            <text:p>5240.559</text:p>
          </table:table-cell>
          <table:table-cell office:value-type="float" office:value="16.189" calcext:value-type="float">
            <text:p>16.1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240]+[.AG240]+[.Z240]+[.T240]+[.N240]" office:value-type="float" office:value="63" calcext:value-type="float">
            <text:p>63</text:p>
          </table:table-cell>
          <table:table-cell office:value-type="float" office:value="5240.55943543" calcext:value-type="float">
            <text:p>5240.55943543</text:p>
          </table:table-cell>
          <table:table-cell office:value-type="string" calcext:value-type="string">
            <text:p>Kapaa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3952.132" calcext:value-type="float">
            <text:p>3952.132</text:p>
          </table:table-cell>
          <table:table-cell office:value-type="float" office:value="9.932" calcext:value-type="float">
            <text:p>9.9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241]+[.AG241]+[.Z241]+[.T241]+[.N241]" office:value-type="float" office:value="63" calcext:value-type="float">
            <text:p>63</text:p>
          </table:table-cell>
          <table:table-cell office:value-type="float" office:value="3952.13242946" calcext:value-type="float">
            <text:p>3952.13242946</text:p>
          </table:table-cell>
          <table:table-cell office:value-type="string" calcext:value-type="string">
            <text:p>Ahualo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42]+[.AG242]+[.Z242]+[.T242]+[.N242]" office:value-type="float" office:value="63" calcext:value-type="float">
            <text:p>63</text:p>
          </table:table-cell>
          <table:table-cell office:value-type="float" office:value="5936.14407976" calcext:value-type="float">
            <text:p>5936.14407976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2: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43]+[.AG243]+[.Z243]+[.T243]+[.N243]" office:value-type="float" office:value="63" calcext:value-type="float">
            <text:p>63</text:p>
          </table:table-cell>
          <table:table-cell office:value-type="float" office:value="2116.68625617" calcext:value-type="float">
            <text:p>2116.68625617</text:p>
          </table:table-cell>
          <table:table-cell office:value-type="string" calcext:value-type="string">
            <text:p>Waihole/Waikane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44]+[.AG244]+[.Z244]+[.T244]+[.N244]" office:value-type="float" office:value="63" calcext:value-type="float">
            <text:p>63</text:p>
          </table:table-cell>
          <table:table-cell office:value-type="float" office:value="4340.62977776" calcext:value-type="float">
            <text:p>4340.62977776</text:p>
          </table:table-cell>
          <table:table-cell office:value-type="string" calcext:value-type="string">
            <text:p>Kahaluu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847.381" calcext:value-type="float">
            <text:p>847.381</text:p>
          </table:table-cell>
          <table:table-cell office:value-type="float" office:value="7.571" calcext:value-type="float">
            <text:p>7.5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45]+[.AG245]+[.Z245]+[.T245]+[.N245]" office:value-type="float" office:value="62" calcext:value-type="float">
            <text:p>62</text:p>
          </table:table-cell>
          <table:table-cell office:value-type="float" office:value="847.380518307" calcext:value-type="float">
            <text:p>847.380518307</text:p>
          </table:table-cell>
          <table:table-cell office:value-type="string" calcext:value-type="string">
            <text:p>Maken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94.939" calcext:value-type="float">
            <text:p>94.939</text:p>
          </table:table-cell>
          <table:table-cell office:value-type="float" office:value="1.83" calcext:value-type="float">
            <text:p>1.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46]+[.AG246]+[.Z246]+[.T246]+[.N246]" office:value-type="float" office:value="62" calcext:value-type="float">
            <text:p>62</text:p>
          </table:table-cell>
          <table:table-cell office:value-type="float" office:value="94.9392781512" calcext:value-type="float">
            <text:p>94.9392781512</text:p>
          </table:table-cell>
          <table:table-cell office:value-type="string" calcext:value-type="string">
            <text:p>Kahana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325.747" calcext:value-type="float">
            <text:p>325.747</text:p>
          </table:table-cell>
          <table:table-cell office:value-type="float" office:value="4.256" calcext:value-type="float">
            <text:p>4.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47]+[.AG247]+[.Z247]+[.T247]+[.N247]" office:value-type="float" office:value="62" calcext:value-type="float">
            <text:p>62</text:p>
          </table:table-cell>
          <table:table-cell office:value-type="float" office:value="325.747082874" calcext:value-type="float">
            <text:p>325.747082874</text:p>
          </table:table-cell>
          <table:table-cell office:value-type="string" calcext:value-type="string">
            <text:p>Wainiha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655.603" calcext:value-type="float">
            <text:p>655.603</text:p>
          </table:table-cell>
          <table:table-cell office:value-type="float" office:value="4.746" calcext:value-type="float">
            <text:p>4.7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48]+[.AG248]+[.Z248]+[.T248]+[.N248]" office:value-type="float" office:value="62" calcext:value-type="float">
            <text:p>62</text:p>
          </table:table-cell>
          <table:table-cell office:value-type="float" office:value="655.603303148" calcext:value-type="float">
            <text:p>655.603303148</text:p>
          </table:table-cell>
          <table:table-cell office:value-type="string" calcext:value-type="string">
            <text:p>Omao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579.183" calcext:value-type="float">
            <text:p>1579.183</text:p>
          </table:table-cell>
          <table:table-cell office:value-type="float" office:value="6.114" calcext:value-type="float">
            <text:p>6.11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AQ249]+[.AG249]+[.Z249]+[.T249]+[.N249]" office:value-type="float" office:value="62" calcext:value-type="float">
            <text:p>62</text:p>
          </table:table-cell>
          <table:table-cell office:value-type="float" office:value="1579.18339031" calcext:value-type="float">
            <text:p>1579.18339031</text:p>
          </table:table-cell>
          <table:table-cell office:value-type="string" calcext:value-type="string">
            <text:p>Lanai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an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37.39" calcext:value-type="float">
            <text:p>537.39</text:p>
          </table:table-cell>
          <table:table-cell office:value-type="float" office:value="4.623" calcext:value-type="float">
            <text:p>4.62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250]+[.AG250]+[.Z250]+[.T250]+[.N250]" office:value-type="float" office:value="62" calcext:value-type="float">
            <text:p>62</text:p>
          </table:table-cell>
          <table:table-cell office:value-type="float" office:value="537.390177877" calcext:value-type="float">
            <text:p>537.390177877</text:p>
          </table:table-cell>
          <table:table-cell office:value-type="string" calcext:value-type="string">
            <text:p>Umaum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461.323" calcext:value-type="float">
            <text:p>461.323</text:p>
          </table:table-cell>
          <table:table-cell office:value-type="float" office:value="3.766" calcext:value-type="float">
            <text:p>3.766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251]+[.AG251]+[.Z251]+[.T251]+[.N251]" office:value-type="float" office:value="62" calcext:value-type="float">
            <text:p>62</text:p>
          </table:table-cell>
          <table:table-cell office:value-type="float" office:value="461.3228721" calcext:value-type="float">
            <text:p>461.3228721</text:p>
          </table:table-cell>
          <table:table-cell office:value-type="string" calcext:value-type="string">
            <text:p>Honom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52]+[.AG252]+[.Z252]+[.T252]+[.N252]" office:value-type="float" office:value="62" calcext:value-type="float">
            <text:p>62</text:p>
          </table:table-cell>
          <table:table-cell office:value-type="float" office:value="2748.56668935" calcext:value-type="float">
            <text:p>2748.56668935</text:p>
          </table:table-cell>
          <table:table-cell office:value-type="string" calcext:value-type="string">
            <text:p>Punaluu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53]+[.AG253]+[.Z253]+[.T253]+[.N253]" office:value-type="float" office:value="62" calcext:value-type="float">
            <text:p>62</text:p>
          </table:table-cell>
          <table:table-cell office:value-type="float" office:value="830.977391244" calcext:value-type="float">
            <text:p>830.977391244</text:p>
          </table:table-cell>
          <table:table-cell office:value-type="string" calcext:value-type="string">
            <text:p>Kaimuk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54]+[.AG254]+[.Z254]+[.T254]+[.N254]" office:value-type="float" office:value="62" calcext:value-type="float">
            <text:p>62</text:p>
          </table:table-cell>
          <table:table-cell office:value-type="float" office:value="2012.37690528" calcext:value-type="float">
            <text:p>2012.37690528</text:p>
          </table:table-cell>
          <table:table-cell office:value-type="string" calcext:value-type="string">
            <text:p>Mano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55]+[.AG255]+[.Z255]+[.T255]+[.N255]" office:value-type="float" office:value="62" calcext:value-type="float">
            <text:p>62</text:p>
          </table:table-cell>
          <table:table-cell office:value-type="float" office:value="43.6818759071" calcext:value-type="float">
            <text:p>43.6818759071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Lupe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nolulu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220.637" calcext:value-type="float">
            <text:p>220.637</text:p>
          </table:table-cell>
          <table:table-cell office:value-type="float" office:value="2.972" calcext:value-type="float">
            <text:p>2.97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56]+[.AG256]+[.Z256]+[.T256]+[.N256]" office:value-type="float" office:value="61" calcext:value-type="float">
            <text:p>61</text:p>
          </table:table-cell>
          <table:table-cell office:value-type="float" office:value="220.637129507" calcext:value-type="float">
            <text:p>220.637129507</text:p>
          </table:table-cell>
          <table:table-cell office:value-type="string" calcext:value-type="string">
            <text:p>Napili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365.031" calcext:value-type="float">
            <text:p>1365.031</text:p>
          </table:table-cell>
          <table:table-cell office:value-type="float" office:value="7.566" calcext:value-type="float">
            <text:p>7.56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AQ257]+[.AG257]+[.Z257]+[.T257]+[.N257]" office:value-type="float" office:value="61" calcext:value-type="float">
            <text:p>61</text:p>
          </table:table-cell>
          <table:table-cell office:value-type="float" office:value="1365.03052774" calcext:value-type="float">
            <text:p>1365.03052774</text:p>
          </table:table-cell>
          <table:table-cell office:value-type="string" calcext:value-type="string">
            <text:p>Kaeleku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496.307" calcext:value-type="float">
            <text:p>4496.307</text:p>
          </table:table-cell>
          <table:table-cell office:value-type="float" office:value="15.562" calcext:value-type="float">
            <text:p>15.56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258]+[.AG258]+[.Z258]+[.T258]+[.N258]" office:value-type="float" office:value="61" calcext:value-type="float">
            <text:p>61</text:p>
          </table:table-cell>
          <table:table-cell office:value-type="float" office:value="4496.30742656" calcext:value-type="float">
            <text:p>4496.30742656</text:p>
          </table:table-cell>
          <table:table-cell office:value-type="string" calcext:value-type="string">
            <text:p>Han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1449.258" calcext:value-type="float">
            <text:p>1449.258</text:p>
          </table:table-cell>
          <table:table-cell office:value-type="float" office:value="8.075" calcext:value-type="float">
            <text:p>8.0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259]+[.AG259]+[.Z259]+[.T259]+[.N259]" office:value-type="float" office:value="61" calcext:value-type="float">
            <text:p>61</text:p>
          </table:table-cell>
          <table:table-cell office:value-type="float" office:value="1449.25847157" calcext:value-type="float">
            <text:p>1449.25847157</text:p>
          </table:table-cell>
          <table:table-cell office:value-type="string" calcext:value-type="string">
            <text:p>Hamo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224.695" calcext:value-type="float">
            <text:p>1224.695</text:p>
          </table:table-cell>
          <table:table-cell office:value-type="float" office:value="6.423" calcext:value-type="float">
            <text:p>6.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260]+[.AG260]+[.Z260]+[.T260]+[.N260]" office:value-type="float" office:value="61" calcext:value-type="float">
            <text:p>61</text:p>
          </table:table-cell>
          <table:table-cell office:value-type="float" office:value="1224.69473523" calcext:value-type="float">
            <text:p>1224.69473523</text:p>
          </table:table-cell>
          <table:table-cell office:value-type="string" calcext:value-type="string">
            <text:p>Pukalani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154.469" calcext:value-type="float">
            <text:p>154.469</text:p>
          </table:table-cell>
          <table:table-cell office:value-type="float" office:value="2.416" calcext:value-type="float">
            <text:p>2.4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61]+[.AG261]+[.Z261]+[.T261]+[.N261]" office:value-type="float" office:value="61" calcext:value-type="float">
            <text:p>61</text:p>
          </table:table-cell>
          <table:table-cell office:value-type="float" office:value="154.469370772" calcext:value-type="float">
            <text:p>154.469370772</text:p>
          </table:table-cell>
          <table:table-cell office:value-type="string" calcext:value-type="string">
            <text:p>Haena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2.924" calcext:value-type="float">
            <text:p>582.924</text:p>
          </table:table-cell>
          <table:table-cell office:value-type="float" office:value="6.54" calcext:value-type="float">
            <text:p>6.5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62]+[.AG262]+[.Z262]+[.T262]+[.N262]" office:value-type="float" office:value="61" calcext:value-type="float">
            <text:p>61</text:p>
          </table:table-cell>
          <table:table-cell office:value-type="float" office:value="582.923847372" calcext:value-type="float">
            <text:p>582.923847372</text:p>
          </table:table-cell>
          <table:table-cell office:value-type="string" calcext:value-type="string">
            <text:p>Lumahai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867.859" calcext:value-type="float">
            <text:p>867.859</text:p>
          </table:table-cell>
          <table:table-cell office:value-type="float" office:value="5.729" calcext:value-type="float">
            <text:p>5.7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63]+[.AG263]+[.Z263]+[.T263]+[.N263]" office:value-type="float" office:value="61" calcext:value-type="float">
            <text:p>61</text:p>
          </table:table-cell>
          <table:table-cell office:value-type="float" office:value="867.858520188" calcext:value-type="float">
            <text:p>867.858520188</text:p>
          </table:table-cell>
          <table:table-cell office:value-type="string" calcext:value-type="string">
            <text:p>Kalihiwai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543.359" calcext:value-type="float">
            <text:p>3543.359</text:p>
          </table:table-cell>
          <table:table-cell office:value-type="float" office:value="14.346" calcext:value-type="float">
            <text:p>14.34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64]+[.AG264]+[.Z264]+[.T264]+[.N264]" office:value-type="float" office:value="61" calcext:value-type="float">
            <text:p>61</text:p>
          </table:table-cell>
          <table:table-cell office:value-type="float" office:value="3543.35920267" calcext:value-type="float">
            <text:p>3543.35920267</text:p>
          </table:table-cell>
          <table:table-cell office:value-type="string" calcext:value-type="string">
            <text:p>Wainaku/Kaiwik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9565.283" calcext:value-type="float">
            <text:p>9565.283</text:p>
          </table:table-cell>
          <table:table-cell office:value-type="float" office:value="19.15" calcext:value-type="float">
            <text:p>19.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65]+[.AG265]+[.Z265]+[.T265]+[.N265]" office:value-type="float" office:value="61" calcext:value-type="float">
            <text:p>61</text:p>
          </table:table-cell>
          <table:table-cell office:value-type="float" office:value="9565.28311793" calcext:value-type="float">
            <text:p>9565.28311793</text:p>
          </table:table-cell>
          <table:table-cell office:value-type="string" calcext:value-type="string">
            <text:p>Waime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1206.38" calcext:value-type="float">
            <text:p>1206.38</text:p>
          </table:table-cell>
          <table:table-cell office:value-type="float" office:value="6.925" calcext:value-type="float">
            <text:p>6.9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66]+[.AG266]+[.Z266]+[.T266]+[.N266]" office:value-type="float" office:value="61" calcext:value-type="float">
            <text:p>61</text:p>
          </table:table-cell>
          <table:table-cell office:value-type="float" office:value="974.251982807" calcext:value-type="float">
            <text:p>974.251982807</text:p>
          </table:table-cell>
          <table:table-cell office:value-type="string" calcext:value-type="string">
            <text:p>Honokai</text:p>
          </table:table-cell>
          <table:table-cell office:value-type="string" calcext:value-type="string">
            <text:p>Hale/Koolin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1:</text:p>
          </table:table-cell>
          <table:table-cell office:value-type="string" calcext:value-type="string">
            <text:p>Leeward</text:p>
          </table:table-cell>
          <table:table-cell office:value-type="string" calcext:value-type="string">
            <text:p>Oahu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67]+[.AG267]+[.Z267]+[.T267]+[.N267]" office:value-type="float" office:value="61" calcext:value-type="float">
            <text:p>61</text:p>
          </table:table-cell>
          <table:table-cell office:value-type="float" office:value="1445.1820416" calcext:value-type="float">
            <text:p>1445.1820416</text:p>
          </table:table-cell>
          <table:table-cell office:value-type="string" calcext:value-type="string">
            <text:p>Hauul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5:</text:p>
          </table:table-cell>
          <table:table-cell office:value-type="string" calcext:value-type="string">
            <text:p>Windward</text:p>
          </table:table-cell>
          <table:table-cell office:value-type="string" calcext:value-type="string">
            <text:p>Oahu</text:p>
          </table:table-cell>
          <table:table-cell table:number-columns-repeated="5"/>
        </table:table-row>
        <table:table-row table:style-name="ro1">
          <table:table-cell office:value-type="float" office:value="51.423" calcext:value-type="float">
            <text:p>51.423</text:p>
          </table:table-cell>
          <table:table-cell office:value-type="float" office:value="1.978" calcext:value-type="float">
            <text:p>1.97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AQ268]+[.AG268]+[.Z268]+[.T268]+[.N268]" office:value-type="float" office:value="60" calcext:value-type="float">
            <text:p>60</text:p>
          </table:table-cell>
          <table:table-cell office:value-type="float" office:value="51.4230957996" calcext:value-type="float">
            <text:p>51.4230957996</text:p>
          </table:table-cell>
          <table:table-cell office:value-type="string" calcext:value-type="string">
            <text:p>Kapalua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3133.52" calcext:value-type="float">
            <text:p>3133.52</text:p>
          </table:table-cell>
          <table:table-cell office:value-type="float" office:value="10.442" calcext:value-type="float">
            <text:p>10.4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69]+[.AG269]+[.Z269]+[.T269]+[.N269]" office:value-type="float" office:value="60" calcext:value-type="float">
            <text:p>60</text:p>
          </table:table-cell>
          <table:table-cell office:value-type="float" office:value="3133.51997964" calcext:value-type="float">
            <text:p>3133.51997964</text:p>
          </table:table-cell>
          <table:table-cell office:value-type="string" calcext:value-type="string">
            <text:p>Kilauea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1470.665" calcext:value-type="float">
            <text:p>1470.665</text:p>
          </table:table-cell>
          <table:table-cell office:value-type="float" office:value="5.724" calcext:value-type="float">
            <text:p>5.7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AQ270]+[.AG270]+[.Z270]+[.T270]+[.N270]" office:value-type="float" office:value="60" calcext:value-type="float">
            <text:p>60</text:p>
          </table:table-cell>
          <table:table-cell office:value-type="float" office:value="1470.66547424" calcext:value-type="float">
            <text:p>1470.6654742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2909.216" calcext:value-type="float">
            <text:p>2909.216</text:p>
          </table:table-cell>
          <table:table-cell office:value-type="float" office:value="8.486" calcext:value-type="float">
            <text:p>8.48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AQ271]+[.AG271]+[.Z271]+[.T271]+[.N271]" office:value-type="float" office:value="60" calcext:value-type="float">
            <text:p>60</text:p>
          </table:table-cell>
          <table:table-cell office:value-type="float" office:value="2909.21584636" calcext:value-type="float">
            <text:p>2909.21584636</text:p>
          </table:table-cell>
          <table:table-cell office:value-type="string" calcext:value-type="string">
            <text:p>Nanawal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10058.224" calcext:value-type="float">
            <text:p>10058.224</text:p>
          </table:table-cell>
          <table:table-cell office:value-type="float" office:value="16.918" calcext:value-type="float">
            <text:p>16.9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272]+[.AG272]+[.Z272]+[.T272]+[.N272]" office:value-type="float" office:value="60" calcext:value-type="float">
            <text:p>60</text:p>
          </table:table-cell>
          <table:table-cell office:value-type="float" office:value="10058.2244601" calcext:value-type="float">
            <text:p>10058.224460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Oahu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5192.92" calcext:value-type="float">
            <text:p>5192.92</text:p>
          </table:table-cell>
          <table:table-cell office:value-type="float" office:value="12.143" calcext:value-type="float">
            <text:p>12.1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273]+[.AG273]+[.Z273]+[.T273]+[.N273]" office:value-type="float" office:value="60" calcext:value-type="float">
            <text:p>60</text:p>
          </table:table-cell>
          <table:table-cell office:value-type="float" office:value="5192.9204257" calcext:value-type="float">
            <text:p>5192.9204257</text:p>
          </table:table-cell>
          <table:table-cell office:value-type="string" calcext:value-type="string">
            <text:p>Keaa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2400.098" calcext:value-type="float">
            <text:p>2400.098</text:p>
          </table:table-cell>
          <table:table-cell office:value-type="float" office:value="9.092" calcext:value-type="float">
            <text:p>9.0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74]+[.AG274]+[.Z274]+[.T274]+[.N274]" office:value-type="float" office:value="60" calcext:value-type="float">
            <text:p>60</text:p>
          </table:table-cell>
          <table:table-cell office:value-type="float" office:value="2400.0979196" calcext:value-type="float">
            <text:p>2400.0979196</text:p>
          </table:table-cell>
          <table:table-cell office:value-type="string" calcext:value-type="string">
            <text:p>Honoka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75]+[.AG275]+[.Z275]+[.T275]+[.N275]" office:value-type="float" office:value="60" calcext:value-type="float">
            <text:p>60</text:p>
          </table:table-cell>
          <table:table-cell office:value-type="float" office:value="1790.45543299" calcext:value-type="float">
            <text:p>1790.45543299</text:p>
          </table:table-cell>
          <table:table-cell office:value-type="string" calcext:value-type="string">
            <text:p>Nuuanu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76]+[.AG276]+[.Z276]+[.T276]+[.N276]" office:value-type="float" office:value="60" calcext:value-type="float">
            <text:p>60</text:p>
          </table:table-cell>
          <table:table-cell office:value-type="float" office:value="138.228818563" calcext:value-type="float">
            <text:p>138.228818563</text:p>
          </table:table-cell>
          <table:table-cell office:value-type="string" calcext:value-type="string">
            <text:p>Makik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ahu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20.134" calcext:value-type="float">
            <text:p>320.134</text:p>
          </table:table-cell>
          <table:table-cell office:value-type="float" office:value="5.268" calcext:value-type="float">
            <text:p>5.26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77]+[.AG277]+[.Z277]+[.T277]+[.N277]" office:value-type="float" office:value="59" calcext:value-type="float">
            <text:p>59</text:p>
          </table:table-cell>
          <table:table-cell office:value-type="float" office:value="320.133578756" calcext:value-type="float">
            <text:p>320.133578756</text:p>
          </table:table-cell>
          <table:table-cell office:value-type="string" calcext:value-type="string">
            <text:p>Wailuku</text:p>
          </table:table-cell>
          <table:table-cell office:value-type="string" calcext:value-type="string">
            <text:p>Heights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Oahu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401.989" calcext:value-type="float">
            <text:p>401.989</text:p>
          </table:table-cell>
          <table:table-cell office:value-type="float" office:value="5.279" calcext:value-type="float">
            <text:p>5.2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78]+[.AG278]+[.Z278]+[.T278]+[.N278]" office:value-type="float" office:value="59" calcext:value-type="float">
            <text:p>59</text:p>
          </table:table-cell>
          <table:table-cell office:value-type="float" office:value="401.989430981" calcext:value-type="float">
            <text:p>401.989430981</text:p>
          </table:table-cell>
          <table:table-cell office:value-type="string" calcext:value-type="string">
            <text:p>Spreckelsville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07.635" calcext:value-type="float">
            <text:p>507.635</text:p>
          </table:table-cell>
          <table:table-cell office:value-type="float" office:value="3.639" calcext:value-type="float">
            <text:p>3.63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79]+[.AG279]+[.Z279]+[.T279]+[.N279]" office:value-type="float" office:value="59" calcext:value-type="float">
            <text:p>59</text:p>
          </table:table-cell>
          <table:table-cell office:value-type="float" office:value="507.635470018" calcext:value-type="float">
            <text:p>507.635470018</text:p>
          </table:table-cell>
          <table:table-cell office:value-type="string" calcext:value-type="string">
            <text:p>Puhi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194.853" calcext:value-type="float">
            <text:p>4194.853</text:p>
          </table:table-cell>
          <table:table-cell office:value-type="float" office:value="11.914" calcext:value-type="float">
            <text:p>11.9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280]+[.AG280]+[.Z280]+[.T280]+[.N280]" office:value-type="float" office:value="59" calcext:value-type="float">
            <text:p>59</text:p>
          </table:table-cell>
          <table:table-cell office:value-type="float" office:value="4194.85340413" calcext:value-type="float">
            <text:p>4194.85340413</text:p>
          </table:table-cell>
          <table:table-cell office:value-type="string" calcext:value-type="string">
            <text:p>Papaiko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50.819" calcext:value-type="float">
            <text:p>1050.819</text:p>
          </table:table-cell>
          <table:table-cell office:value-type="float" office:value="8.288" calcext:value-type="float">
            <text:p>8.28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281]+[.AG281]+[.Z281]+[.T281]+[.N281]" office:value-type="float" office:value="59" calcext:value-type="float">
            <text:p>59</text:p>
          </table:table-cell>
          <table:table-cell office:value-type="float" office:value="1050.81866381" calcext:value-type="float">
            <text:p>1050.81866381</text:p>
          </table:table-cell>
          <table:table-cell office:value-type="string" calcext:value-type="string">
            <text:p>Waikoloa</text:p>
          </table:table-cell>
          <table:table-cell office:value-type="string" calcext:value-type="string">
            <text:p>Resort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5381.214" calcext:value-type="float">
            <text:p>5381.214</text:p>
          </table:table-cell>
          <table:table-cell office:value-type="float" office:value="12.209" calcext:value-type="float">
            <text:p>12.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AQ282]+[.AG282]+[.Z282]+[.T282]+[.N282]" office:value-type="float" office:value="59" calcext:value-type="float">
            <text:p>59</text:p>
          </table:table-cell>
          <table:table-cell office:value-type="float" office:value="5381.21381624" calcext:value-type="float">
            <text:p>5381.21381624</text:p>
          </table:table-cell>
          <table:table-cell office:value-type="string" calcext:value-type="string">
            <text:p>Leilani</text:p>
          </table:table-cell>
          <table:table-cell office:value-type="string" calcext:value-type="string">
            <text:p>Estates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23089.943" calcext:value-type="float">
            <text:p>23089.943</text:p>
          </table:table-cell>
          <table:table-cell office:value-type="float" office:value="30.779" calcext:value-type="float">
            <text:p>30.7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AQ283]+[.AG283]+[.Z283]+[.T283]+[.N283]" office:value-type="float" office:value="59" calcext:value-type="float">
            <text:p>59</text:p>
          </table:table-cell>
          <table:table-cell office:value-type="float" office:value="23089.9430338" calcext:value-type="float">
            <text:p>23089.9430338</text:p>
          </table:table-cell>
          <table:table-cell office:value-type="string" calcext:value-type="string">
            <text:p>Kurtistown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1803.559" calcext:value-type="float">
            <text:p>1803.559</text:p>
          </table:table-cell>
          <table:table-cell office:value-type="float" office:value="6.84" calcext:value-type="float">
            <text:p>6.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AQ284]+[.AG284]+[.Z284]+[.T284]+[.N284]" office:value-type="float" office:value="59" calcext:value-type="float">
            <text:p>59</text:p>
          </table:table-cell>
          <table:table-cell office:value-type="float" office:value="1803.559487" calcext:value-type="float">
            <text:p>1803.559487</text:p>
          </table:table-cell>
          <table:table-cell office:value-type="string" calcext:value-type="string">
            <text:p>Waikoloa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3799.662" calcext:value-type="float">
            <text:p>3799.662</text:p>
          </table:table-cell>
          <table:table-cell office:value-type="float" office:value="10.871" calcext:value-type="float">
            <text:p>10.87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285]+[.AG285]+[.Z285]+[.T285]+[.N285]" office:value-type="float" office:value="59" calcext:value-type="float">
            <text:p>59</text:p>
          </table:table-cell>
          <table:table-cell office:value-type="float" office:value="3799.66177157" calcext:value-type="float">
            <text:p>3799.66177157</text:p>
          </table:table-cell>
          <table:table-cell office:value-type="string" calcext:value-type="string">
            <text:p>Hakala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1782.893" calcext:value-type="float">
            <text:p>1782.893</text:p>
          </table:table-cell>
          <table:table-cell office:value-type="float" office:value="8.247" calcext:value-type="float">
            <text:p>8.2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86]+[.AG286]+[.Z286]+[.T286]+[.N286]" office:value-type="float" office:value="58" calcext:value-type="float">
            <text:p>58</text:p>
          </table:table-cell>
          <table:table-cell office:value-type="float" office:value="1782.89313009" calcext:value-type="float">
            <text:p>1782.89313009</text:p>
          </table:table-cell>
          <table:table-cell office:value-type="string" calcext:value-type="string">
            <text:p>Kul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7823.198" calcext:value-type="float">
            <text:p>7823.198</text:p>
          </table:table-cell>
          <table:table-cell office:value-type="float" office:value="16.661" calcext:value-type="float">
            <text:p>16.66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AQ287]+[.AG287]+[.Z287]+[.T287]+[.N287]" office:value-type="float" office:value="58" calcext:value-type="float">
            <text:p>58</text:p>
          </table:table-cell>
          <table:table-cell office:value-type="float" office:value="7823.19843746" calcext:value-type="float">
            <text:p>7823.19843746</text:p>
          </table:table-cell>
          <table:table-cell office:value-type="string" calcext:value-type="string">
            <text:p>Kulan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88]+[.AG288]+[.Z288]+[.T288]+[.N288]" office:value-type="float" office:value="58" calcext:value-type="float">
            <text:p>58</text:p>
          </table:table-cell>
          <table:table-cell office:value-type="float" office:value="196.650736639" calcext:value-type="float">
            <text:p>196.650736639</text:p>
          </table:table-cell>
          <table:table-cell office:value-type="string" calcext:value-type="string">
            <text:p>Moiliil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25.194" calcext:value-type="float">
            <text:p>25.194</text:p>
          </table:table-cell>
          <table:table-cell office:value-type="float" office:value="1.062" calcext:value-type="float">
            <text:p>1.0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89]+[.AG289]+[.Z289]+[.T289]+[.N289]" office:value-type="float" office:value="57" calcext:value-type="float">
            <text:p>57</text:p>
          </table:table-cell>
          <table:table-cell office:value-type="float" office:value="25.1938606258" calcext:value-type="float">
            <text:p>25.1938606258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St.</text:p>
          </table:table-cell>
          <table:table-cell office:value-type="string" calcext:value-type="string">
            <text:p>Residences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41.202" calcext:value-type="float">
            <text:p>41.202</text:p>
          </table:table-cell>
          <table:table-cell office:value-type="float" office:value="1.078" calcext:value-type="float">
            <text:p>1.078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90]+[.AG290]+[.Z290]+[.T290]+[.N290]" office:value-type="float" office:value="57" calcext:value-type="float">
            <text:p>57</text:p>
          </table:table-cell>
          <table:table-cell office:value-type="float" office:value="41.2018302214" calcext:value-type="float">
            <text:p>41.2018302214</text:p>
          </table:table-cell>
          <table:table-cell office:value-type="string" calcext:value-type="string">
            <text:p>Kapalani</text:p>
          </table:table-cell>
          <table:table-cell office:value-type="string" calcext:value-type="string">
            <text:p>Estates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2924.503" calcext:value-type="float">
            <text:p>2924.503</text:p>
          </table:table-cell>
          <table:table-cell office:value-type="float" office:value="9.735" calcext:value-type="float">
            <text:p>9.73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291]+[.AG291]+[.Z291]+[.T291]+[.N291]" office:value-type="float" office:value="57" calcext:value-type="float">
            <text:p>57</text:p>
          </table:table-cell>
          <table:table-cell office:value-type="float" office:value="2924.50285737" calcext:value-type="float">
            <text:p>2924.50285737</text:p>
          </table:table-cell>
          <table:table-cell office:value-type="string" calcext:value-type="string">
            <text:p>Keauhou</text:p>
          </table:table-cell>
          <table:table-cell office:value-type="string" calcext:value-type="string">
            <text:p>Maka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92]+[.AG292]+[.Z292]+[.T292]+[.N292]" office:value-type="float" office:value="57" calcext:value-type="float">
            <text:p>57</text:p>
          </table:table-cell>
          <table:table-cell office:value-type="float" office:value="767.656819792" calcext:value-type="float">
            <text:p>767.656819792</text:p>
          </table:table-cell>
          <table:table-cell office:value-type="string" calcext:value-type="string">
            <text:p>Kahal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nolulu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293]+[.AG293]+[.Z293]+[.T293]+[.N293]" office:value-type="float" office:value="57" calcext:value-type="float">
            <text:p>57</text:p>
          </table:table-cell>
          <table:table-cell office:value-type="float" office:value="1105.59082256" calcext:value-type="float">
            <text:p>1105.59082256</text:p>
          </table:table-cell>
          <table:table-cell office:value-type="string" calcext:value-type="string">
            <text:p>Kalih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784.144" calcext:value-type="float">
            <text:p>784.144</text:p>
          </table:table-cell>
          <table:table-cell office:value-type="float" office:value="6.873" calcext:value-type="float">
            <text:p>6.8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94]+[.AG294]+[.Z294]+[.T294]+[.N294]" office:value-type="float" office:value="56" calcext:value-type="float">
            <text:p>56</text:p>
          </table:table-cell>
          <table:table-cell office:value-type="float" office:value="784.143828947" calcext:value-type="float">
            <text:p>784.143828947</text:p>
          </table:table-cell>
          <table:table-cell office:value-type="string" calcext:value-type="string">
            <text:p>Honolua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377.064" calcext:value-type="float">
            <text:p>377.064</text:p>
          </table:table-cell>
          <table:table-cell office:value-type="float" office:value="4.482" calcext:value-type="float">
            <text:p>4.4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95]+[.AG295]+[.Z295]+[.T295]+[.N295]" office:value-type="float" office:value="56" calcext:value-type="float">
            <text:p>56</text:p>
          </table:table-cell>
          <table:table-cell office:value-type="float" office:value="377.064430109" calcext:value-type="float">
            <text:p>377.064430109</text:p>
          </table:table-cell>
          <table:table-cell office:value-type="string" calcext:value-type="string">
            <text:p>Kaanapali</text:p>
          </table:table-cell>
          <table:table-cell office:value-type="string" calcext:value-type="string">
            <text:p>Resort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975.175" calcext:value-type="float">
            <text:p>975.175</text:p>
          </table:table-cell>
          <table:table-cell office:value-type="float" office:value="7.472" calcext:value-type="float">
            <text:p>7.4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296]+[.AG296]+[.Z296]+[.T296]+[.N296]" office:value-type="float" office:value="56" calcext:value-type="float">
            <text:p>56</text:p>
          </table:table-cell>
          <table:table-cell office:value-type="float" office:value="975.174924567" calcext:value-type="float">
            <text:p>975.174924567</text:p>
          </table:table-cell>
          <table:table-cell office:value-type="string" calcext:value-type="string">
            <text:p>Hanalei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25450.121" calcext:value-type="float">
            <text:p>25450.121</text:p>
          </table:table-cell>
          <table:table-cell office:value-type="float" office:value="27.307" calcext:value-type="float">
            <text:p>27.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AQ297]+[.AG297]+[.Z297]+[.T297]+[.N297]" office:value-type="float" office:value="56" calcext:value-type="float">
            <text:p>56</text:p>
          </table:table-cell>
          <table:table-cell office:value-type="float" office:value="25450.1209659" calcext:value-type="float">
            <text:p>25450.120965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1932.816" calcext:value-type="float">
            <text:p>1932.816</text:p>
          </table:table-cell>
          <table:table-cell office:value-type="float" office:value="7.034" calcext:value-type="float">
            <text:p>7.03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Q298]+[.AG298]+[.Z298]+[.T298]+[.N298]" office:value-type="float" office:value="56" calcext:value-type="float">
            <text:p>56</text:p>
          </table:table-cell>
          <table:table-cell office:value-type="float" office:value="2384.0567521" calcext:value-type="float">
            <text:p>2384.0567521</text:p>
          </table:table-cell>
          <table:table-cell office:value-type="string" calcext:value-type="string">
            <text:p>Barber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1:</text:p>
          </table:table-cell>
          <table:table-cell office:value-type="string" calcext:value-type="string">
            <text:p>Leeward</text:p>
          </table:table-cell>
          <table:table-cell office:value-type="string" calcext:value-type="string">
            <text:p>Oahu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355.743" calcext:value-type="float">
            <text:p>355.743</text:p>
          </table:table-cell>
          <table:table-cell office:value-type="float" office:value="6.427" calcext:value-type="float">
            <text:p>6.4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299]+[.AG299]+[.Z299]+[.T299]+[.N299]" office:value-type="float" office:value="55" calcext:value-type="float">
            <text:p>55</text:p>
          </table:table-cell>
          <table:table-cell office:value-type="float" office:value="355.743262087" calcext:value-type="float">
            <text:p>355.743262087</text:p>
          </table:table-cell>
          <table:table-cell office:value-type="string" calcext:value-type="string">
            <text:p>Lahaina</text:p>
          </table:table-cell>
          <table:table-cell office:value-type="string" calcext:value-type="string">
            <text:p>Downtown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1295.669" calcext:value-type="float">
            <text:p>1295.669</text:p>
          </table:table-cell>
          <table:table-cell office:value-type="float" office:value="5.944" calcext:value-type="float">
            <text:p>5.9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Q300]+[.AG300]+[.Z300]+[.T300]+[.N300]" office:value-type="float" office:value="55" calcext:value-type="float">
            <text:p>55</text:p>
          </table:table-cell>
          <table:table-cell office:value-type="float" office:value="1295.66939809" calcext:value-type="float">
            <text:p>1295.66939809</text:p>
          </table:table-cell>
          <table:table-cell office:value-type="string" calcext:value-type="string">
            <text:p>Pepeekeo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3476.435" calcext:value-type="float">
            <text:p>3476.435</text:p>
          </table:table-cell>
          <table:table-cell office:value-type="float" office:value="10.49" calcext:value-type="float">
            <text:p>10.4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AQ301]+[.AG301]+[.Z301]+[.T301]+[.N301]" office:value-type="float" office:value="54" calcext:value-type="float">
            <text:p>54</text:p>
          </table:table-cell>
          <table:table-cell office:value-type="float" office:value="3476.4347168" calcext:value-type="float">
            <text:p>3476.4347168</text:p>
          </table:table-cell>
          <table:table-cell office:value-type="string" calcext:value-type="string">
            <text:p>Hualalai/Kukio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Honolulu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4038.17" calcext:value-type="float">
            <text:p>4038.17</text:p>
          </table:table-cell>
          <table:table-cell office:value-type="float" office:value="9.574" calcext:value-type="float">
            <text:p>9.5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302]+[.AG302]+[.Z302]+[.T302]+[.N302]" office:value-type="float" office:value="54" calcext:value-type="float">
            <text:p>54</text:p>
          </table:table-cell>
          <table:table-cell office:value-type="float" office:value="4038.16954544" calcext:value-type="float">
            <text:p>4038.16954544</text:p>
          </table:table-cell>
          <table:table-cell office:value-type="string" calcext:value-type="string">
            <text:p>Paho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303]+[.AG303]+[.Z303]+[.T303]+[.N303]" office:value-type="float" office:value="53" calcext:value-type="float">
            <text:p>53</text:p>
          </table:table-cell>
          <table:table-cell office:value-type="float" office:value="945.380332213" calcext:value-type="float">
            <text:p>945.380332213</text:p>
          </table:table-cell>
          <table:table-cell office:value-type="string" calcext:value-type="string">
            <text:p>Waikik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olulu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1611.926" calcext:value-type="float">
            <text:p>1611.926</text:p>
          </table:table-cell>
          <table:table-cell office:value-type="float" office:value="7.671" calcext:value-type="float">
            <text:p>7.6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Q304]+[.AG304]+[.Z304]+[.T304]+[.N304]" office:value-type="float" office:value="52" calcext:value-type="float">
            <text:p>52</text:p>
          </table:table-cell>
          <table:table-cell office:value-type="float" office:value="1611.92578088" calcext:value-type="float">
            <text:p>1611.92578088</text:p>
          </table:table-cell>
          <table:table-cell office:value-type="string" calcext:value-type="string">
            <text:p>Princeville</text:p>
          </table:table-cell>
          <table:table-cell office:value-type="string" calcext:value-type="string">
            <text:p>Kau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44244.01" calcext:value-type="float">
            <text:p>44244.01</text:p>
          </table:table-cell>
          <table:table-cell office:value-type="float" office:value="45.079" calcext:value-type="float">
            <text:p>45.07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305]+[.AG305]+[.Z305]+[.T305]+[.N305]" office:value-type="float" office:value="52" calcext:value-type="float">
            <text:p>52</text:p>
          </table:table-cell>
          <table:table-cell office:value-type="float" office:value="44244.0103168" calcext:value-type="float">
            <text:p>44244.0103168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306]+[.AG306]+[.Z306]+[.T306]+[.N306]" office:value-type="float" office:value="52" calcext:value-type="float">
            <text:p>52</text:p>
          </table:table-cell>
          <table:table-cell office:value-type="float" office:value="1288.53830852" calcext:value-type="float">
            <text:p>1288.5383085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oana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307]+[.AG307]+[.Z307]+[.T307]+[.N307]" office:value-type="float" office:value="52" calcext:value-type="float">
            <text:p>52</text:p>
          </table:table-cell>
          <table:table-cell office:value-type="float" office:value="878.322597574" calcext:value-type="float">
            <text:p>878.322597574</text:p>
          </table:table-cell>
          <table:table-cell office:value-type="string" calcext:value-type="string">
            <text:p>Kakaako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Q308]+[.AG308]+[.Z308]+[.T308]+[.N308]" office:value-type="float" office:value="52" calcext:value-type="float">
            <text:p>52</text:p>
          </table:table-cell>
          <table:table-cell office:value-type="float" office:value="563.175336729" calcext:value-type="float">
            <text:p>563.175336729</text:p>
          </table:table-cell>
          <table:table-cell office:value-type="string" calcext:value-type="string">
            <text:p>Iwilei</text:p>
          </table:table-cell>
          <table:table-cell office:value-type="string" calcext:value-type="string">
            <text:p>O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514.846" calcext:value-type="float">
            <text:p>514.846</text:p>
          </table:table-cell>
          <table:table-cell office:value-type="float" office:value="3.869" calcext:value-type="float">
            <text:p>3.869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Q309]+[.AG309]+[.Z309]+[.T309]+[.N309]" office:value-type="float" office:value="50" calcext:value-type="float">
            <text:p>50</text:p>
          </table:table-cell>
          <table:table-cell office:value-type="float" office:value="514.846157139" calcext:value-type="float">
            <text:p>514.846157139</text:p>
          </table:table-cell>
          <table:table-cell office:value-type="string" calcext:value-type="string">
            <text:p>Kapalua</text:p>
          </table:table-cell>
          <table:table-cell office:value-type="string" calcext:value-type="string">
            <text:p>Mauka</text:p>
          </table:table-cell>
          <table:table-cell office:value-type="string" calcext:value-type="string">
            <text:p>Ma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6547.587" calcext:value-type="float">
            <text:p>6547.587</text:p>
          </table:table-cell>
          <table:table-cell office:value-type="float" office:value="14.474" calcext:value-type="float">
            <text:p>14.47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Q310]+[.AG310]+[.Z310]+[.T310]+[.N310]" office:value-type="float" office:value="26" calcext:value-type="float">
            <text:p>26</text:p>
          </table:table-cell>
          <table:table-cell office:value-type="float" office:value="6547.58661285" calcext:value-type="float">
            <text:p>6547.58661285</text:p>
          </table:table-cell>
          <table:table-cell office:value-type="string" calcext:value-type="string">
            <text:p>Maku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70.179" calcext:value-type="float">
            <text:p>70.179</text:p>
          </table:table-cell>
          <table:table-cell office:value-type="float" office:value="1.383" calcext:value-type="float">
            <text:p>1.38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Q311]+[.AG311]+[.Z311]+[.T311]+[.N311]" office:value-type="float" office:value="24" calcext:value-type="float">
            <text:p>24</text:p>
          </table:table-cell>
          <table:table-cell office:value-type="float" office:value="70.179015601" calcext:value-type="float">
            <text:p>70.179015601</text:p>
          </table:table-cell>
          <table:table-cell office:value-type="string" calcext:value-type="string">
            <text:p>Kilauea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table:number-columns-repeated="6"/>
        </table:table-row>
        <table:table-row table:style-name="ro1">
          <table:table-cell office:value-type="float" office:value="350902.922" calcext:value-type="float">
            <text:p>350902.922</text:p>
          </table:table-cell>
          <table:table-cell office:value-type="float" office:value="316.142" calcext:value-type="float">
            <text:p>316.14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350902.921528" calcext:value-type="float">
            <text:p>350902.921528</text:p>
          </table:table-cell>
          <table:table-cell office:value-type="string" calcext:value-type="string">
            <text:p>Maui</text:p>
          </table:table-cell>
          <table:table-cell office:value-type="string" calcext:value-type="string">
            <text:p>Interior</text:p>
          </table:table-cell>
          <table:table-cell office:value-type="string" calcext:value-type="string">
            <text:p>Mau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1903.595" calcext:value-type="float">
            <text:p>1903.595</text:p>
          </table:table-cell>
          <table:table-cell office:value-type="float" office:value="11.506" calcext:value-type="float">
            <text:p>11.506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13]+[.AG313]+[.Z313]+[.T313]+[.N313]" office:value-type="float" office:value="0" calcext:value-type="float">
            <text:p>0</text:p>
          </table:table-cell>
          <table:table-cell office:value-type="float" office:value="1903.59478382" calcext:value-type="float">
            <text:p>1903.5947838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au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182695.735" calcext:value-type="float">
            <text:p>182695.735</text:p>
          </table:table-cell>
          <table:table-cell office:value-type="float" office:value="92.452" calcext:value-type="float">
            <text:p>92.452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14]+[.AG314]+[.Z314]+[.T314]+[.N314]" office:value-type="float" office:value="0" calcext:value-type="float">
            <text:p>0</text:p>
          </table:table-cell>
          <table:table-cell office:value-type="float" office:value="182346.470583" calcext:value-type="float">
            <text:p>182346.470583</text:p>
          </table:table-cell>
          <table:table-cell office:value-type="string" calcext:value-type="string">
            <text:p>Kauai</text:p>
          </table:table-cell>
          <table:table-cell office:value-type="string" calcext:value-type="string">
            <text:p>Interior</text:p>
          </table:table-cell>
          <table:table-cell office:value-type="string" calcext:value-type="string">
            <text:p>Kau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271.602" calcext:value-type="float">
            <text:p>271.602</text:p>
          </table:table-cell>
          <table:table-cell office:value-type="float" office:value="3.85" calcext:value-type="float">
            <text:p>3.85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15]+[.AG315]+[.Z315]+[.T315]+[.N315]" office:value-type="float" office:value="0" calcext:value-type="float">
            <text:p>0</text:p>
          </table:table-cell>
          <table:table-cell office:value-type="float" office:value="271.601788009" calcext:value-type="float">
            <text:p>271.601788009</text:p>
          </table:table-cell>
          <table:table-cell table:number-columns-repeated="2" office:value-type="string" calcext:value-type="string">
            <text:p>Leh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46044.508" calcext:value-type="float">
            <text:p>46044.508</text:p>
          </table:table-cell>
          <table:table-cell office:value-type="float" office:value="51.915" calcext:value-type="float">
            <text:p>51.915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16]+[.AG316]+[.Z316]+[.T316]+[.N316]" office:value-type="float" office:value="0" calcext:value-type="float">
            <text:p>0</text:p>
          </table:table-cell>
          <table:table-cell office:value-type="float" office:value="46044.5081861" calcext:value-type="float">
            <text:p>46044.5081861</text:p>
          </table:table-cell>
          <table:table-cell table:number-columns-repeated="2" office:value-type="string" calcext:value-type="string">
            <text:p>Niiha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17]+[.AG317]+[.Z317]+[.T317]+[.N317]" office:value-type="float" office:value="0" calcext:value-type="float">
            <text:p>0</text:p>
          </table:table-cell>
          <table:table-cell office:value-type="float" office:value="212095.141164" calcext:value-type="float">
            <text:p>212095.141164</text:p>
          </table:table-cell>
          <table:table-cell office:value-type="string" calcext:value-type="string">
            <text:p>Oahu</text:p>
          </table:table-cell>
          <table:table-cell office:value-type="string" calcext:value-type="string">
            <text:p>Interior</text:p>
          </table:table-cell>
          <table:table-cell office:value-type="string" calcext:value-type="string">
            <text:p>Oa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5.893" calcext:value-type="float">
            <text:p>455.893</text:p>
          </table:table-cell>
          <table:table-cell office:value-type="float" office:value="4.907" calcext:value-type="float">
            <text:p>4.907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18]+[.AG318]+[.Z318]+[.T318]+[.N318]" office:value-type="float" office:value="0" calcext:value-type="float">
            <text:p>0</text:p>
          </table:table-cell>
          <table:table-cell office:value-type="float" office:value="455.893171553" calcext:value-type="float">
            <text:p>455.893171553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Oa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12.154" calcext:value-type="float">
            <text:p>512.154</text:p>
          </table:table-cell>
          <table:table-cell office:value-type="float" office:value="4.492" calcext:value-type="float">
            <text:p>4.492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19]+[.AG319]+[.Z319]+[.T319]+[.N319]" office:value-type="float" office:value="0" calcext:value-type="float">
            <text:p>0</text:p>
          </table:table-cell>
          <table:table-cell office:value-type="float" office:value="512.153582033" calcext:value-type="float">
            <text:p>512.153582033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Oa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Honolulu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87340.991" calcext:value-type="float">
            <text:p>87340.991</text:p>
          </table:table-cell>
          <table:table-cell office:value-type="float" office:value="121.055" calcext:value-type="float">
            <text:p>121.055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20]+[.AG320]+[.Z320]+[.T320]+[.N320]" office:value-type="float" office:value="0" calcext:value-type="float">
            <text:p>0</text:p>
          </table:table-cell>
          <table:table-cell office:value-type="float" office:value="87340.9912951" calcext:value-type="float">
            <text:p>87340.9912951</text:p>
          </table:table-cell>
          <table:table-cell office:value-type="string" calcext:value-type="string">
            <text:p>Molokai</text:p>
          </table:table-cell>
          <table:table-cell office:value-type="string" calcext:value-type="string">
            <text:p>Z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ok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19.726" calcext:value-type="float">
            <text:p>19.726</text:p>
          </table:table-cell>
          <table:table-cell office:value-type="float" office:value="1.229" calcext:value-type="float">
            <text:p>1.229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21]+[.AG321]+[.Z321]+[.T321]+[.N321]" office:value-type="float" office:value="0" calcext:value-type="float">
            <text:p>0</text:p>
          </table:table-cell>
          <table:table-cell office:value-type="float" office:value="19.7262982377" calcext:value-type="float">
            <text:p>19.7262982377</text:p>
          </table:table-cell>
          <table:table-cell office:value-type="string" calcext:value-type="string">
            <text:p>Molokini</text:p>
          </table:table-cell>
          <table:table-cell office:value-type="string" calcext:value-type="string">
            <text:p>Atoll</text:p>
          </table:table-cell>
          <table:table-cell office:value-type="string" calcext:value-type="string">
            <text:p>Molokini</text:p>
          </table:table-cell>
          <table:table-cell office:value-type="string" calcext:value-type="string">
            <text:p>Ato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28548.177" calcext:value-type="float">
            <text:p>28548.177</text:p>
          </table:table-cell>
          <table:table-cell office:value-type="float" office:value="43.129" calcext:value-type="float">
            <text:p>43.129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22]+[.AG322]+[.Z322]+[.T322]+[.N322]" office:value-type="float" office:value="0" calcext:value-type="float">
            <text:p>0</text:p>
          </table:table-cell>
          <table:table-cell office:value-type="float" office:value="28548.1766585" calcext:value-type="float">
            <text:p>28548.1766585</text:p>
          </table:table-cell>
          <table:table-cell table:number-columns-repeated="2" office:value-type="string" calcext:value-type="string">
            <text:p>Kahoola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545457.986" calcext:value-type="float">
            <text:p>545457.986</text:p>
          </table:table-cell>
          <table:table-cell office:value-type="float" office:value="194.999" calcext:value-type="float">
            <text:p>194.999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23]+[.AG323]+[.Z323]+[.T323]+[.N323]" office:value-type="float" office:value="0" calcext:value-type="float">
            <text:p>0</text:p>
          </table:table-cell>
          <table:table-cell office:value-type="float" office:value="545459.655482" calcext:value-type="float">
            <text:p>545459.655482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Z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3348.567" calcext:value-type="float">
            <text:p>63348.567</text:p>
          </table:table-cell>
          <table:table-cell office:value-type="float" office:value="75.622" calcext:value-type="float">
            <text:p>75.622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24]+[.AG324]+[.Z324]+[.T324]+[.N324]" office:value-type="float" office:value="0" calcext:value-type="float">
            <text:p>0</text:p>
          </table:table-cell>
          <table:table-cell office:value-type="float" office:value="63348.5666524" calcext:value-type="float">
            <text:p>63348.5666524</text:p>
          </table:table-cell>
          <table:table-cell office:value-type="string" calcext:value-type="string">
            <text:p>Kauai</text:p>
          </table:table-cell>
          <table:table-cell office:value-type="string" calcext:value-type="string">
            <text:p>Z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u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16084.131" calcext:value-type="float">
            <text:p>16084.131</text:p>
          </table:table-cell>
          <table:table-cell office:value-type="float" office:value="48.944" calcext:value-type="float">
            <text:p>48.944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25]+[.AG325]+[.Z325]+[.T325]+[.N325]" office:value-type="float" office:value="0" calcext:value-type="float">
            <text:p>0</text:p>
          </table:table-cell>
          <table:table-cell office:value-type="float" office:value="16084.1308519" calcext:value-type="float">
            <text:p>16084.1308519</text:p>
          </table:table-cell>
          <table:table-cell office:value-type="string" calcext:value-type="string">
            <text:p>Kauai</text:p>
          </table:table-cell>
          <table:table-cell office:value-type="string" calcext:value-type="string">
            <text:p>Z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u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39656.516" calcext:value-type="float">
            <text:p>39656.516</text:p>
          </table:table-cell>
          <table:table-cell office:value-type="float" office:value="98.466" calcext:value-type="float">
            <text:p>98.466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26]+[.AG326]+[.Z326]+[.T326]+[.N326]" office:value-type="float" office:value="0" calcext:value-type="float">
            <text:p>0</text:p>
          </table:table-cell>
          <table:table-cell office:value-type="float" office:value="40008.0421176" calcext:value-type="float">
            <text:p>40008.0421176</text:p>
          </table:table-cell>
          <table:table-cell office:value-type="string" calcext:value-type="string">
            <text:p>Kauai</text:p>
          </table:table-cell>
          <table:table-cell office:value-type="string" calcext:value-type="string">
            <text:p>Z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u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entral</text:p>
          </table:table-cell>
          <table:table-cell office:value-type="string" calcext:value-type="string">
            <text:p>Oahu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6122.243" calcext:value-type="float">
            <text:p>16122.243</text:p>
          </table:table-cell>
          <table:table-cell office:value-type="float" office:value="47.417" calcext:value-type="float">
            <text:p>47.417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27]+[.AG327]+[.Z327]+[.T327]+[.N327]" office:value-type="float" office:value="0" calcext:value-type="float">
            <text:p>0</text:p>
          </table:table-cell>
          <table:table-cell office:value-type="float" office:value="16122.2429564" calcext:value-type="float">
            <text:p>16122.2429564</text:p>
          </table:table-cell>
          <table:table-cell office:value-type="string" calcext:value-type="string">
            <text:p>Kauai</text:p>
          </table:table-cell>
          <table:table-cell office:value-type="string" calcext:value-type="string">
            <text:p>Z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u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entral</text:p>
          </table:table-cell>
          <table:table-cell office:value-type="string" calcext:value-type="string">
            <text:p>Oahu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80861.312" calcext:value-type="float">
            <text:p>280861.312</text:p>
          </table:table-cell>
          <table:table-cell office:value-type="float" office:value="220.909" calcext:value-type="float">
            <text:p>220.909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28]+[.AG328]+[.Z328]+[.T328]+[.N328]" office:value-type="float" office:value="0" calcext:value-type="float">
            <text:p>0</text:p>
          </table:table-cell>
          <table:table-cell office:value-type="float" office:value="280861.31225" calcext:value-type="float">
            <text:p>280861.31225</text:p>
          </table:table-cell>
          <table:table-cell/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rt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Oahu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6301.021" calcext:value-type="float">
            <text:p>336301.021</text:p>
          </table:table-cell>
          <table:table-cell office:value-type="float" office:value="257.957" calcext:value-type="float">
            <text:p>257.957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29]+[.AG329]+[.Z329]+[.T329]+[.N329]" office:value-type="float" office:value="0" calcext:value-type="float">
            <text:p>0</text:p>
          </table:table-cell>
          <table:table-cell office:value-type="float" office:value="336301.021447" calcext:value-type="float">
            <text:p>336301.021447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Interior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ahu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254155.603" calcext:value-type="float">
            <text:p>254155.603</text:p>
          </table:table-cell>
          <table:table-cell office:value-type="float" office:value="134.159" calcext:value-type="float">
            <text:p>134.159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30]+[.AG330]+[.Z330]+[.T330]+[.N330]" office:value-type="float" office:value="0" calcext:value-type="float">
            <text:p>0</text:p>
          </table:table-cell>
          <table:table-cell office:value-type="float" office:value="254155.602723" calcext:value-type="float">
            <text:p>254155.602723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Interior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Oahu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6963.113" calcext:value-type="float">
            <text:p>276963.113</text:p>
          </table:table-cell>
          <table:table-cell office:value-type="float" office:value="97.9" calcext:value-type="float">
            <text:p>97.9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31]+[.AG331]+[.Z331]+[.T331]+[.N331]" office:value-type="float" office:value="0" calcext:value-type="float">
            <text:p>0</text:p>
          </table:table-cell>
          <table:table-cell office:value-type="float" office:value="276963.11342" calcext:value-type="float">
            <text:p>276963.11342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Interior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ahu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382697.498" calcext:value-type="float">
            <text:p>382697.498</text:p>
          </table:table-cell>
          <table:table-cell office:value-type="float" office:value="181.73" calcext:value-type="float">
            <text:p>181.73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32]+[.AG332]+[.Z332]+[.T332]+[.N332]" office:value-type="float" office:value="0" calcext:value-type="float">
            <text:p>0</text:p>
          </table:table-cell>
          <table:table-cell office:value-type="float" office:value="382697.498334" calcext:value-type="float">
            <text:p>382697.498334</text:p>
          </table:table-cell>
          <table:table-cell/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ahu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32746.517" calcext:value-type="float">
            <text:p>32746.517</text:p>
          </table:table-cell>
          <table:table-cell office:value-type="float" office:value="46.979" calcext:value-type="float">
            <text:p>46.979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33]+[.AG333]+[.Z333]+[.T333]+[.N333]" office:value-type="float" office:value="0" calcext:value-type="float">
            <text:p>0</text:p>
          </table:table-cell>
          <table:table-cell office:value-type="float" office:value="32746.5165914" calcext:value-type="float">
            <text:p>32746.5165914</text:p>
          </table:table-cell>
          <table:table-cell office:value-type="string" calcext:value-type="string">
            <text:p>Molokai</text:p>
          </table:table-cell>
          <table:table-cell office:value-type="string" calcext:value-type="string">
            <text:p>Z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ok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ahu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5570.999" calcext:value-type="float">
            <text:p>25570.999</text:p>
          </table:table-cell>
          <table:table-cell office:value-type="float" office:value="26.757" calcext:value-type="float">
            <text:p>26.757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34]+[.AG334]+[.Z334]+[.T334]+[.N334]" office:value-type="float" office:value="0" calcext:value-type="float">
            <text:p>0</text:p>
          </table:table-cell>
          <table:table-cell office:value-type="float" office:value="25570.9985164" calcext:value-type="float">
            <text:p>25570.9985164</text:p>
          </table:table-cell>
          <table:table-cell office:value-type="string" calcext:value-type="string">
            <text:p>Lanai</text:p>
          </table:table-cell>
          <table:table-cell office:value-type="string" calcext:value-type="string">
            <text:p>Z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14819.96" calcext:value-type="float">
            <text:p>14819.96</text:p>
          </table:table-cell>
          <table:table-cell office:value-type="float" office:value="29.159" calcext:value-type="float">
            <text:p>29.159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35]+[.AG335]+[.Z335]+[.T335]+[.N335]" office:value-type="float" office:value="0" calcext:value-type="float">
            <text:p>0</text:p>
          </table:table-cell>
          <table:table-cell office:value-type="float" office:value="14819.9602603" calcext:value-type="float">
            <text:p>14819.9602603</text:p>
          </table:table-cell>
          <table:table-cell/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7756.972" calcext:value-type="float">
            <text:p>27756.972</text:p>
          </table:table-cell>
          <table:table-cell office:value-type="float" office:value="36.318" calcext:value-type="float">
            <text:p>36.318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36]+[.AG336]+[.Z336]+[.T336]+[.N336]" office:value-type="float" office:value="0" calcext:value-type="float">
            <text:p>0</text:p>
          </table:table-cell>
          <table:table-cell office:value-type="float" office:value="27756.9715499" calcext:value-type="float">
            <text:p>27756.9715499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Interior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485.371" calcext:value-type="float">
            <text:p>4485.371</text:p>
          </table:table-cell>
          <table:table-cell office:value-type="float" office:value="23.484" calcext:value-type="float">
            <text:p>23.484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37]+[.AG337]+[.Z337]+[.T337]+[.N337]" office:value-type="float" office:value="0" calcext:value-type="float">
            <text:p>0</text:p>
          </table:table-cell>
          <table:table-cell office:value-type="float" office:value="4485.37142891" calcext:value-type="float">
            <text:p>4485.37142891</text:p>
          </table:table-cell>
          <table:table-cell/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15249.303" calcext:value-type="float">
            <text:p>15249.303</text:p>
          </table:table-cell>
          <table:table-cell office:value-type="float" office:value="24.962" calcext:value-type="float">
            <text:p>24.962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38]+[.AG338]+[.Z338]+[.T338]+[.N338]" office:value-type="float" office:value="0" calcext:value-type="float">
            <text:p>0</text:p>
          </table:table-cell>
          <table:table-cell office:value-type="float" office:value="15249.303373" calcext:value-type="float">
            <text:p>15249.303373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Interior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Is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71.593" calcext:value-type="float">
            <text:p>71.593</text:p>
          </table:table-cell>
          <table:table-cell office:value-type="float" office:value="1.35" calcext:value-type="float">
            <text:p>1.35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Q339]+[.AG339]+[.Z339]+[.T339]+[.N339]" office:value-type="float" office:value="0" calcext:value-type="float">
            <text:p>0</text:p>
          </table:table-cell>
          <table:table-cell office:value-type="float" office:value="71.5934665107" calcext:value-type="float">
            <text:p>71.5934665107</text:p>
          </table:table-cell>
          <table:table-cell office:value-type="string" calcext:value-type="string">
            <text:p>Ca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u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em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Q340]+[.AG340]+[.Z340]+[.T340]+[.N340]" office:value-type="float" office:value="0" calcext:value-type="float">
            <text:p>0</text:p>
          </table:table-cell>
          <table:table-cell office:value-type="float" office:value="261.988666157" calcext:value-type="float">
            <text:p>261.988666157</text:p>
          </table:table-cell>
          <table:table-cell office:value-type="string" calcext:value-type="string">
            <text:p>Huleia</text:p>
          </table:table-cell>
          <table:table-cell office:value-type="string" calcext:value-type="string">
            <text:p>Kau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Q341]+[.AG341]+[.Z341]+[.T341]+[.N341]" office:value-type="float" office:value="0" calcext:value-type="float">
            <text:p>0</text:p>
          </table:table-cell>
          <table:table-cell office:value-type="float" office:value="1125.85875808" calcext:value-type="float">
            <text:p>1125.85875808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Ranch</text:p>
          </table:table-cell>
          <table:table-cell office:value-type="string" calcext:value-type="string">
            <text:p>Kau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dera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42]+[.AG342]+[.Z342]+[.T342]+[.N342]" office:value-type="float" office:value="0" calcext:value-type="float">
            <text:p>0</text:p>
          </table:table-cell>
          <table:table-cell office:value-type="float" office:value="3503.6793977" calcext:value-type="float">
            <text:p>3503.6793977</text:p>
          </table:table-cell>
          <table:table-cell/>
          <table:table-cell office:value-type="string" calcext:value-type="string">
            <text:p>Oa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43]+[.AG343]+[.Z343]+[.T343]+[.N343]" office:value-type="float" office:value="0" calcext:value-type="float">
            <text:p>0</text:p>
          </table:table-cell>
          <table:table-cell office:value-type="float" office:value="1913.41655258" calcext:value-type="float">
            <text:p>1913.41655258</text:p>
          </table:table-cell>
          <table:table-cell/>
          <table:table-cell office:value-type="string" calcext:value-type="string">
            <text:p>Oa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Q344]+[.AG344]+[.Z344]+[.T344]+[.N344]" office:value-type="float" office:value="0" calcext:value-type="float">
            <text:p>0</text:p>
          </table:table-cell>
          <table:table-cell office:value-type="float" office:value="662.512553435" calcext:value-type="float">
            <text:p>662.512553435</text:p>
          </table:table-cell>
          <table:table-cell/>
          <table:table-cell office:value-type="string" calcext:value-type="string">
            <text:p>Oa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45]+[.AG345]+[.Z345]+[.T345]+[.N345]" office:value-type="float" office:value="0" calcext:value-type="float">
            <text:p>0</text:p>
          </table:table-cell>
          <table:table-cell office:value-type="float" office:value="4345.54396179" calcext:value-type="float">
            <text:p>4345.54396179</text:p>
          </table:table-cell>
          <table:table-cell/>
          <table:table-cell office:value-type="string" calcext:value-type="string">
            <text:p>Oa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46]+[.AG346]+[.Z346]+[.T346]+[.N346]" office:value-type="float" office:value="0" calcext:value-type="float">
            <text:p>0</text:p>
          </table:table-cell>
          <table:table-cell office:value-type="float" office:value="2923.1769275" calcext:value-type="float">
            <text:p>2923.1769275</text:p>
          </table:table-cell>
          <table:table-cell/>
          <table:table-cell office:value-type="string" calcext:value-type="string">
            <text:p>Oa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Oahu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47]+[.AG347]+[.Z347]+[.T347]+[.N347]" office:value-type="float" office:value="0" calcext:value-type="float">
            <text:p>0</text:p>
          </table:table-cell>
          <table:table-cell office:value-type="float" office:value="1416.6686771" calcext:value-type="float">
            <text:p>1416.6686771</text:p>
          </table:table-cell>
          <table:table-cell/>
          <table:table-cell office:value-type="string" calcext:value-type="string">
            <text:p>Oa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48]+[.AG348]+[.Z348]+[.T348]+[.N348]" office:value-type="float" office:value="0" calcext:value-type="float">
            <text:p>0</text:p>
          </table:table-cell>
          <table:table-cell office:value-type="float" office:value="6366.86555865" calcext:value-type="float">
            <text:p>6366.86555865</text:p>
          </table:table-cell>
          <table:table-cell/>
          <table:table-cell office:value-type="string" calcext:value-type="string">
            <text:p>Oa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Q349]+[.AG349]+[.Z349]+[.T349]+[.N349]" office:value-type="float" office:value="0" calcext:value-type="float">
            <text:p>0</text:p>
          </table:table-cell>
          <table:table-cell office:value-type="float" office:value="1295.68401077" calcext:value-type="float">
            <text:p>1295.68401077</text:p>
          </table:table-cell>
          <table:table-cell office:value-type="string" calcext:value-type="string">
            <text:p>Helemano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Oa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Zone</text:p>
          </table:table-cell>
          <table:table-cell table:style-name="ce1" office:value-type="string" calcext:value-type="string">
            <text:p>2: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352541.973" calcext:value-type="float">
            <text:p>352541.973</text:p>
          </table:table-cell>
          <table:table-cell office:value-type="float" office:value="252.917" calcext:value-type="float">
            <text:p>252.917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[.AQ350]+[.AG350]+[.Z350]+[.T350]+[.N350]" office:value-type="float" office:value="0" calcext:value-type="float">
            <text:p>0</text:p>
          </table:table-cell>
          <table:table-cell office:value-type="float" office:value="265.287772684" calcext:value-type="float">
            <text:p>265.287772684</text:p>
          </table:table-cell>
          <table:table-cell/>
          <table:table-cell office:value-type="string" calcext:value-type="string">
            <text:p>Oa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ranked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hazTable.A1:hazTable.BB350" table:display-filter-buttons="true">
          <table:sort>
            <table:sort-by table:field-number="4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1T08:52:01.767746000</dc:date>
    <meta:editing-duration>PT10H1M18S</meta:editing-duration>
    <meta:editing-cycles>2</meta:editing-cycles>
    <meta:generator>LibreOffice/4.4.2.2$MacOSX_X86_64 LibreOffice_project/c4c7d32d0d49397cad38d62472b0bc8acff48dd6</meta:generator>
    <meta:document-statistic meta:table-count="1" meta:cell-count="18509" meta:object-count="0"/>
  </office:meta>
</office:document-meta>
</file>